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4.856cm"/>
    </style:style>
    <style:style style:name="co12" style:family="table-column">
      <style:table-column-properties fo:break-before="auto" style:column-width="4.7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cc66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66cc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0066cc"/>
      <style:text-properties fo:font-weight="bold" style:font-weight-asian="bold" style:font-weight-complex="bold"/>
    </style:style>
    <style:style style:name="ce9" style:family="table-cell" style:parent-style-name="Default"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ext-properties fo:color="#000000"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cc66ff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0066cc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66cc"/>
    </style:style>
    <style:style style:name="ce1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Champo Predicto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Champions League Score Predictor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Rules:</text:p>
          </table:table-cell>
          <table:table-cell/>
        </table:table-row>
        <table:table-row table:style-name="ro2"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Prediction</text:p>
          </table:table-cell>
          <table:table-cell table:style-name="ce3" office:value-type="string" calcext:value-type="string">
            <text:p>Poi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ct Resu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ct Go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ct Group Finish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roup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Group A</text:p>
          </table:table-cell>
          <table:table-cell table:style-name="ce3" office:value-type="string" calcext:value-type="string">
            <text:p>Group B</text:p>
          </table:table-cell>
          <table:table-cell table:style-name="ce3" office:value-type="string" calcext:value-type="string">
            <text:p>Group C</text:p>
          </table:table-cell>
          <table:table-cell table:style-name="ce3" office:value-type="string" calcext:value-type="string">
            <text:p>Group D</text:p>
          </table:table-cell>
          <table:table-cell table:style-name="ce3" office:value-type="string" calcext:value-type="string">
            <text:p>Group E</text:p>
          </table:table-cell>
          <table:table-cell table:style-name="ce3" office:value-type="string" calcext:value-type="string">
            <text:p>Group F</text:p>
          </table:table-cell>
          <table:table-cell table:style-name="ce3" office:value-type="string" calcext:value-type="string">
            <text:p>Group G</text:p>
          </table:table-cell>
          <table:table-cell table:style-name="ce3" office:value-type="string" calcext:value-type="string">
            <text:p>Group H</text:p>
          </table:table-cell>
          <table:table-cell table:style-name="ce3"/>
        </table:table-row>
        <table:table-row table:style-name="ro1">
          <table:table-cell office:value-type="string" calcext:value-type="string">
            <text:p>Paris Saint Germain</text:p>
          </table:table-cell>
          <table:table-cell office:value-type="string" calcext:value-type="string">
            <text:p>PSV Eindhoven</text:p>
          </table:table-cell>
          <table:table-cell office:value-type="string" calcext:value-type="string">
            <text:p>Benfica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ayern Munich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Zenit St Petersburg</text:p>
          </table:table-cell>
          <table:table-cell/>
        </table:table-row>
        <table:table-row table:style-name="ro1">
          <table:table-cell office:value-type="string" calcext:value-type="string">
            <text:p>Real Madrid</text:p>
          </table:table-cell>
          <table:table-cell office:value-type="string" calcext:value-type="string">
            <text:p>Man Utd</text:p>
          </table:table-cell>
          <table:table-cell office:value-type="string" calcext:value-type="string">
            <text:p>Athletico Madrid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Valencia</text:p>
          </table:table-cell>
          <table:table-cell/>
        </table:table-row>
        <table:table-row table:style-name="ro1">
          <table:table-cell office:value-type="string" calcext:value-type="string">
            <text:p>Shakthar Donetsk</text:p>
          </table:table-cell>
          <table:table-cell office:value-type="string" calcext:value-type="string">
            <text:p>CSKA Moscow</text:p>
          </table:table-cell>
          <table:table-cell office:value-type="string" calcext:value-type="string">
            <text:p>Galatasary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Dynamo Kiev</text:p>
          </table:table-cell>
          <table:table-cell office:value-type="string" calcext:value-type="string">
            <text:p>Lyon</text:p>
          </table:table-cell>
          <table:table-cell/>
        </table:table-row>
        <table:table-row table:style-name="ro1">
          <table:table-cell office:value-type="string" calcext:value-type="string">
            <text:p>Malmo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C Astana</text:p>
          </table:table-cell>
          <table:table-cell office:value-type="string" calcext:value-type="string">
            <text:p>Borussia Monchengladbach</text:p>
          </table:table-cell>
          <table:table-cell office:value-type="string" calcext:value-type="string">
            <text:p>BATE Borisov</text:p>
          </table:table-cell>
          <table:table-cell office:value-type="string" calcext:value-type="string">
            <text:p>Dinamo Zagreb</text:p>
          </table:table-cell>
          <table:table-cell office:value-type="string" calcext:value-type="string">
            <text:p>Macabi Tel Aviv</text:p>
          </table:table-cell>
          <table:table-cell office:value-type="string" calcext:value-type="string">
            <text:p>Gent</text:p>
          </table:table-cell>
          <table:table-cell/>
        </table:table-row>
      </table:table>
      <table:table table:name="Scores" table:style-name="ta1"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" table:number-columns-repeated="86" table:default-cell-style-name="ce15"/>
        <table:table-column table:style-name="co1" table:number-columns-repeated="934" table:default-cell-style-name="Default"/>
        <table:table-row table:style-name="ro3">
          <table:table-cell table:style-name="ce4" office:value-type="string" calcext:value-type="string">
            <text:p>Home Team</text:p>
          </table:table-cell>
          <table:table-cell table:style-name="ce4" office:value-type="string" calcext:value-type="string">
            <text:p>Home Team Score</text:p>
          </table:table-cell>
          <table:table-cell table:style-name="ce4" office:value-type="string" calcext:value-type="string">
            <text:p>Away Team</text:p>
          </table:table-cell>
          <table:table-cell table:style-name="ce4" office:value-type="string" calcext:value-type="string">
            <text:p>Away Team Score</text:p>
          </table:table-cell>
          <table:table-cell table:style-name="ce14" table:number-columns-repeated="86"/>
          <table:table-cell table:style-name="ce4" table:number-columns-repeated="934"/>
        </table:table-row>
        <table:table-row table:style-name="ro3">
          <table:table-cell table:style-name="ce5" office:value-type="string" calcext:value-type="string">
            <text:p>Week 1</text:p>
          </table:table-cell>
          <table:table-cell table:style-name="ce11" table:number-columns-repeated="3"/>
          <table:table-cell table:style-name="ce14" table:number-columns-repeated="86"/>
          <table:table-cell table:style-name="ce11" table:number-columns-repeated="934"/>
        </table:table-row>
        <table:table-row table:style-name="ro3">
          <table:table-cell table:style-name="ce6" office:value-type="string" calcext:value-type="string">
            <text:p>Tuesday Sep 15<text:span text:style-name="T1">th</text:span></text:p>
          </table:table-cell>
          <table:table-cell table:style-name="ce12" table:number-columns-repeated="3"/>
          <table:table-cell table:style-name="ce14" table:number-columns-repeated="86"/>
          <table:table-cell table:style-name="ce12" table:number-columns-repeated="934"/>
        </table:table-row>
        <table:table-row table:style-name="ro1">
          <table:table-cell table:formula="of:=[Groups.A2]" office:value-type="string" office:string-value="Paris Saint Germain" calcext:value-type="string">
            <text:p>Paris Saint Germain</text:p>
          </table:table-cell>
          <table:table-cell/>
          <table:table-cell table:formula="of:=[Groups.A5]" office:value-type="string" office:string-value="Malmo" calcext:value-type="string">
            <text:p>Malmo</text:p>
          </table:table-cell>
          <table:table-cell table:number-columns-repeated="1021"/>
        </table:table-row>
        <table:table-row table:style-name="ro1">
          <table:table-cell table:formula="of:=[Groups.A3]" office:value-type="string" office:string-value="Real Madrid" calcext:value-type="string">
            <text:p>Real Madrid</text:p>
          </table:table-cell>
          <table:table-cell/>
          <table:table-cell table:style-name="ce7" table:formula="of:=[Groups.A4]" office:value-type="string" office:string-value="Shakthar Donetsk" calcext:value-type="string">
            <text:p>Shakthar Donets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B2]" office:value-type="string" office:string-value="PSV Eindhoven" calcext:value-type="string">
            <text:p>PSV Eindhoven</text:p>
          </table:table-cell>
          <table:table-cell/>
          <table:table-cell table:formula="of:=[Groups.B3]" office:value-type="string" office:string-value="Man Utd" calcext:value-type="string">
            <text:p>Man Utd</text:p>
          </table:table-cell>
          <table:table-cell table:number-columns-repeated="1021"/>
        </table:table-row>
        <table:table-row table:style-name="ro1">
          <table:table-cell table:style-name="ce7" table:formula="of:=[Groups.B5]" office:value-type="string" office:string-value="Wolfsburg" calcext:value-type="string">
            <text:p>Wolfsburg</text:p>
          </table:table-cell>
          <table:table-cell/>
          <table:table-cell table:style-name="ce7" table:formula="of:=[Groups.B4]" office:value-type="string" office:string-value="CSKA Moscow" calcext:value-type="string">
            <text:p>CSKA Mosco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C2]" office:value-type="string" office:string-value="Benfica" calcext:value-type="string">
            <text:p>Benfica</text:p>
          </table:table-cell>
          <table:table-cell/>
          <table:table-cell table:formula="of:=[Groups.C5]" office:value-type="string" office:string-value="FC Astana" calcext:value-type="string">
            <text:p>FC Astana</text:p>
          </table:table-cell>
          <table:table-cell table:number-columns-repeated="1021"/>
        </table:table-row>
        <table:table-row table:style-name="ro1">
          <table:table-cell table:formula="of:=[Groups.C4]" office:value-type="string" office:string-value="Galatasary" calcext:value-type="string">
            <text:p>Galatasary</text:p>
          </table:table-cell>
          <table:table-cell/>
          <table:table-cell table:formula="of:=[Groups.C3]" office:value-type="string" office:string-value="Athletico Madrid" calcext:value-type="string">
            <text:p>Athletico Madr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D3]" office:value-type="string" office:string-value="Man City" calcext:value-type="string">
            <text:p>Man City</text:p>
          </table:table-cell>
          <table:table-cell/>
          <table:table-cell table:formula="of:=[Groups.D2]" office:value-type="string" office:string-value="Juventus" calcext:value-type="string">
            <text:p>Juventus</text:p>
          </table:table-cell>
          <table:table-cell table:number-columns-repeated="1021"/>
        </table:table-row>
        <table:table-row table:style-name="ro1">
          <table:table-cell table:formula="of:=[Groups.D4]" office:value-type="string" office:string-value="Sevilla" calcext:value-type="string">
            <text:p>Sevilla</text:p>
          </table:table-cell>
          <table:table-cell/>
          <table:table-cell table:formula="of:=[Groups.D5]" office:value-type="string" office:string-value="Borussia Monchengladbach" calcext:value-type="string">
            <text:p>Borussia Monchengladba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8" office:value-type="string" calcext:value-type="string">
            <text:p>Wednesday Sep 16<text:span text:style-name="T1">th</text:span></text:p>
          </table:table-cell>
          <table:table-cell table:style-name="ce13" table:number-columns-repeated="3"/>
          <table:table-cell table:number-columns-repeated="86"/>
          <table:table-cell table:style-name="ce13" table:number-columns-repeated="934"/>
        </table:table-row>
        <table:table-row table:style-name="ro1">
          <table:table-cell table:formula="of:=[Groups.E3]" office:value-type="string" office:string-value="Leverkusen" calcext:value-type="string">
            <text:p>Leverkusen</text:p>
          </table:table-cell>
          <table:table-cell/>
          <table:table-cell table:formula="of:=[Groups.E5]" office:value-type="string" office:string-value="BATE Borisov" calcext:value-type="string">
            <text:p>BATE Borisov</text:p>
          </table:table-cell>
          <table:table-cell table:number-columns-repeated="1021"/>
        </table:table-row>
        <table:table-row table:style-name="ro1">
          <table:table-cell table:formula="of:=[Groups.E4]" office:value-type="string" office:string-value="Roma" calcext:value-type="string">
            <text:p>Roma</text:p>
          </table:table-cell>
          <table:table-cell/>
          <table:table-cell table:formula="of:=[Groups.E2]" office:value-type="string" office:string-value="Barcelona" calcext:value-type="string">
            <text:p>Barcelon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F5]" office:value-type="string" office:string-value="Dinamo Zagreb" calcext:value-type="string">
            <text:p>Dinamo Zagreb</text:p>
          </table:table-cell>
          <table:table-cell/>
          <table:table-cell table:formula="of:=[Groups.F3]" office:value-type="string" office:string-value="Arsenal" calcext:value-type="string">
            <text:p>Arsenal</text:p>
          </table:table-cell>
          <table:table-cell table:number-columns-repeated="1021"/>
        </table:table-row>
        <table:table-row table:style-name="ro1">
          <table:table-cell table:formula="of:=[Groups.F4]" office:value-type="string" office:string-value="Olympiakos" calcext:value-type="string">
            <text:p>Olympiakos</text:p>
          </table:table-cell>
          <table:table-cell/>
          <table:table-cell table:style-name="ce7" table:formula="of:=[Groups.F2]" office:value-type="string" office:string-value="Bayern Munich" calcext:value-type="string">
            <text:p>Bayern Muni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G2]" office:value-type="string" office:string-value="Chelsea" calcext:value-type="string">
            <text:p>Chelsea</text:p>
          </table:table-cell>
          <table:table-cell/>
          <table:table-cell table:formula="of:=[Groups.G5]" office:value-type="string" office:string-value="Macabi Tel Aviv" calcext:value-type="string">
            <text:p>Macabi Tel Aviv</text:p>
          </table:table-cell>
          <table:table-cell table:number-columns-repeated="1021"/>
        </table:table-row>
        <table:table-row table:style-name="ro1">
          <table:table-cell table:formula="of:=[Groups.G4]" office:value-type="string" office:string-value="Dynamo Kiev" calcext:value-type="string">
            <text:p>Dynamo Kiev</text:p>
          </table:table-cell>
          <table:table-cell/>
          <table:table-cell table:formula="of:=[Groups.G3]" office:value-type="string" office:string-value="Porto" calcext:value-type="string">
            <text:p>Por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H5]" office:value-type="string" office:string-value="Gent" calcext:value-type="string">
            <text:p>Gent</text:p>
          </table:table-cell>
          <table:table-cell/>
          <table:table-cell table:formula="of:=[Groups.H4]" office:value-type="string" office:string-value="Lyon" calcext:value-type="string">
            <text:p>Lyon</text:p>
          </table:table-cell>
          <table:table-cell table:number-columns-repeated="1021"/>
        </table:table-row>
        <table:table-row table:style-name="ro1">
          <table:table-cell table:formula="of:=[Groups.H3]" office:value-type="string" office:string-value="Valencia" calcext:value-type="string">
            <text:p>Valencia</text:p>
          </table:table-cell>
          <table:table-cell/>
          <table:table-cell table:formula="of:=[Groups.H2]" office:value-type="string" office:string-value="Zenit St Petersburg" calcext:value-type="string">
            <text:p>Zenit St Petersbur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Week 2</text:p>
          </table:table-cell>
          <table:table-cell table:style-name="ce11" table:number-columns-repeated="3"/>
          <table:table-cell table:style-name="ce14" table:number-columns-repeated="86"/>
          <table:table-cell table:style-name="ce11" table:number-columns-repeated="934"/>
        </table:table-row>
        <table:table-row table:style-name="ro3">
          <table:table-cell table:style-name="ce6" office:value-type="string" calcext:value-type="string">
            <text:p>Tuesday Sep 29<text:span text:style-name="T1">th</text:span></text:p>
          </table:table-cell>
          <table:table-cell table:style-name="ce12" table:number-columns-repeated="3"/>
          <table:table-cell table:style-name="ce14" table:number-columns-repeated="86"/>
          <table:table-cell table:style-name="ce12" table:number-columns-repeated="934"/>
        </table:table-row>
        <table:table-row table:style-name="ro1">
          <table:table-cell table:formula="of:=[Groups.E2]" office:value-type="string" office:string-value="Barcelona" calcext:value-type="string">
            <text:p>Barcelona</text:p>
          </table:table-cell>
          <table:table-cell/>
          <table:table-cell table:style-name="ce7" table:formula="of:=[Groups.E3]" office:value-type="string" office:string-value="Leverkusen" calcext:value-type="string">
            <text:p>Leverkusen</text:p>
          </table:table-cell>
          <table:table-cell table:number-columns-repeated="1021"/>
        </table:table-row>
        <table:table-row table:style-name="ro1">
          <table:table-cell table:style-name="ce7" table:formula="of:=[Groups.E5]" office:value-type="string" office:string-value="BATE Borisov" calcext:value-type="string">
            <text:p>BATE Borisov</text:p>
          </table:table-cell>
          <table:table-cell/>
          <table:table-cell table:style-name="ce7" table:formula="of:=[Groups.E4]" office:value-type="string" office:string-value="Roma" calcext:value-type="string">
            <text:p>Ro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F3]" office:value-type="string" office:string-value="Arsenal" calcext:value-type="string">
            <text:p>Arsenal</text:p>
          </table:table-cell>
          <table:table-cell/>
          <table:table-cell table:formula="of:=[Groups.F4]" office:value-type="string" office:string-value="Olympiakos" calcext:value-type="string">
            <text:p>Olympiakos</text:p>
          </table:table-cell>
          <table:table-cell table:number-columns-repeated="1021"/>
        </table:table-row>
        <table:table-row table:style-name="ro1">
          <table:table-cell table:formula="of:=[Groups.F2]" office:value-type="string" office:string-value="Bayern Munich" calcext:value-type="string">
            <text:p>Bayern Munich</text:p>
          </table:table-cell>
          <table:table-cell/>
          <table:table-cell table:formula="of:=[Groups.F5]" office:value-type="string" office:string-value="Dinamo Zagreb" calcext:value-type="string">
            <text:p>Dinamo Zagre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G3]" office:value-type="string" office:string-value="Porto" calcext:value-type="string">
            <text:p>Porto</text:p>
          </table:table-cell>
          <table:table-cell/>
          <table:table-cell table:style-name="ce7" table:formula="of:=[Groups.G2]" office:value-type="string" office:string-value="Chelsea" calcext:value-type="string">
            <text:p>Chelsea</text:p>
          </table:table-cell>
          <table:table-cell table:number-columns-repeated="1021"/>
        </table:table-row>
        <table:table-row table:style-name="ro1">
          <table:table-cell table:formula="of:=[Groups.G5]" office:value-type="string" office:string-value="Macabi Tel Aviv" calcext:value-type="string">
            <text:p>Macabi Tel Aviv</text:p>
          </table:table-cell>
          <table:table-cell/>
          <table:table-cell table:formula="of:=[Groups.G4]" office:value-type="string" office:string-value="Dynamo Kiev" calcext:value-type="string">
            <text:p>Dynamo Kie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H4]" office:value-type="string" office:string-value="Lyon" calcext:value-type="string">
            <text:p>Lyon</text:p>
          </table:table-cell>
          <table:table-cell/>
          <table:table-cell table:formula="of:=[Groups.H3]" office:value-type="string" office:string-value="Valencia" calcext:value-type="string">
            <text:p>Valencia</text:p>
          </table:table-cell>
          <table:table-cell table:number-columns-repeated="1021"/>
        </table:table-row>
        <table:table-row table:style-name="ro1">
          <table:table-cell table:formula="of:=[Groups.H2]" office:value-type="string" office:string-value="Zenit St Petersburg" calcext:value-type="string">
            <text:p>Zenit St Petersburg</text:p>
          </table:table-cell>
          <table:table-cell/>
          <table:table-cell table:formula="of:=[Groups.H5]" office:value-type="string" office:string-value="Gent" calcext:value-type="string">
            <text:p>G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Wednesday Sep 30<text:span text:style-name="T1">th</text:span></text:p>
          </table:table-cell>
          <table:table-cell table:style-name="ce12" table:number-columns-repeated="3"/>
          <table:table-cell table:style-name="ce14" table:number-columns-repeated="86"/>
          <table:table-cell table:style-name="ce12" table:number-columns-repeated="934"/>
        </table:table-row>
        <table:table-row table:style-name="ro1">
          <table:table-cell table:style-name="ce7" table:formula="of:=[Groups.A4]" office:value-type="string" office:string-value="Shakthar Donetsk" calcext:value-type="string">
            <text:p>Shakthar Donetsk</text:p>
          </table:table-cell>
          <table:table-cell/>
          <table:table-cell table:formula="of:=[Groups.A2]" office:value-type="string" office:string-value="Paris Saint Germain" calcext:value-type="string">
            <text:p>Paris Saint Germain</text:p>
          </table:table-cell>
          <table:table-cell table:number-columns-repeated="1021"/>
        </table:table-row>
        <table:table-row table:style-name="ro1">
          <table:table-cell table:style-name="ce7" table:formula="of:=[Groups.A5]" office:value-type="string" office:string-value="Malmo" calcext:value-type="string">
            <text:p>Malmo</text:p>
          </table:table-cell>
          <table:table-cell/>
          <table:table-cell table:style-name="ce7" table:formula="of:=[Groups.A3]" office:value-type="string" office:string-value="Real Madrid" calcext:value-type="string">
            <text:p>Real Madr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B3]" office:value-type="string" office:string-value="Man Utd" calcext:value-type="string">
            <text:p>Man Utd</text:p>
          </table:table-cell>
          <table:table-cell/>
          <table:table-cell table:formula="of:=[Groups.B5]" office:value-type="string" office:string-value="Wolfsburg" calcext:value-type="string">
            <text:p>Wolfsburg</text:p>
          </table:table-cell>
          <table:table-cell table:number-columns-repeated="1021"/>
        </table:table-row>
        <table:table-row table:style-name="ro1">
          <table:table-cell table:formula="of:=[Groups.B4]" office:value-type="string" office:string-value="CSKA Moscow" calcext:value-type="string">
            <text:p>CSKA Moscow</text:p>
          </table:table-cell>
          <table:table-cell/>
          <table:table-cell table:style-name="ce7" table:formula="of:=[Groups.B2]" office:value-type="string" office:string-value="PSV Eindhoven" calcext:value-type="string">
            <text:p>PSV Eindhov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C5]" office:value-type="string" office:string-value="FC Astana" calcext:value-type="string">
            <text:p>FC Astana</text:p>
          </table:table-cell>
          <table:table-cell/>
          <table:table-cell table:style-name="ce7" table:formula="of:=[Groups.C4]" office:value-type="string" office:string-value="Galatasary" calcext:value-type="string">
            <text:p>Galatasary</text:p>
          </table:table-cell>
          <table:table-cell table:number-columns-repeated="1021"/>
        </table:table-row>
        <table:table-row table:style-name="ro1">
          <table:table-cell table:formula="of:=[Groups.C3]" office:value-type="string" office:string-value="Athletico Madrid" calcext:value-type="string">
            <text:p>Athletico Madrid</text:p>
          </table:table-cell>
          <table:table-cell/>
          <table:table-cell table:formula="of:=[Groups.C2]" office:value-type="string" office:string-value="Benfica" calcext:value-type="string">
            <text:p>Benfic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D5]" office:value-type="string" office:string-value="Borussia Monchengladbach" calcext:value-type="string">
            <text:p>Borussia Monchengladbach</text:p>
          </table:table-cell>
          <table:table-cell/>
          <table:table-cell table:style-name="ce7" table:formula="of:=[Groups.D3]" office:value-type="string" office:string-value="Man City" calcext:value-type="string">
            <text:p>Man City</text:p>
          </table:table-cell>
          <table:table-cell table:number-columns-repeated="1021"/>
        </table:table-row>
        <table:table-row table:style-name="ro1">
          <table:table-cell table:formula="of:=[Groups.D2]" office:value-type="string" office:string-value="Juventus" calcext:value-type="string">
            <text:p>Juventus</text:p>
          </table:table-cell>
          <table:table-cell/>
          <table:table-cell table:formula="of:=[Groups.D4]" office:value-type="string" office:string-value="Sevilla" calcext:value-type="string">
            <text:p>Sevill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Week 3</text:p>
          </table:table-cell>
          <table:table-cell table:style-name="ce11" table:number-columns-repeated="3"/>
          <table:table-cell table:style-name="ce14" table:number-columns-repeated="86"/>
          <table:table-cell table:style-name="ce11" table:number-columns-repeated="934"/>
        </table:table-row>
        <table:table-row table:style-name="ro3">
          <table:table-cell table:style-name="ce6" office:value-type="string" calcext:value-type="string">
            <text:p>Tuesday Oct 20<text:span text:style-name="T1">th</text:span></text:p>
          </table:table-cell>
          <table:table-cell table:style-name="ce12" table:number-columns-repeated="3"/>
          <table:table-cell table:style-name="ce14" table:number-columns-repeated="86"/>
          <table:table-cell table:style-name="ce12" table:number-columns-repeated="934"/>
        </table:table-row>
        <table:table-row table:style-name="ro1">
          <table:table-cell table:formula="of:=[Groups.H3]" office:value-type="string" office:string-value="Valencia" calcext:value-type="string">
            <text:p>Valencia</text:p>
          </table:table-cell>
          <table:table-cell/>
          <table:table-cell table:formula="of:=[Groups.H5]" office:value-type="string" office:string-value="Gent" calcext:value-type="string">
            <text:p>Gent</text:p>
          </table:table-cell>
          <table:table-cell table:number-columns-repeated="1021"/>
        </table:table-row>
        <table:table-row table:style-name="ro1">
          <table:table-cell table:formula="of:=[Groups.H2]" office:value-type="string" office:string-value="Zenit St Petersburg" calcext:value-type="string">
            <text:p>Zenit St Petersburg</text:p>
          </table:table-cell>
          <table:table-cell/>
          <table:table-cell table:formula="of:=[Groups.H4]" office:value-type="string" office:string-value="Lyon" calcext:value-type="string">
            <text:p>Ly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G4]" office:value-type="string" office:string-value="Dynamo Kiev" calcext:value-type="string">
            <text:p>Dynamo Kiev</text:p>
          </table:table-cell>
          <table:table-cell/>
          <table:table-cell table:formula="of:=[Groups.G2]" office:value-type="string" office:string-value="Chelsea" calcext:value-type="string">
            <text:p>Chelsea</text:p>
          </table:table-cell>
          <table:table-cell table:number-columns-repeated="1021"/>
        </table:table-row>
        <table:table-row table:style-name="ro1">
          <table:table-cell table:formula="of:=[Groups.G3]" office:value-type="string" office:string-value="Porto" calcext:value-type="string">
            <text:p>Porto</text:p>
          </table:table-cell>
          <table:table-cell/>
          <table:table-cell table:style-name="ce7" table:formula="of:=[Groups.G5]" office:value-type="string" office:string-value="Macabi Tel Aviv" calcext:value-type="string">
            <text:p>Macabi Tel Aviv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formula="of:=[Groups.F3]" office:value-type="string" office:string-value="Arsenal" calcext:value-type="string">
            <text:p>Arsenal</text:p>
          </table:table-cell>
          <table:table-cell/>
          <table:table-cell table:style-name="ce7" table:formula="of:=[Groups.F2]" office:value-type="string" office:string-value="Bayern Munich" calcext:value-type="string">
            <text:p>Bayern Munich</text:p>
          </table:table-cell>
          <table:table-cell table:number-columns-repeated="1021"/>
        </table:table-row>
        <table:table-row table:style-name="ro1">
          <table:table-cell table:formula="of:=[Groups.F5]" office:value-type="string" office:string-value="Dinamo Zagreb" calcext:value-type="string">
            <text:p>Dinamo Zagreb</text:p>
          </table:table-cell>
          <table:table-cell/>
          <table:table-cell table:style-name="ce7" table:formula="of:=[Groups.F4]" office:value-type="string" office:string-value="Olympiakos" calcext:value-type="string">
            <text:p>Olympiak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formula="of:=[Groups.E5]" office:value-type="string" office:string-value="BATE Borisov" calcext:value-type="string">
            <text:p>BATE Borisov</text:p>
          </table:table-cell>
          <table:table-cell/>
          <table:table-cell table:style-name="ce7" table:formula="of:=[Groups.E2]" office:value-type="string" office:string-value="Barcelona" calcext:value-type="string">
            <text:p>Barcelona</text:p>
          </table:table-cell>
          <table:table-cell table:number-columns-repeated="1021"/>
        </table:table-row>
        <table:table-row table:style-name="ro1">
          <table:table-cell table:formula="of:=[Groups.E3]" office:value-type="string" office:string-value="Leverkusen" calcext:value-type="string">
            <text:p>Leverkusen</text:p>
          </table:table-cell>
          <table:table-cell/>
          <table:table-cell table:style-name="ce7" table:formula="of:=[Groups.E4]" office:value-type="string" office:string-value="Roma" calcext:value-type="string">
            <text:p>Rom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3">
          <table:table-cell table:style-name="ce6" office:value-type="string" calcext:value-type="string">
            <text:p>Wednesday Oct 21<text:span text:style-name="T1">st</text:span></text:p>
          </table:table-cell>
          <table:table-cell table:style-name="ce12" table:number-columns-repeated="3"/>
          <table:table-cell table:style-name="ce14" table:number-columns-repeated="86"/>
          <table:table-cell table:style-name="ce12" table:number-columns-repeated="934"/>
        </table:table-row>
        <table:table-row table:style-name="ro1">
          <table:table-cell table:formula="of:=[Groups.B4]" office:value-type="string" office:string-value="CSKA Moscow" calcext:value-type="string">
            <text:p>CSKA Moscow</text:p>
          </table:table-cell>
          <table:table-cell/>
          <table:table-cell table:formula="of:=[Groups.B3]" office:value-type="string" office:string-value="Man Utd" calcext:value-type="string">
            <text:p>Man Utd</text:p>
          </table:table-cell>
          <table:table-cell table:number-columns-repeated="1021"/>
        </table:table-row>
        <table:table-row table:style-name="ro1">
          <table:table-cell table:formula="of:=[Groups.B5]" office:value-type="string" office:string-value="Wolfsburg" calcext:value-type="string">
            <text:p>Wolfsburg</text:p>
          </table:table-cell>
          <table:table-cell/>
          <table:table-cell table:formula="of:=[Groups.B2]" office:value-type="string" office:string-value="PSV Eindhoven" calcext:value-type="string">
            <text:p>PSV Eindhov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D2]" office:value-type="string" office:string-value="Juventus" calcext:value-type="string">
            <text:p>Juventus</text:p>
          </table:table-cell>
          <table:table-cell/>
          <table:table-cell table:formula="of:=[Groups.D5]" office:value-type="string" office:string-value="Borussia Monchengladbach" calcext:value-type="string">
            <text:p>Borussia Monchengladbach</text:p>
          </table:table-cell>
          <table:table-cell table:number-columns-repeated="1021"/>
        </table:table-row>
        <table:table-row table:style-name="ro1">
          <table:table-cell table:formula="of:=[Groups.D3]" office:value-type="string" office:string-value="Man City" calcext:value-type="string">
            <text:p>Man City</text:p>
          </table:table-cell>
          <table:table-cell/>
          <table:table-cell table:formula="of:=[Groups.D4]" office:value-type="string" office:string-value="Sevilla" calcext:value-type="string">
            <text:p>Sevill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Groups.A2]" office:value-type="string" office:string-value="Paris Saint Germain" calcext:value-type="string">
            <text:p>Paris Saint Germain</text:p>
          </table:table-cell>
          <table:table-cell/>
          <table:table-cell table:formula="of:=[Groups.A3]" office:value-type="string" office:string-value="Real Madrid" calcext:value-type="string">
            <text:p>Real Madrid</text:p>
          </table:table-cell>
          <table:table-cell table:number-columns-repeated="1021"/>
        </table:table-row>
        <table:table-row table:style-name="ro1">
          <table:table-cell table:style-name="ce7" table:formula="of:=[Groups.A5]" office:value-type="string" office:string-value="Malmo" calcext:value-type="string">
            <text:p>Malmo</text:p>
          </table:table-cell>
          <table:table-cell/>
          <table:table-cell table:formula="of:=[Groups.A4]" office:value-type="string" office:string-value="Shakthar Donetsk" calcext:value-type="string">
            <text:p>Shakthar Donets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C3]" office:value-type="string" office:string-value="Athletico Madrid" calcext:value-type="string">
            <text:p>Athletico Madrid</text:p>
          </table:table-cell>
          <table:table-cell/>
          <table:table-cell table:formula="of:=[Groups.C5]" office:value-type="string" office:string-value="FC Astana" calcext:value-type="string">
            <text:p>FC Astana</text:p>
          </table:table-cell>
          <table:table-cell table:number-columns-repeated="1021"/>
        </table:table-row>
        <table:table-row table:style-name="ro1">
          <table:table-cell table:formula="of:=[Groups.C4]" office:value-type="string" office:string-value="Galatasary" calcext:value-type="string">
            <text:p>Galatasary</text:p>
          </table:table-cell>
          <table:table-cell/>
          <table:table-cell table:formula="of:=[Groups.C2]" office:value-type="string" office:string-value="Benfica" calcext:value-type="string">
            <text:p>Benfic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Week 4</text:p>
          </table:table-cell>
          <table:table-cell table:style-name="ce11" table:number-columns-repeated="3"/>
          <table:table-cell table:style-name="ce14" table:number-columns-repeated="86"/>
          <table:table-cell table:style-name="ce11" table:number-columns-repeated="934"/>
        </table:table-row>
        <table:table-row table:style-name="ro3">
          <table:table-cell table:style-name="ce6" office:value-type="string" calcext:value-type="string">
            <text:p>Tuesday Nov 3<text:span text:style-name="T1">rd</text:span></text:p>
          </table:table-cell>
          <table:table-cell table:style-name="ce12" table:number-columns-repeated="3"/>
          <table:table-cell table:style-name="ce14" table:number-columns-repeated="86"/>
          <table:table-cell table:style-name="ce12" table:number-columns-repeated="934"/>
        </table:table-row>
        <table:table-row table:style-name="ro1">
          <table:table-cell table:formula="of:=[Groups.C5]" office:value-type="string" office:string-value="FC Astana" calcext:value-type="string">
            <text:p>FC Astana</text:p>
          </table:table-cell>
          <table:table-cell/>
          <table:table-cell table:style-name="ce7" table:formula="of:=[Groups.C3]" office:value-type="string" office:string-value="Athletico Madrid" calcext:value-type="string">
            <text:p>Athletico Madrid</text:p>
          </table:table-cell>
          <table:table-cell table:number-columns-repeated="1021"/>
        </table:table-row>
        <table:table-row table:style-name="ro1">
          <table:table-cell table:style-name="ce7" table:formula="of:=[Groups.C2]" office:value-type="string" office:string-value="Benfica" calcext:value-type="string">
            <text:p>Benfica</text:p>
          </table:table-cell>
          <table:table-cell/>
          <table:table-cell table:style-name="ce7" table:formula="of:=[Groups.C4]" office:value-type="string" office:string-value="Galatasary" calcext:value-type="string">
            <text:p>Galatasa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Groups.D5]" office:value-type="string" office:string-value="Borussia Monchengladbach" calcext:value-type="string">
            <text:p>Borussia Monchengladbach</text:p>
          </table:table-cell>
          <table:table-cell/>
          <table:table-cell table:style-name="ce7" table:formula="of:=[Groups.D2]" office:value-type="string" office:string-value="Juventus" calcext:value-type="string">
            <text:p>Juventus</text:p>
          </table:table-cell>
          <table:table-cell table:number-columns-repeated="1021"/>
        </table:table-row>
        <table:table-row table:style-name="ro1">
          <table:table-cell table:formula="of:=[Groups.D4]" office:value-type="string" office:string-value="Sevilla" calcext:value-type="string">
            <text:p>Sevilla</text:p>
          </table:table-cell>
          <table:table-cell/>
          <table:table-cell table:style-name="ce7" table:formula="of:=[Groups.D3]" office:value-type="string" office:string-value="Man City" calcext:value-type="string">
            <text:p>Man C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B2]" office:value-type="string" office:string-value="PSV Eindhoven" calcext:value-type="string">
            <text:p>PSV Eindhoven</text:p>
          </table:table-cell>
          <table:table-cell/>
          <table:table-cell table:formula="of:=[Groups.B5]" office:value-type="string" office:string-value="Wolfsburg" calcext:value-type="string">
            <text:p>Wolfsburg</text:p>
          </table:table-cell>
          <table:table-cell table:number-columns-repeated="1021"/>
        </table:table-row>
        <table:table-row table:style-name="ro1">
          <table:table-cell table:formula="of:=[Groups.B3]" office:value-type="string" office:string-value="Man Utd" calcext:value-type="string">
            <text:p>Man Utd</text:p>
          </table:table-cell>
          <table:table-cell/>
          <table:table-cell table:formula="of:=[Groups.B4]" office:value-type="string" office:string-value="CSKA Moscow" calcext:value-type="string">
            <text:p>CSKA Mosco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A3]" office:value-type="string" office:string-value="Real Madrid" calcext:value-type="string">
            <text:p>Real Madrid</text:p>
          </table:table-cell>
          <table:table-cell/>
          <table:table-cell table:formula="of:=[Groups.A2]" office:value-type="string" office:string-value="Paris Saint Germain" calcext:value-type="string">
            <text:p>Paris Saint Germain</text:p>
          </table:table-cell>
          <table:table-cell table:number-columns-repeated="1021"/>
        </table:table-row>
        <table:table-row table:style-name="ro1">
          <table:table-cell table:formula="of:=[Groups.A4]" office:value-type="string" office:string-value="Shakthar Donetsk" calcext:value-type="string">
            <text:p>Shakthar Donetsk</text:p>
          </table:table-cell>
          <table:table-cell/>
          <table:table-cell table:formula="of:=[Groups.A5]" office:value-type="string" office:string-value="Malmo" calcext:value-type="string">
            <text:p>Malm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Wednesday Nov 4<text:span text:style-name="T1">th</text:span></text:p>
          </table:table-cell>
          <table:table-cell table:style-name="ce12" table:number-columns-repeated="3"/>
          <table:table-cell table:style-name="ce14" table:number-columns-repeated="86"/>
          <table:table-cell table:style-name="ce12" table:number-columns-repeated="934"/>
        </table:table-row>
        <table:table-row table:style-name="ro1">
          <table:table-cell table:formula="of:=[Groups.F4]" office:value-type="string" office:string-value="Olympiakos" calcext:value-type="string">
            <text:p>Olympiakos</text:p>
          </table:table-cell>
          <table:table-cell/>
          <table:table-cell table:style-name="ce7" table:formula="of:=[Groups.F5]" office:value-type="string" office:string-value="Dinamo Zagreb" calcext:value-type="string">
            <text:p>Dinamo Zagreb</text:p>
          </table:table-cell>
          <table:table-cell table:number-columns-repeated="1021"/>
        </table:table-row>
        <table:table-row table:style-name="ro1">
          <table:table-cell table:style-name="ce7" table:formula="of:=[Groups.F2]" office:value-type="string" office:string-value="Bayern Munich" calcext:value-type="string">
            <text:p>Bayern Munich</text:p>
          </table:table-cell>
          <table:table-cell/>
          <table:table-cell table:style-name="ce7" table:formula="of:=[Groups.F3]" office:value-type="string" office:string-value="Arsenal" calcext:value-type="string">
            <text:p>Arsen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E4]" office:value-type="string" office:string-value="Roma" calcext:value-type="string">
            <text:p>Roma</text:p>
          </table:table-cell>
          <table:table-cell/>
          <table:table-cell table:formula="of:=[Groups.E3]" office:value-type="string" office:string-value="Leverkusen" calcext:value-type="string">
            <text:p>Leverkusen</text:p>
          </table:table-cell>
          <table:table-cell table:number-columns-repeated="1021"/>
        </table:table-row>
        <table:table-row table:style-name="ro1">
          <table:table-cell table:formula="of:=[Groups.E2]" office:value-type="string" office:string-value="Barcelona" calcext:value-type="string">
            <text:p>Barcelona</text:p>
          </table:table-cell>
          <table:table-cell/>
          <table:table-cell table:formula="of:=[Groups.E5]" office:value-type="string" office:string-value="BATE Borisov" calcext:value-type="string">
            <text:p>BATE Boriso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G5]" office:value-type="string" office:string-value="Macabi Tel Aviv" calcext:value-type="string">
            <text:p>Macabi Tel Aviv</text:p>
          </table:table-cell>
          <table:table-cell/>
          <table:table-cell table:formula="of:=[Groups.G3]" office:value-type="string" office:string-value="Porto" calcext:value-type="string">
            <text:p>Porto</text:p>
          </table:table-cell>
          <table:table-cell table:number-columns-repeated="1021"/>
        </table:table-row>
        <table:table-row table:style-name="ro1">
          <table:table-cell table:formula="of:=[Groups.G2]" office:value-type="string" office:string-value="Chelsea" calcext:value-type="string">
            <text:p>Chelsea</text:p>
          </table:table-cell>
          <table:table-cell/>
          <table:table-cell table:style-name="ce7" table:formula="of:=[Groups.G4]" office:value-type="string" office:string-value="Dynamo Kiev" calcext:value-type="string">
            <text:p>Dynamo Kie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H4]" office:value-type="string" office:string-value="Lyon" calcext:value-type="string">
            <text:p>Lyon</text:p>
          </table:table-cell>
          <table:table-cell/>
          <table:table-cell table:formula="of:=[Groups.H2]" office:value-type="string" office:string-value="Zenit St Petersburg" calcext:value-type="string">
            <text:p>Zenit St Petersburg</text:p>
          </table:table-cell>
          <table:table-cell table:number-columns-repeated="1021"/>
        </table:table-row>
        <table:table-row table:style-name="ro1">
          <table:table-cell table:formula="of:=[Groups.H5]" office:value-type="string" office:string-value="Gent" calcext:value-type="string">
            <text:p>Gent</text:p>
          </table:table-cell>
          <table:table-cell/>
          <table:table-cell table:formula="of:=[Groups.H3]" office:value-type="string" office:string-value="Valencia" calcext:value-type="string">
            <text:p>Vale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Week 5</text:p>
          </table:table-cell>
          <table:table-cell table:style-name="ce11" table:number-columns-repeated="3"/>
          <table:table-cell table:style-name="ce14" table:number-columns-repeated="86"/>
          <table:table-cell table:style-name="ce11" table:number-columns-repeated="934"/>
        </table:table-row>
        <table:table-row table:style-name="ro3">
          <table:table-cell table:style-name="ce6" office:value-type="string" calcext:value-type="string">
            <text:p>Tuesday Nov 24<text:span text:style-name="T1">th</text:span></text:p>
          </table:table-cell>
          <table:table-cell table:style-name="ce12" table:number-columns-repeated="3"/>
          <table:table-cell table:style-name="ce14" table:number-columns-repeated="86"/>
          <table:table-cell table:style-name="ce12" table:number-columns-repeated="934"/>
        </table:table-row>
        <table:table-row table:style-name="ro1">
          <table:table-cell table:formula="of:=[Groups.H2]" office:value-type="string" office:string-value="Zenit St Petersburg" calcext:value-type="string">
            <text:p>Zenit St Petersburg</text:p>
          </table:table-cell>
          <table:table-cell/>
          <table:table-cell table:style-name="ce7" table:formula="of:=[Groups.H3]" office:value-type="string" office:string-value="Valencia" calcext:value-type="string">
            <text:p>Valencia</text:p>
          </table:table-cell>
          <table:table-cell table:number-columns-repeated="1021"/>
        </table:table-row>
        <table:table-row table:style-name="ro1">
          <table:table-cell table:style-name="ce7" table:formula="of:=[Groups.H4]" office:value-type="string" office:string-value="Lyon" calcext:value-type="string">
            <text:p>Lyon</text:p>
          </table:table-cell>
          <table:table-cell/>
          <table:table-cell table:style-name="ce7" table:formula="of:=[Groups.H5]" office:value-type="string" office:string-value="Gent" calcext:value-type="string">
            <text:p>G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Groups.F3]" office:value-type="string" office:string-value="Arsenal" calcext:value-type="string">
            <text:p>Arsenal</text:p>
          </table:table-cell>
          <table:table-cell/>
          <table:table-cell table:formula="of:=[Groups.F5]" office:value-type="string" office:string-value="Dinamo Zagreb" calcext:value-type="string">
            <text:p>Dinamo Zagreb</text:p>
          </table:table-cell>
          <table:table-cell table:number-columns-repeated="1021"/>
        </table:table-row>
        <table:table-row table:style-name="ro1">
          <table:table-cell table:formula="of:=[Groups.F2]" office:value-type="string" office:string-value="Bayern Munich" calcext:value-type="string">
            <text:p>Bayern Munich</text:p>
          </table:table-cell>
          <table:table-cell/>
          <table:table-cell table:formula="of:=[Groups.F4]" office:value-type="string" office:string-value="Olympiakos" calcext:value-type="string">
            <text:p>Olympiak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E5]" office:value-type="string" office:string-value="BATE Borisov" calcext:value-type="string">
            <text:p>BATE Borisov</text:p>
          </table:table-cell>
          <table:table-cell/>
          <table:table-cell table:formula="of:=[Groups.E3]" office:value-type="string" office:string-value="Leverkusen" calcext:value-type="string">
            <text:p>Leverkusen</text:p>
          </table:table-cell>
          <table:table-cell table:number-columns-repeated="1021"/>
        </table:table-row>
        <table:table-row table:style-name="ro1">
          <table:table-cell table:formula="of:=[Groups.E2]" office:value-type="string" office:string-value="Barcelona" calcext:value-type="string">
            <text:p>Barcelona</text:p>
          </table:table-cell>
          <table:table-cell/>
          <table:table-cell table:formula="of:=[Groups.E4]" office:value-type="string" office:string-value="Roma" calcext:value-type="string">
            <text:p>Ro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G3]" office:value-type="string" office:string-value="Porto" calcext:value-type="string">
            <text:p>Porto</text:p>
          </table:table-cell>
          <table:table-cell/>
          <table:table-cell table:formula="of:=[Groups.G4]" office:value-type="string" office:string-value="Dynamo Kiev" calcext:value-type="string">
            <text:p>Dynamo Kiev</text:p>
          </table:table-cell>
          <table:table-cell table:number-columns-repeated="1021"/>
        </table:table-row>
        <table:table-row table:style-name="ro1">
          <table:table-cell table:formula="of:=[Groups.G5]" office:value-type="string" office:string-value="Macabi Tel Aviv" calcext:value-type="string">
            <text:p>Macabi Tel Aviv</text:p>
          </table:table-cell>
          <table:table-cell/>
          <table:table-cell table:formula="of:=[Groups.G2]" office:value-type="string" office:string-value="Chelsea" calcext:value-type="string">
            <text:p>Chelse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Wednesday Nov 25<text:span text:style-name="T1">th</text:span></text:p>
          </table:table-cell>
          <table:table-cell table:style-name="ce12" table:number-columns-repeated="3"/>
          <table:table-cell table:style-name="ce14" table:number-columns-repeated="86"/>
          <table:table-cell table:style-name="ce12" table:number-columns-repeated="934"/>
        </table:table-row>
        <table:table-row table:style-name="ro1">
          <table:table-cell table:formula="of:=[Groups.C5]" office:value-type="string" office:string-value="FC Astana" calcext:value-type="string">
            <text:p>FC Astana</text:p>
          </table:table-cell>
          <table:table-cell/>
          <table:table-cell table:style-name="ce9" table:formula="of:=[Groups.C2]" office:value-type="string" office:string-value="Benfica" calcext:value-type="string">
            <text:p>Benfica</text:p>
          </table:table-cell>
          <table:table-cell table:number-columns-repeated="1021"/>
        </table:table-row>
        <table:table-row table:style-name="ro1">
          <table:table-cell table:style-name="ce9" table:formula="of:=[Groups.C3]" office:value-type="string" office:string-value="Athletico Madrid" calcext:value-type="string">
            <text:p>Athletico Madrid</text:p>
          </table:table-cell>
          <table:table-cell table:style-name="ce10"/>
          <table:table-cell table:style-name="ce9" table:formula="of:=[Groups.C4]" office:value-type="string" office:string-value="Galatasary" calcext:value-type="string">
            <text:p>Galatasary</text:p>
          </table:table-cell>
          <table:table-cell table:style-name="ce10"/>
          <table:table-cell table:style-name="ce16" table:number-columns-repeated="86"/>
          <table:table-cell table:style-name="ce10" table:number-columns-repeated="934"/>
        </table:table-row>
        <table:table-row table:style-name="ro1">
          <table:table-cell table:number-columns-repeated="1024"/>
        </table:table-row>
        <table:table-row table:style-name="ro1">
          <table:table-cell table:formula="of:=[Groups.B4]" office:value-type="string" office:string-value="CSKA Moscow" calcext:value-type="string">
            <text:p>CSKA Moscow</text:p>
          </table:table-cell>
          <table:table-cell/>
          <table:table-cell table:formula="of:=[Groups.B5]" office:value-type="string" office:string-value="Wolfsburg" calcext:value-type="string">
            <text:p>Wolfsburg</text:p>
          </table:table-cell>
          <table:table-cell table:number-columns-repeated="1021"/>
        </table:table-row>
        <table:table-row table:style-name="ro1">
          <table:table-cell table:formula="of:=[Groups.B3]" office:value-type="string" office:string-value="Man Utd" calcext:value-type="string">
            <text:p>Man Utd</text:p>
          </table:table-cell>
          <table:table-cell/>
          <table:table-cell table:formula="of:=[Groups.B2]" office:value-type="string" office:string-value="PSV Eindhoven" calcext:value-type="string">
            <text:p>PSV Eindhov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A5]" office:value-type="string" office:string-value="Malmo" calcext:value-type="string">
            <text:p>Malmo</text:p>
          </table:table-cell>
          <table:table-cell/>
          <table:table-cell table:formula="of:=[Groups.A2]" office:value-type="string" office:string-value="Paris Saint Germain" calcext:value-type="string">
            <text:p>Paris Saint Germain</text:p>
          </table:table-cell>
          <table:table-cell table:number-columns-repeated="1021"/>
        </table:table-row>
        <table:table-row table:style-name="ro1">
          <table:table-cell table:style-name="ce10" table:formula="of:=[Groups.A4]" office:value-type="string" office:string-value="Shakthar Donetsk" calcext:value-type="string">
            <text:p>Shakthar Donetsk</text:p>
          </table:table-cell>
          <table:table-cell table:style-name="ce10"/>
          <table:table-cell table:style-name="ce9" table:formula="of:=[Groups.A3]" office:value-type="string" office:string-value="Real Madrid" calcext:value-type="string">
            <text:p>Real Madrid</text:p>
          </table:table-cell>
          <table:table-cell table:style-name="ce10"/>
          <table:table-cell table:style-name="ce16" table:number-columns-repeated="86"/>
          <table:table-cell table:style-name="ce10" table:number-columns-repeated="934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[Groups.D2]" office:value-type="string" office:string-value="Juventus" calcext:value-type="string">
            <text:p>Juventus</text:p>
          </table:table-cell>
          <table:table-cell table:style-name="ce10"/>
          <table:table-cell table:style-name="ce9" table:formula="of:=[Groups.D3]" office:value-type="string" office:string-value="Man City" calcext:value-type="string">
            <text:p>Man City</text:p>
          </table:table-cell>
          <table:table-cell table:style-name="ce10"/>
          <table:table-cell table:style-name="ce16" table:number-columns-repeated="86"/>
          <table:table-cell table:style-name="ce10" table:number-columns-repeated="934"/>
        </table:table-row>
        <table:table-row table:style-name="ro1">
          <table:table-cell table:formula="of:=[Groups.D5]" office:value-type="string" office:string-value="Borussia Monchengladbach" calcext:value-type="string">
            <text:p>Borussia Monchengladbach</text:p>
          </table:table-cell>
          <table:table-cell/>
          <table:table-cell table:formula="of:=[Groups.D4]" office:value-type="string" office:string-value="Sevilla" calcext:value-type="string">
            <text:p>Sevill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Week 6</text:p>
          </table:table-cell>
          <table:table-cell table:style-name="ce11" table:number-columns-repeated="3"/>
          <table:table-cell table:style-name="ce14" table:number-columns-repeated="86"/>
          <table:table-cell table:style-name="ce11" table:number-columns-repeated="934"/>
        </table:table-row>
        <table:table-row table:style-name="ro3">
          <table:table-cell table:style-name="ce6" office:value-type="string" calcext:value-type="string">
            <text:p>Tuesday Dec 8<text:span text:style-name="T1">th</text:span></text:p>
          </table:table-cell>
          <table:table-cell table:style-name="ce12" table:number-columns-repeated="3"/>
          <table:table-cell table:style-name="ce14" table:number-columns-repeated="86"/>
          <table:table-cell table:style-name="ce12" table:number-columns-repeated="934"/>
        </table:table-row>
        <table:table-row table:style-name="ro1">
          <table:table-cell table:formula="of:=[Groups.D3]" office:value-type="string" office:string-value="Man City" calcext:value-type="string">
            <text:p>Man City</text:p>
          </table:table-cell>
          <table:table-cell/>
          <table:table-cell table:style-name="ce7" table:formula="of:=[Groups.D5]" office:value-type="string" office:string-value="Borussia Monchengladbach" calcext:value-type="string">
            <text:p>Borussia Monchengladbach</text:p>
          </table:table-cell>
          <table:table-cell table:number-columns-repeated="1021"/>
        </table:table-row>
        <table:table-row table:style-name="ro1">
          <table:table-cell table:style-name="ce7" table:formula="of:=[Groups.D4]" office:value-type="string" office:string-value="Sevilla" calcext:value-type="string">
            <text:p>Sevilla</text:p>
          </table:table-cell>
          <table:table-cell/>
          <table:table-cell table:style-name="ce7" table:formula="of:=[Groups.D2]" office:value-type="string" office:string-value="Juventus" calcext:value-type="string">
            <text:p>Juventu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A3]" office:value-type="string" office:string-value="Real Madrid" calcext:value-type="string">
            <text:p>Real Madrid</text:p>
          </table:table-cell>
          <table:table-cell/>
          <table:table-cell table:formula="of:=[Groups.A5]" office:value-type="string" office:string-value="Malmo" calcext:value-type="string">
            <text:p>Malmo</text:p>
          </table:table-cell>
          <table:table-cell table:number-columns-repeated="1021"/>
        </table:table-row>
        <table:table-row table:style-name="ro1">
          <table:table-cell table:formula="of:=[Groups.A2]" office:value-type="string" office:string-value="Paris Saint Germain" calcext:value-type="string">
            <text:p>Paris Saint Germain</text:p>
          </table:table-cell>
          <table:table-cell/>
          <table:table-cell table:formula="of:=[Groups.A4]" office:value-type="string" office:string-value="Shakthar Donetsk" calcext:value-type="string">
            <text:p>Shakthar Donets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C4]" office:value-type="string" office:string-value="Galatasary" calcext:value-type="string">
            <text:p>Galatasary</text:p>
          </table:table-cell>
          <table:table-cell/>
          <table:table-cell table:formula="of:=[Groups.C5]" office:value-type="string" office:string-value="FC Astana" calcext:value-type="string">
            <text:p>FC Astana</text:p>
          </table:table-cell>
          <table:table-cell table:number-columns-repeated="1021"/>
        </table:table-row>
        <table:table-row table:style-name="ro1">
          <table:table-cell table:formula="of:=[Groups.C2]" office:value-type="string" office:string-value="Benfica" calcext:value-type="string">
            <text:p>Benfica</text:p>
          </table:table-cell>
          <table:table-cell/>
          <table:table-cell table:formula="of:=[Groups.C3]" office:value-type="string" office:string-value="Athletico Madrid" calcext:value-type="string">
            <text:p>Athletico Madr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B2]" office:value-type="string" office:string-value="PSV Eindhoven" calcext:value-type="string">
            <text:p>PSV Eindhoven</text:p>
          </table:table-cell>
          <table:table-cell/>
          <table:table-cell table:formula="of:=[Groups.B4]" office:value-type="string" office:string-value="CSKA Moscow" calcext:value-type="string">
            <text:p>CSKA Moscow</text:p>
          </table:table-cell>
          <table:table-cell table:number-columns-repeated="1021"/>
        </table:table-row>
        <table:table-row table:style-name="ro1">
          <table:table-cell table:formula="of:=[Groups.B5]" office:value-type="string" office:string-value="Wolfsburg" calcext:value-type="string">
            <text:p>Wolfsburg</text:p>
          </table:table-cell>
          <table:table-cell/>
          <table:table-cell table:formula="of:=[Groups.B3]" office:value-type="string" office:string-value="Man Utd" calcext:value-type="string">
            <text:p>Man Ut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Wednesday Dec 9<text:span text:style-name="T1">th</text:span></text:p>
          </table:table-cell>
          <table:table-cell table:style-name="ce12" table:number-columns-repeated="3"/>
          <table:table-cell table:style-name="ce14" table:number-columns-repeated="86"/>
          <table:table-cell table:style-name="ce12" table:number-columns-repeated="934"/>
        </table:table-row>
        <table:table-row table:style-name="ro1">
          <table:table-cell table:formula="of:=[Groups.F4]" office:value-type="string" office:string-value="Olympiakos" calcext:value-type="string">
            <text:p>Olympiakos</text:p>
          </table:table-cell>
          <table:table-cell/>
          <table:table-cell table:style-name="ce7" table:formula="of:=[Groups.F3]" office:value-type="string" office:string-value="Arsenal" calcext:value-type="string">
            <text:p>Arsenal</text:p>
          </table:table-cell>
          <table:table-cell table:number-columns-repeated="1021"/>
        </table:table-row>
        <table:table-row table:style-name="ro1">
          <table:table-cell table:style-name="ce7" table:formula="of:=[Groups.F5]" office:value-type="string" office:string-value="Dinamo Zagreb" calcext:value-type="string">
            <text:p>Dinamo Zagreb</text:p>
          </table:table-cell>
          <table:table-cell/>
          <table:table-cell table:style-name="ce7" table:formula="of:=[Groups.F2]" office:value-type="string" office:string-value="Bayern Munich" calcext:value-type="string">
            <text:p>Bayern Muni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E4]" office:value-type="string" office:string-value="Roma" calcext:value-type="string">
            <text:p>Roma</text:p>
          </table:table-cell>
          <table:table-cell/>
          <table:table-cell table:style-name="ce7" table:formula="of:=[Groups.E5]" office:value-type="string" office:string-value="BATE Borisov" calcext:value-type="string">
            <text:p>BATE Borisov</text:p>
          </table:table-cell>
          <table:table-cell table:number-columns-repeated="1021"/>
        </table:table-row>
        <table:table-row table:style-name="ro1">
          <table:table-cell table:formula="of:=[Groups.E3]" office:value-type="string" office:string-value="Leverkusen" calcext:value-type="string">
            <text:p>Leverkusen</text:p>
          </table:table-cell>
          <table:table-cell/>
          <table:table-cell table:formula="of:=[Groups.E2]" office:value-type="string" office:string-value="Barcelona" calcext:value-type="string">
            <text:p>Barcelon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G4]" office:value-type="string" office:string-value="Dynamo Kiev" calcext:value-type="string">
            <text:p>Dynamo Kiev</text:p>
          </table:table-cell>
          <table:table-cell/>
          <table:table-cell table:formula="of:=[Groups.G5]" office:value-type="string" office:string-value="Macabi Tel Aviv" calcext:value-type="string">
            <text:p>Macabi Tel Aviv</text:p>
          </table:table-cell>
          <table:table-cell table:number-columns-repeated="1021"/>
        </table:table-row>
        <table:table-row table:style-name="ro1">
          <table:table-cell table:formula="of:=[Groups.G2]" office:value-type="string" office:string-value="Chelsea" calcext:value-type="string">
            <text:p>Chelsea</text:p>
          </table:table-cell>
          <table:table-cell/>
          <table:table-cell table:style-name="ce7" table:formula="of:=[Groups.G3]" office:value-type="string" office:string-value="Porto" calcext:value-type="string">
            <text:p>Por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Groups.H3]" office:value-type="string" office:string-value="Valencia" calcext:value-type="string">
            <text:p>Valencia</text:p>
          </table:table-cell>
          <table:table-cell/>
          <table:table-cell table:formula="of:=[Groups.H4]" office:value-type="string" office:string-value="Lyon" calcext:value-type="string">
            <text:p>Lyon</text:p>
          </table:table-cell>
          <table:table-cell table:number-columns-repeated="1021"/>
        </table:table-row>
        <table:table-row table:style-name="ro1">
          <table:table-cell table:formula="of:=[Groups.H5]" office:value-type="string" office:string-value="Gent" calcext:value-type="string">
            <text:p>Gent</text:p>
          </table:table-cell>
          <table:table-cell/>
          <table:table-cell table:formula="of:=[Groups.H2]" office:value-type="string" office:string-value="Zenit St Petersburg" calcext:value-type="string">
            <text:p>Zenit St Petersburg</text:p>
          </table:table-cell>
          <table:table-cell table:number-columns-repeated="102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ictions" table:style-name="ta1"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" table:number-columns-repeated="110" table:default-cell-style-name="ce15"/>
        <table:table-column table:style-name="co1" table:number-columns-repeated="910" table:default-cell-style-name="Default"/>
        <table:table-row table:style-name="ro3">
          <table:table-cell table:style-name="ce4" office:value-type="string" calcext:value-type="string">
            <text:p>Home Team</text:p>
          </table:table-cell>
          <table:table-cell table:style-name="ce4" office:value-type="string" calcext:value-type="string">
            <text:p>Home Team Score</text:p>
          </table:table-cell>
          <table:table-cell table:style-name="ce4" office:value-type="string" calcext:value-type="string">
            <text:p>Away Team</text:p>
          </table:table-cell>
          <table:table-cell table:style-name="ce4" office:value-type="string" calcext:value-type="string">
            <text:p>Away Team Score</text:p>
          </table:table-cell>
          <table:table-cell table:style-name="ce14"/>
          <table:table-cell table:style-name="ce4" office:value-type="string" calcext:value-type="string">
            <text:p>Points</text:p>
          </table:table-cell>
          <table:table-cell table:style-name="ce14" table:number-columns-repeated="108"/>
          <table:table-cell table:style-name="ce4" table:number-columns-repeated="910"/>
        </table:table-row>
        <table:table-row table:style-name="ro3">
          <table:table-cell table:style-name="ce5" office:value-type="string" calcext:value-type="string">
            <text:p>Week 1</text:p>
          </table:table-cell>
          <table:table-cell table:style-name="ce11" table:number-columns-repeated="3"/>
          <table:table-cell table:style-name="ce14"/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Result</text:p>
          </table:table-cell>
          <table:table-cell table:style-name="ce14"/>
          <table:table-cell table:style-name="ce14" office:value-type="string" calcext:value-type="string">
            <text:p>Total</text:p>
          </table:table-cell>
          <table:table-cell table:style-name="ce14" table:number-columns-repeated="105"/>
          <table:table-cell table:style-name="ce11" table:number-columns-repeated="910"/>
        </table:table-row>
        <table:table-row table:style-name="ro3">
          <table:table-cell table:style-name="ce6" office:value-type="string" calcext:value-type="string">
            <text:p>Tuesday Sep 15<text:span text:style-name="T1">th</text:span></text:p>
          </table:table-cell>
          <table:table-cell table:style-name="ce12" table:number-columns-repeated="3"/>
          <table:table-cell table:style-name="ce14" table:number-columns-repeated="2"/>
          <table:table-cell table:style-name="Default" table:number-columns-repeated="2"/>
          <table:table-cell table:style-name="ce14" table:formula="of:=SUM([Predictions.F4:Predictions.F5]; [Predictions.G4:Predictions.G5])" office:value-type="float" office:value="0" calcext:value-type="float">
            <text:p>0</text:p>
          </table:table-cell>
          <table:table-cell table:style-name="ce14" table:number-columns-repeated="105"/>
          <table:table-cell table:style-name="ce12" table:number-columns-repeated="910"/>
        </table:table-row>
        <table:table-row table:style-name="ro1">
          <table:table-cell table:formula="of:=[Groups.A2]" office:value-type="string" office:string-value="Paris Saint Germain" calcext:value-type="string">
            <text:p>Paris Saint Germain</text:p>
          </table:table-cell>
          <table:table-cell/>
          <table:table-cell table:formula="of:=[Groups.A5]" office:value-type="string" office:string-value="Malmo" calcext:value-type="string">
            <text:p>Malmo</text:p>
          </table:table-cell>
          <table:table-cell table:number-columns-repeated="2"/>
          <table:table-cell table:formula="of:=IF(ISBLANK([Scores.B4]); 0; SUM(IF([Predictions.B4] = [Scores.B4];1;0); IF([Predictions.D4] = [Scores.D4];1;0)))" office:value-type="float" office:value="0" calcext:value-type="float">
            <text:p>0</text:p>
          </table:table-cell>
          <table:table-cell table:formula="of:=IF(ISBLANK([Scores.B4]); 0; IF(AND([Scores.B4] &gt; [Scores.D4]; [Predictions.B4] &gt; [Predictions.D4]); 3; IF(AND([Scores.B4] &lt; [Scores.D4]; [Predictions.B4] &lt; [Predictions.D4]); 3; IF(AND([Scores.B4] = [Scores.D4]; [Predictions.B4] = [Predictions.D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A3]" office:value-type="string" office:string-value="Real Madrid" calcext:value-type="string">
            <text:p>Real Madrid</text:p>
          </table:table-cell>
          <table:table-cell/>
          <table:table-cell table:style-name="ce7" table:formula="of:=[Groups.A4]" office:value-type="string" office:string-value="Shakthar Donetsk" calcext:value-type="string">
            <text:p>Shakthar Donetsk</text:p>
          </table:table-cell>
          <table:table-cell table:number-columns-repeated="2"/>
          <table:table-cell table:formula="of:=IF(ISBLANK([Scores.B5]); 0; SUM(IF([Predictions.B5] = [Scores.B5];1;0); IF([Predictions.D5] = [Scores.D5];1;0)))" office:value-type="float" office:value="0" calcext:value-type="float">
            <text:p>0</text:p>
          </table:table-cell>
          <table:table-cell table:formula="of:=IF(ISBLANK([Scores.B5]); 0; IF(AND([Scores.B5] &gt; [Scores.D5]; [Predictions.B5] &gt; [Predictions.D5]); 3; IF(AND([Scores.B5] &lt; [Scores.D5]; [Predictions.B5] &lt; [Predictions.D5]); 3; IF(AND([Scores.B5] = [Scores.D5]; [Predictions.B5] = [Predictions.D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6]); 0; SUM(IF([Predictions.B6] = [Scores.B6];1;0); IF([Predictions.D6] = [Scores.D6];1;0)))" office:value-type="float" office:value="0" calcext:value-type="float">
            <text:p>0</text:p>
          </table:table-cell>
          <table:table-cell table:formula="of:=IF(ISBLANK([Scores.B6]); 0; IF(AND([Scores.B6] &gt; [Scores.D6]; [Predictions.B6] &gt; [Predictions.D6]); 3; IF(AND([Scores.B6] &lt; [Scores.D6]; [Predictions.B6] &lt; [Predictions.D6]); 3; IF(AND([Scores.B6] = [Scores.D6]; [Predictions.B6] = [Predictions.D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B2]" office:value-type="string" office:string-value="PSV Eindhoven" calcext:value-type="string">
            <text:p>PSV Eindhoven</text:p>
          </table:table-cell>
          <table:table-cell/>
          <table:table-cell table:formula="of:=[Groups.B3]" office:value-type="string" office:string-value="Man Utd" calcext:value-type="string">
            <text:p>Man Utd</text:p>
          </table:table-cell>
          <table:table-cell table:number-columns-repeated="2"/>
          <table:table-cell table:formula="of:=IF(ISBLANK([Scores.B7]); 0; SUM(IF([Predictions.B7] = [Scores.B7];1;0); IF([Predictions.D7] = [Scores.D7];1;0)))" office:value-type="float" office:value="0" calcext:value-type="float">
            <text:p>0</text:p>
          </table:table-cell>
          <table:table-cell table:formula="of:=IF(ISBLANK([Scores.B7]); 0; IF(AND([Scores.B7] &gt; [Scores.D7]; [Predictions.B7] &gt; [Predictions.D7]); 3; IF(AND([Scores.B7] &lt; [Scores.D7]; [Predictions.B7] &lt; [Predictions.D7]); 3; IF(AND([Scores.B7] = [Scores.D7]; [Predictions.B7] = [Predictions.D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table:formula="of:=[Groups.B5]" office:value-type="string" office:string-value="Wolfsburg" calcext:value-type="string">
            <text:p>Wolfsburg</text:p>
          </table:table-cell>
          <table:table-cell/>
          <table:table-cell table:style-name="ce7" table:formula="of:=[Groups.B4]" office:value-type="string" office:string-value="CSKA Moscow" calcext:value-type="string">
            <text:p>CSKA Moscow</text:p>
          </table:table-cell>
          <table:table-cell table:number-columns-repeated="2"/>
          <table:table-cell table:formula="of:=IF(ISBLANK([Scores.B8]); 0; SUM(IF([Predictions.B8] = [Scores.B8];1;0); IF([Predictions.D8] = [Scores.D8];1;0)))" office:value-type="float" office:value="0" calcext:value-type="float">
            <text:p>0</text:p>
          </table:table-cell>
          <table:table-cell table:formula="of:=IF(ISBLANK([Scores.B8]); 0; IF(AND([Scores.B8] &gt; [Scores.D8]; [Predictions.B8] &gt; [Predictions.D8]); 3; IF(AND([Scores.B8] &lt; [Scores.D8]; [Predictions.B8] &lt; [Predictions.D8]); 3; IF(AND([Scores.B8] = [Scores.D8]; [Predictions.B8] = [Predictions.D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9]); 0; SUM(IF([Predictions.B9] = [Scores.B9];1;0); IF([Predictions.D9] = [Scores.D9];1;0)))" office:value-type="float" office:value="0" calcext:value-type="float">
            <text:p>0</text:p>
          </table:table-cell>
          <table:table-cell table:formula="of:=IF(ISBLANK([Scores.B9]); 0; IF(AND([Scores.B9] &gt; [Scores.D9]; [Predictions.B9] &gt; [Predictions.D9]); 3; IF(AND([Scores.B9] &lt; [Scores.D9]; [Predictions.B9] &lt; [Predictions.D9]); 3; IF(AND([Scores.B9] = [Scores.D9]; [Predictions.B9] = [Predictions.D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C2]" office:value-type="string" office:string-value="Benfica" calcext:value-type="string">
            <text:p>Benfica</text:p>
          </table:table-cell>
          <table:table-cell/>
          <table:table-cell table:formula="of:=[Groups.C5]" office:value-type="string" office:string-value="FC Astana" calcext:value-type="string">
            <text:p>FC Astana</text:p>
          </table:table-cell>
          <table:table-cell table:number-columns-repeated="2"/>
          <table:table-cell table:formula="of:=IF(ISBLANK([Scores.B10]); 0; SUM(IF([Predictions.B10] = [Scores.B10];1;0); IF([Predictions.D10] = [Scores.D10];1;0)))" office:value-type="float" office:value="0" calcext:value-type="float">
            <text:p>0</text:p>
          </table:table-cell>
          <table:table-cell table:formula="of:=IF(ISBLANK([Scores.B10]); 0; IF(AND([Scores.B10] &gt; [Scores.D10]; [Predictions.B10] &gt; [Predictions.D10]); 3; IF(AND([Scores.B10] &lt; [Scores.D10]; [Predictions.B10] &lt; [Predictions.D10]); 3; IF(AND([Scores.B10] = [Scores.D10]; [Predictions.B10] = [Predictions.D1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C4]" office:value-type="string" office:string-value="Galatasary" calcext:value-type="string">
            <text:p>Galatasary</text:p>
          </table:table-cell>
          <table:table-cell/>
          <table:table-cell table:formula="of:=[Groups.C3]" office:value-type="string" office:string-value="Athletico Madrid" calcext:value-type="string">
            <text:p>Athletico Madrid</text:p>
          </table:table-cell>
          <table:table-cell table:number-columns-repeated="2"/>
          <table:table-cell table:formula="of:=IF(ISBLANK([Scores.B11]); 0; SUM(IF([Predictions.B11] = [Scores.B11];1;0); IF([Predictions.D11] = [Scores.D11];1;0)))" office:value-type="float" office:value="0" calcext:value-type="float">
            <text:p>0</text:p>
          </table:table-cell>
          <table:table-cell table:formula="of:=IF(ISBLANK([Scores.B11]); 0; IF(AND([Scores.B11] &gt; [Scores.D11]; [Predictions.B11] &gt; [Predictions.D11]); 3; IF(AND([Scores.B11] &lt; [Scores.D11]; [Predictions.B11] &lt; [Predictions.D11]); 3; IF(AND([Scores.B11] = [Scores.D11]; [Predictions.B11] = [Predictions.D1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2]); 0; SUM(IF([Predictions.B12] = [Scores.B12];1;0); IF([Predictions.D12] = [Scores.D12];1;0)))" office:value-type="float" office:value="0" calcext:value-type="float">
            <text:p>0</text:p>
          </table:table-cell>
          <table:table-cell table:formula="of:=IF(ISBLANK([Scores.B12]); 0; IF(AND([Scores.B12] &gt; [Scores.D12]; [Predictions.B12] &gt; [Predictions.D12]); 3; IF(AND([Scores.B12] &lt; [Scores.D12]; [Predictions.B12] &lt; [Predictions.D12]); 3; IF(AND([Scores.B12] = [Scores.D12]; [Predictions.B12] = [Predictions.D1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D3]" office:value-type="string" office:string-value="Man City" calcext:value-type="string">
            <text:p>Man City</text:p>
          </table:table-cell>
          <table:table-cell/>
          <table:table-cell table:formula="of:=[Groups.D2]" office:value-type="string" office:string-value="Juventus" calcext:value-type="string">
            <text:p>Juventus</text:p>
          </table:table-cell>
          <table:table-cell table:number-columns-repeated="2"/>
          <table:table-cell table:formula="of:=IF(ISBLANK([Scores.B13]); 0; SUM(IF([Predictions.B13] = [Scores.B13];1;0); IF([Predictions.D13] = [Scores.D13];1;0)))" office:value-type="float" office:value="0" calcext:value-type="float">
            <text:p>0</text:p>
          </table:table-cell>
          <table:table-cell table:formula="of:=IF(ISBLANK([Scores.B13]); 0; IF(AND([Scores.B13] &gt; [Scores.D13]; [Predictions.B13] &gt; [Predictions.D13]); 3; IF(AND([Scores.B13] &lt; [Scores.D13]; [Predictions.B13] &lt; [Predictions.D13]); 3; IF(AND([Scores.B13] = [Scores.D13]; [Predictions.B13] = [Predictions.D1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D4]" office:value-type="string" office:string-value="Sevilla" calcext:value-type="string">
            <text:p>Sevilla</text:p>
          </table:table-cell>
          <table:table-cell/>
          <table:table-cell table:formula="of:=[Groups.D5]" office:value-type="string" office:string-value="Borussia Monchengladbach" calcext:value-type="string">
            <text:p>Borussia Monchengladbach</text:p>
          </table:table-cell>
          <table:table-cell table:number-columns-repeated="2"/>
          <table:table-cell table:formula="of:=IF(ISBLANK([Scores.B14]); 0; SUM(IF([Predictions.B14] = [Scores.B14];1;0); IF([Predictions.D14] = [Scores.D14];1;0)))" office:value-type="float" office:value="0" calcext:value-type="float">
            <text:p>0</text:p>
          </table:table-cell>
          <table:table-cell table:formula="of:=IF(ISBLANK([Scores.B14]); 0; IF(AND([Scores.B14] &gt; [Scores.D14]; [Predictions.B14] &gt; [Predictions.D14]); 3; IF(AND([Scores.B14] &lt; [Scores.D14]; [Predictions.B14] &lt; [Predictions.D14]); 3; IF(AND([Scores.B14] = [Scores.D14]; [Predictions.B14] = [Predictions.D1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5]); 0; SUM(IF([Predictions.B15] = [Scores.B15];1;0); IF([Predictions.D15] = [Scores.D15];1;0)))" office:value-type="float" office:value="0" calcext:value-type="float">
            <text:p>0</text:p>
          </table:table-cell>
          <table:table-cell table:formula="of:=IF(ISBLANK([Scores.B15]); 0; IF(AND([Scores.B15] &gt; [Scores.D15]; [Predictions.B15] &gt; [Predictions.D15]); 3; IF(AND([Scores.B15] &lt; [Scores.D15]; [Predictions.B15] &lt; [Predictions.D15]); 3; IF(AND([Scores.B15] = [Scores.D15]; [Predictions.B15] = [Predictions.D1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Wednesday Sep 16<text:span text:style-name="T1">th</text:span></text:p>
          </table:table-cell>
          <table:table-cell table:style-name="ce13" table:number-columns-repeated="3"/>
          <table:table-cell/>
          <table:table-cell table:formula="of:=IF(ISBLANK([Scores.B16]); 0; SUM(IF([Predictions.B16] = [Scores.B16];1;0); IF([Predictions.D16] = [Scores.D16];1;0)))" office:value-type="float" office:value="0" calcext:value-type="float">
            <text:p>0</text:p>
          </table:table-cell>
          <table:table-cell table:formula="of:=IF(ISBLANK([Scores.B16]); 0; IF(AND([Scores.B16] &gt; [Scores.D16]; [Predictions.B16] &gt; [Predictions.D16]); 3; IF(AND([Scores.B16] &lt; [Scores.D16]; [Predictions.B16] &lt; [Predictions.D16]); 3; IF(AND([Scores.B16] = [Scores.D16]; [Predictions.B16] = [Predictions.D16]); 3; 0))))" office:value-type="float" office:value="0" calcext:value-type="float">
            <text:p>0</text:p>
          </table:table-cell>
          <table:table-cell table:number-columns-repeated="107"/>
          <table:table-cell table:style-name="ce13" table:number-columns-repeated="910"/>
        </table:table-row>
        <table:table-row table:style-name="ro1">
          <table:table-cell table:formula="of:=[Groups.E3]" office:value-type="string" office:string-value="Leverkusen" calcext:value-type="string">
            <text:p>Leverkusen</text:p>
          </table:table-cell>
          <table:table-cell/>
          <table:table-cell table:formula="of:=[Groups.E5]" office:value-type="string" office:string-value="BATE Borisov" calcext:value-type="string">
            <text:p>BATE Borisov</text:p>
          </table:table-cell>
          <table:table-cell table:number-columns-repeated="2"/>
          <table:table-cell table:formula="of:=IF(ISBLANK([Scores.B17]); 0; SUM(IF([Predictions.B17] = [Scores.B17];1;0); IF([Predictions.D17] = [Scores.D17];1;0)))" office:value-type="float" office:value="0" calcext:value-type="float">
            <text:p>0</text:p>
          </table:table-cell>
          <table:table-cell table:formula="of:=IF(ISBLANK([Scores.B17]); 0; IF(AND([Scores.B17] &gt; [Scores.D17]; [Predictions.B17] &gt; [Predictions.D17]); 3; IF(AND([Scores.B17] &lt; [Scores.D17]; [Predictions.B17] &lt; [Predictions.D17]); 3; IF(AND([Scores.B17] = [Scores.D17]; [Predictions.B17] = [Predictions.D1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E4]" office:value-type="string" office:string-value="Roma" calcext:value-type="string">
            <text:p>Roma</text:p>
          </table:table-cell>
          <table:table-cell/>
          <table:table-cell table:formula="of:=[Groups.E2]" office:value-type="string" office:string-value="Barcelona" calcext:value-type="string">
            <text:p>Barcelona</text:p>
          </table:table-cell>
          <table:table-cell table:number-columns-repeated="2"/>
          <table:table-cell table:formula="of:=IF(ISBLANK([Scores.B18]); 0; SUM(IF([Predictions.B18] = [Scores.B18];1;0); IF([Predictions.D18] = [Scores.D18];1;0)))" office:value-type="float" office:value="0" calcext:value-type="float">
            <text:p>0</text:p>
          </table:table-cell>
          <table:table-cell table:formula="of:=IF(ISBLANK([Scores.B18]); 0; IF(AND([Scores.B18] &gt; [Scores.D18]; [Predictions.B18] &gt; [Predictions.D18]); 3; IF(AND([Scores.B18] &lt; [Scores.D18]; [Predictions.B18] &lt; [Predictions.D18]); 3; IF(AND([Scores.B18] = [Scores.D18]; [Predictions.B18] = [Predictions.D1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9]); 0; SUM(IF([Predictions.B19] = [Scores.B19];1;0); IF([Predictions.D19] = [Scores.D19];1;0)))" office:value-type="float" office:value="0" calcext:value-type="float">
            <text:p>0</text:p>
          </table:table-cell>
          <table:table-cell table:formula="of:=IF(ISBLANK([Scores.B19]); 0; IF(AND([Scores.B19] &gt; [Scores.D19]; [Predictions.B19] &gt; [Predictions.D19]); 3; IF(AND([Scores.B19] &lt; [Scores.D19]; [Predictions.B19] &lt; [Predictions.D19]); 3; IF(AND([Scores.B19] = [Scores.D19]; [Predictions.B19] = [Predictions.D1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F5]" office:value-type="string" office:string-value="Dinamo Zagreb" calcext:value-type="string">
            <text:p>Dinamo Zagreb</text:p>
          </table:table-cell>
          <table:table-cell/>
          <table:table-cell table:formula="of:=[Groups.F3]" office:value-type="string" office:string-value="Arsenal" calcext:value-type="string">
            <text:p>Arsenal</text:p>
          </table:table-cell>
          <table:table-cell table:number-columns-repeated="2"/>
          <table:table-cell table:formula="of:=IF(ISBLANK([Scores.B20]); 0; SUM(IF([Predictions.B20] = [Scores.B20];1;0); IF([Predictions.D20] = [Scores.D20];1;0)))" office:value-type="float" office:value="0" calcext:value-type="float">
            <text:p>0</text:p>
          </table:table-cell>
          <table:table-cell table:formula="of:=IF(ISBLANK([Scores.B20]); 0; IF(AND([Scores.B20] &gt; [Scores.D20]; [Predictions.B20] &gt; [Predictions.D20]); 3; IF(AND([Scores.B20] &lt; [Scores.D20]; [Predictions.B20] &lt; [Predictions.D20]); 3; IF(AND([Scores.B20] = [Scores.D20]; [Predictions.B20] = [Predictions.D2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F4]" office:value-type="string" office:string-value="Olympiakos" calcext:value-type="string">
            <text:p>Olympiakos</text:p>
          </table:table-cell>
          <table:table-cell/>
          <table:table-cell table:style-name="ce7" table:formula="of:=[Groups.F2]" office:value-type="string" office:string-value="Bayern Munich" calcext:value-type="string">
            <text:p>Bayern Munich</text:p>
          </table:table-cell>
          <table:table-cell table:number-columns-repeated="2"/>
          <table:table-cell table:formula="of:=IF(ISBLANK([Scores.B21]); 0; SUM(IF([Predictions.B21] = [Scores.B21];1;0); IF([Predictions.D21] = [Scores.D21];1;0)))" office:value-type="float" office:value="0" calcext:value-type="float">
            <text:p>0</text:p>
          </table:table-cell>
          <table:table-cell table:formula="of:=IF(ISBLANK([Scores.B21]); 0; IF(AND([Scores.B21] &gt; [Scores.D21]; [Predictions.B21] &gt; [Predictions.D21]); 3; IF(AND([Scores.B21] &lt; [Scores.D21]; [Predictions.B21] &lt; [Predictions.D21]); 3; IF(AND([Scores.B21] = [Scores.D21]; [Predictions.B21] = [Predictions.D2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22]); 0; SUM(IF([Predictions.B22] = [Scores.B22];1;0); IF([Predictions.D22] = [Scores.D22];1;0)))" office:value-type="float" office:value="0" calcext:value-type="float">
            <text:p>0</text:p>
          </table:table-cell>
          <table:table-cell table:formula="of:=IF(ISBLANK([Scores.B22]); 0; IF(AND([Scores.B22] &gt; [Scores.D22]; [Predictions.B22] &gt; [Predictions.D22]); 3; IF(AND([Scores.B22] &lt; [Scores.D22]; [Predictions.B22] &lt; [Predictions.D22]); 3; IF(AND([Scores.B22] = [Scores.D22]; [Predictions.B22] = [Predictions.D2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G2]" office:value-type="string" office:string-value="Chelsea" calcext:value-type="string">
            <text:p>Chelsea</text:p>
          </table:table-cell>
          <table:table-cell/>
          <table:table-cell table:formula="of:=[Groups.G5]" office:value-type="string" office:string-value="Macabi Tel Aviv" calcext:value-type="string">
            <text:p>Macabi Tel Aviv</text:p>
          </table:table-cell>
          <table:table-cell table:number-columns-repeated="2"/>
          <table:table-cell table:formula="of:=IF(ISBLANK([Scores.B23]); 0; SUM(IF([Predictions.B23] = [Scores.B23];1;0); IF([Predictions.D23] = [Scores.D23];1;0)))" office:value-type="float" office:value="0" calcext:value-type="float">
            <text:p>0</text:p>
          </table:table-cell>
          <table:table-cell table:formula="of:=IF(ISBLANK([Scores.B23]); 0; IF(AND([Scores.B23] &gt; [Scores.D23]; [Predictions.B23] &gt; [Predictions.D23]); 3; IF(AND([Scores.B23] &lt; [Scores.D23]; [Predictions.B23] &lt; [Predictions.D23]); 3; IF(AND([Scores.B23] = [Scores.D23]; [Predictions.B23] = [Predictions.D2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G4]" office:value-type="string" office:string-value="Dynamo Kiev" calcext:value-type="string">
            <text:p>Dynamo Kiev</text:p>
          </table:table-cell>
          <table:table-cell/>
          <table:table-cell table:formula="of:=[Groups.G3]" office:value-type="string" office:string-value="Porto" calcext:value-type="string">
            <text:p>Porto</text:p>
          </table:table-cell>
          <table:table-cell table:number-columns-repeated="2"/>
          <table:table-cell table:formula="of:=IF(ISBLANK([Scores.B24]); 0; SUM(IF([Predictions.B24] = [Scores.B24];1;0); IF([Predictions.D24] = [Scores.D24];1;0)))" office:value-type="float" office:value="0" calcext:value-type="float">
            <text:p>0</text:p>
          </table:table-cell>
          <table:table-cell table:formula="of:=IF(ISBLANK([Scores.B24]); 0; IF(AND([Scores.B24] &gt; [Scores.D24]; [Predictions.B24] &gt; [Predictions.D24]); 3; IF(AND([Scores.B24] &lt; [Scores.D24]; [Predictions.B24] &lt; [Predictions.D24]); 3; IF(AND([Scores.B24] = [Scores.D24]; [Predictions.B24] = [Predictions.D2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25]); 0; SUM(IF([Predictions.B25] = [Scores.B25];1;0); IF([Predictions.D25] = [Scores.D25];1;0)))" office:value-type="float" office:value="0" calcext:value-type="float">
            <text:p>0</text:p>
          </table:table-cell>
          <table:table-cell table:formula="of:=IF(ISBLANK([Scores.B25]); 0; IF(AND([Scores.B25] &gt; [Scores.D25]; [Predictions.B25] &gt; [Predictions.D25]); 3; IF(AND([Scores.B25] &lt; [Scores.D25]; [Predictions.B25] &lt; [Predictions.D25]); 3; IF(AND([Scores.B25] = [Scores.D25]; [Predictions.B25] = [Predictions.D2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H5]" office:value-type="string" office:string-value="Gent" calcext:value-type="string">
            <text:p>Gent</text:p>
          </table:table-cell>
          <table:table-cell/>
          <table:table-cell table:formula="of:=[Groups.H4]" office:value-type="string" office:string-value="Lyon" calcext:value-type="string">
            <text:p>Lyon</text:p>
          </table:table-cell>
          <table:table-cell table:number-columns-repeated="2"/>
          <table:table-cell table:formula="of:=IF(ISBLANK([Scores.B26]); 0; SUM(IF([Predictions.B26] = [Scores.B26];1;0); IF([Predictions.D26] = [Scores.D26];1;0)))" office:value-type="float" office:value="0" calcext:value-type="float">
            <text:p>0</text:p>
          </table:table-cell>
          <table:table-cell table:formula="of:=IF(ISBLANK([Scores.B26]); 0; IF(AND([Scores.B26] &gt; [Scores.D26]; [Predictions.B26] &gt; [Predictions.D26]); 3; IF(AND([Scores.B26] &lt; [Scores.D26]; [Predictions.B26] &lt; [Predictions.D26]); 3; IF(AND([Scores.B26] = [Scores.D26]; [Predictions.B26] = [Predictions.D2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H3]" office:value-type="string" office:string-value="Valencia" calcext:value-type="string">
            <text:p>Valencia</text:p>
          </table:table-cell>
          <table:table-cell/>
          <table:table-cell table:formula="of:=[Groups.H2]" office:value-type="string" office:string-value="Zenit St Petersburg" calcext:value-type="string">
            <text:p>Zenit St Petersburg</text:p>
          </table:table-cell>
          <table:table-cell table:number-columns-repeated="2"/>
          <table:table-cell table:formula="of:=IF(ISBLANK([Scores.B27]); 0; SUM(IF([Predictions.B27] = [Scores.B27];1;0); IF([Predictions.D27] = [Scores.D27];1;0)))" office:value-type="float" office:value="0" calcext:value-type="float">
            <text:p>0</text:p>
          </table:table-cell>
          <table:table-cell table:formula="of:=IF(ISBLANK([Scores.B27]); 0; IF(AND([Scores.B27] &gt; [Scores.D27]; [Predictions.B27] &gt; [Predictions.D27]); 3; IF(AND([Scores.B27] &lt; [Scores.D27]; [Predictions.B27] &lt; [Predictions.D27]); 3; IF(AND([Scores.B27] = [Scores.D27]; [Predictions.B27] = [Predictions.D2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28]); 0; SUM(IF([Predictions.B28] = [Scores.B28];1;0); IF([Predictions.D28] = [Scores.D28];1;0)))" office:value-type="float" office:value="0" calcext:value-type="float">
            <text:p>0</text:p>
          </table:table-cell>
          <table:table-cell table:formula="of:=IF(ISBLANK([Scores.B28]); 0; IF(AND([Scores.B28] &gt; [Scores.D28]; [Predictions.B28] &gt; [Predictions.D28]); 3; IF(AND([Scores.B28] &lt; [Scores.D28]; [Predictions.B28] &lt; [Predictions.D28]); 3; IF(AND([Scores.B28] = [Scores.D28]; [Predictions.B28] = [Predictions.D2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Week 2</text:p>
          </table:table-cell>
          <table:table-cell table:style-name="ce11" table:number-columns-repeated="3"/>
          <table:table-cell table:style-name="ce14"/>
          <table:table-cell table:formula="of:=IF(ISBLANK([Scores.B29]); 0; SUM(IF([Predictions.B29] = [Scores.B29];1;0); IF([Predictions.D29] = [Scores.D29];1;0)))" office:value-type="float" office:value="0" calcext:value-type="float">
            <text:p>0</text:p>
          </table:table-cell>
          <table:table-cell table:formula="of:=IF(ISBLANK([Scores.B29]); 0; IF(AND([Scores.B29] &gt; [Scores.D29]; [Predictions.B29] &gt; [Predictions.D29]); 3; IF(AND([Scores.B29] &lt; [Scores.D29]; [Predictions.B29] &lt; [Predictions.D29]); 3; IF(AND([Scores.B29] = [Scores.D29]; [Predictions.B29] = [Predictions.D29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1" table:number-columns-repeated="910"/>
        </table:table-row>
        <table:table-row table:style-name="ro3">
          <table:table-cell table:style-name="ce6" office:value-type="string" calcext:value-type="string">
            <text:p>Tuesday Sep 29<text:span text:style-name="T1">th</text:span></text:p>
          </table:table-cell>
          <table:table-cell table:style-name="ce12" table:number-columns-repeated="3"/>
          <table:table-cell table:style-name="ce14"/>
          <table:table-cell table:formula="of:=IF(ISBLANK([Scores.B30]); 0; SUM(IF([Predictions.B30] = [Scores.B30];1;0); IF([Predictions.D30] = [Scores.D30];1;0)))" office:value-type="float" office:value="0" calcext:value-type="float">
            <text:p>0</text:p>
          </table:table-cell>
          <table:table-cell table:formula="of:=IF(ISBLANK([Scores.B30]); 0; IF(AND([Scores.B30] &gt; [Scores.D30]; [Predictions.B30] &gt; [Predictions.D30]); 3; IF(AND([Scores.B30] &lt; [Scores.D30]; [Predictions.B30] &lt; [Predictions.D30]); 3; IF(AND([Scores.B30] = [Scores.D30]; [Predictions.B30] = [Predictions.D30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2" table:number-columns-repeated="910"/>
        </table:table-row>
        <table:table-row table:style-name="ro1">
          <table:table-cell table:formula="of:=[Groups.E2]" office:value-type="string" office:string-value="Barcelona" calcext:value-type="string">
            <text:p>Barcelona</text:p>
          </table:table-cell>
          <table:table-cell/>
          <table:table-cell table:style-name="ce7" table:formula="of:=[Groups.E3]" office:value-type="string" office:string-value="Leverkusen" calcext:value-type="string">
            <text:p>Leverkusen</text:p>
          </table:table-cell>
          <table:table-cell table:number-columns-repeated="2"/>
          <table:table-cell table:formula="of:=IF(ISBLANK([Scores.B31]); 0; SUM(IF([Predictions.B31] = [Scores.B31];1;0); IF([Predictions.D31] = [Scores.D31];1;0)))" office:value-type="float" office:value="0" calcext:value-type="float">
            <text:p>0</text:p>
          </table:table-cell>
          <table:table-cell table:formula="of:=IF(ISBLANK([Scores.B31]); 0; IF(AND([Scores.B31] &gt; [Scores.D31]; [Predictions.B31] &gt; [Predictions.D31]); 3; IF(AND([Scores.B31] &lt; [Scores.D31]; [Predictions.B31] &lt; [Predictions.D31]); 3; IF(AND([Scores.B31] = [Scores.D31]; [Predictions.B31] = [Predictions.D3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table:formula="of:=[Groups.E5]" office:value-type="string" office:string-value="BATE Borisov" calcext:value-type="string">
            <text:p>BATE Borisov</text:p>
          </table:table-cell>
          <table:table-cell/>
          <table:table-cell table:style-name="ce7" table:formula="of:=[Groups.E4]" office:value-type="string" office:string-value="Roma" calcext:value-type="string">
            <text:p>Roma</text:p>
          </table:table-cell>
          <table:table-cell table:number-columns-repeated="2"/>
          <table:table-cell table:formula="of:=IF(ISBLANK([Scores.B32]); 0; SUM(IF([Predictions.B32] = [Scores.B32];1;0); IF([Predictions.D32] = [Scores.D32];1;0)))" office:value-type="float" office:value="0" calcext:value-type="float">
            <text:p>0</text:p>
          </table:table-cell>
          <table:table-cell table:formula="of:=IF(ISBLANK([Scores.B32]); 0; IF(AND([Scores.B32] &gt; [Scores.D32]; [Predictions.B32] &gt; [Predictions.D32]); 3; IF(AND([Scores.B32] &lt; [Scores.D32]; [Predictions.B32] &lt; [Predictions.D32]); 3; IF(AND([Scores.B32] = [Scores.D32]; [Predictions.B32] = [Predictions.D3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33]); 0; SUM(IF([Predictions.B33] = [Scores.B33];1;0); IF([Predictions.D33] = [Scores.D33];1;0)))" office:value-type="float" office:value="0" calcext:value-type="float">
            <text:p>0</text:p>
          </table:table-cell>
          <table:table-cell table:formula="of:=IF(ISBLANK([Scores.B33]); 0; IF(AND([Scores.B33] &gt; [Scores.D33]; [Predictions.B33] &gt; [Predictions.D33]); 3; IF(AND([Scores.B33] &lt; [Scores.D33]; [Predictions.B33] &lt; [Predictions.D33]); 3; IF(AND([Scores.B33] = [Scores.D33]; [Predictions.B33] = [Predictions.D3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F3]" office:value-type="string" office:string-value="Arsenal" calcext:value-type="string">
            <text:p>Arsenal</text:p>
          </table:table-cell>
          <table:table-cell/>
          <table:table-cell table:formula="of:=[Groups.F4]" office:value-type="string" office:string-value="Olympiakos" calcext:value-type="string">
            <text:p>Olympiakos</text:p>
          </table:table-cell>
          <table:table-cell table:number-columns-repeated="2"/>
          <table:table-cell table:formula="of:=IF(ISBLANK([Scores.B34]); 0; SUM(IF([Predictions.B34] = [Scores.B34];1;0); IF([Predictions.D34] = [Scores.D34];1;0)))" office:value-type="float" office:value="0" calcext:value-type="float">
            <text:p>0</text:p>
          </table:table-cell>
          <table:table-cell table:formula="of:=IF(ISBLANK([Scores.B34]); 0; IF(AND([Scores.B34] &gt; [Scores.D34]; [Predictions.B34] &gt; [Predictions.D34]); 3; IF(AND([Scores.B34] &lt; [Scores.D34]; [Predictions.B34] &lt; [Predictions.D34]); 3; IF(AND([Scores.B34] = [Scores.D34]; [Predictions.B34] = [Predictions.D3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F2]" office:value-type="string" office:string-value="Bayern Munich" calcext:value-type="string">
            <text:p>Bayern Munich</text:p>
          </table:table-cell>
          <table:table-cell/>
          <table:table-cell table:formula="of:=[Groups.F5]" office:value-type="string" office:string-value="Dinamo Zagreb" calcext:value-type="string">
            <text:p>Dinamo Zagreb</text:p>
          </table:table-cell>
          <table:table-cell table:number-columns-repeated="2"/>
          <table:table-cell table:formula="of:=IF(ISBLANK([Scores.B35]); 0; SUM(IF([Predictions.B35] = [Scores.B35];1;0); IF([Predictions.D35] = [Scores.D35];1;0)))" office:value-type="float" office:value="0" calcext:value-type="float">
            <text:p>0</text:p>
          </table:table-cell>
          <table:table-cell table:formula="of:=IF(ISBLANK([Scores.B35]); 0; IF(AND([Scores.B35] &gt; [Scores.D35]; [Predictions.B35] &gt; [Predictions.D35]); 3; IF(AND([Scores.B35] &lt; [Scores.D35]; [Predictions.B35] &lt; [Predictions.D35]); 3; IF(AND([Scores.B35] = [Scores.D35]; [Predictions.B35] = [Predictions.D3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36]); 0; SUM(IF([Predictions.B36] = [Scores.B36];1;0); IF([Predictions.D36] = [Scores.D36];1;0)))" office:value-type="float" office:value="0" calcext:value-type="float">
            <text:p>0</text:p>
          </table:table-cell>
          <table:table-cell table:formula="of:=IF(ISBLANK([Scores.B36]); 0; IF(AND([Scores.B36] &gt; [Scores.D36]; [Predictions.B36] &gt; [Predictions.D36]); 3; IF(AND([Scores.B36] &lt; [Scores.D36]; [Predictions.B36] &lt; [Predictions.D36]); 3; IF(AND([Scores.B36] = [Scores.D36]; [Predictions.B36] = [Predictions.D3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G3]" office:value-type="string" office:string-value="Porto" calcext:value-type="string">
            <text:p>Porto</text:p>
          </table:table-cell>
          <table:table-cell/>
          <table:table-cell table:style-name="ce7" table:formula="of:=[Groups.G2]" office:value-type="string" office:string-value="Chelsea" calcext:value-type="string">
            <text:p>Chelsea</text:p>
          </table:table-cell>
          <table:table-cell table:number-columns-repeated="2"/>
          <table:table-cell table:formula="of:=IF(ISBLANK([Scores.B37]); 0; SUM(IF([Predictions.B37] = [Scores.B37];1;0); IF([Predictions.D37] = [Scores.D37];1;0)))" office:value-type="float" office:value="0" calcext:value-type="float">
            <text:p>0</text:p>
          </table:table-cell>
          <table:table-cell table:formula="of:=IF(ISBLANK([Scores.B37]); 0; IF(AND([Scores.B37] &gt; [Scores.D37]; [Predictions.B37] &gt; [Predictions.D37]); 3; IF(AND([Scores.B37] &lt; [Scores.D37]; [Predictions.B37] &lt; [Predictions.D37]); 3; IF(AND([Scores.B37] = [Scores.D37]; [Predictions.B37] = [Predictions.D3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G5]" office:value-type="string" office:string-value="Macabi Tel Aviv" calcext:value-type="string">
            <text:p>Macabi Tel Aviv</text:p>
          </table:table-cell>
          <table:table-cell/>
          <table:table-cell table:formula="of:=[Groups.G4]" office:value-type="string" office:string-value="Dynamo Kiev" calcext:value-type="string">
            <text:p>Dynamo Kiev</text:p>
          </table:table-cell>
          <table:table-cell table:number-columns-repeated="2"/>
          <table:table-cell table:formula="of:=IF(ISBLANK([Scores.B38]); 0; SUM(IF([Predictions.B38] = [Scores.B38];1;0); IF([Predictions.D38] = [Scores.D38];1;0)))" office:value-type="float" office:value="0" calcext:value-type="float">
            <text:p>0</text:p>
          </table:table-cell>
          <table:table-cell table:formula="of:=IF(ISBLANK([Scores.B38]); 0; IF(AND([Scores.B38] &gt; [Scores.D38]; [Predictions.B38] &gt; [Predictions.D38]); 3; IF(AND([Scores.B38] &lt; [Scores.D38]; [Predictions.B38] &lt; [Predictions.D38]); 3; IF(AND([Scores.B38] = [Scores.D38]; [Predictions.B38] = [Predictions.D3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39]); 0; SUM(IF([Predictions.B39] = [Scores.B39];1;0); IF([Predictions.D39] = [Scores.D39];1;0)))" office:value-type="float" office:value="0" calcext:value-type="float">
            <text:p>0</text:p>
          </table:table-cell>
          <table:table-cell table:formula="of:=IF(ISBLANK([Scores.B39]); 0; IF(AND([Scores.B39] &gt; [Scores.D39]; [Predictions.B39] &gt; [Predictions.D39]); 3; IF(AND([Scores.B39] &lt; [Scores.D39]; [Predictions.B39] &lt; [Predictions.D39]); 3; IF(AND([Scores.B39] = [Scores.D39]; [Predictions.B39] = [Predictions.D3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H4]" office:value-type="string" office:string-value="Lyon" calcext:value-type="string">
            <text:p>Lyon</text:p>
          </table:table-cell>
          <table:table-cell/>
          <table:table-cell table:formula="of:=[Groups.H3]" office:value-type="string" office:string-value="Valencia" calcext:value-type="string">
            <text:p>Valencia</text:p>
          </table:table-cell>
          <table:table-cell table:number-columns-repeated="2"/>
          <table:table-cell table:formula="of:=IF(ISBLANK([Scores.B40]); 0; SUM(IF([Predictions.B40] = [Scores.B40];1;0); IF([Predictions.D40] = [Scores.D40];1;0)))" office:value-type="float" office:value="0" calcext:value-type="float">
            <text:p>0</text:p>
          </table:table-cell>
          <table:table-cell table:formula="of:=IF(ISBLANK([Scores.B40]); 0; IF(AND([Scores.B40] &gt; [Scores.D40]; [Predictions.B40] &gt; [Predictions.D40]); 3; IF(AND([Scores.B40] &lt; [Scores.D40]; [Predictions.B40] &lt; [Predictions.D40]); 3; IF(AND([Scores.B40] = [Scores.D40]; [Predictions.B40] = [Predictions.D4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H2]" office:value-type="string" office:string-value="Zenit St Petersburg" calcext:value-type="string">
            <text:p>Zenit St Petersburg</text:p>
          </table:table-cell>
          <table:table-cell/>
          <table:table-cell table:formula="of:=[Groups.H5]" office:value-type="string" office:string-value="Gent" calcext:value-type="string">
            <text:p>Gent</text:p>
          </table:table-cell>
          <table:table-cell table:number-columns-repeated="2"/>
          <table:table-cell table:formula="of:=IF(ISBLANK([Scores.B41]); 0; SUM(IF([Predictions.B41] = [Scores.B41];1;0); IF([Predictions.D41] = [Scores.D41];1;0)))" office:value-type="float" office:value="0" calcext:value-type="float">
            <text:p>0</text:p>
          </table:table-cell>
          <table:table-cell table:formula="of:=IF(ISBLANK([Scores.B41]); 0; IF(AND([Scores.B41] &gt; [Scores.D41]; [Predictions.B41] &gt; [Predictions.D41]); 3; IF(AND([Scores.B41] &lt; [Scores.D41]; [Predictions.B41] &lt; [Predictions.D41]); 3; IF(AND([Scores.B41] = [Scores.D41]; [Predictions.B41] = [Predictions.D4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42]); 0; SUM(IF([Predictions.B42] = [Scores.B42];1;0); IF([Predictions.D42] = [Scores.D42];1;0)))" office:value-type="float" office:value="0" calcext:value-type="float">
            <text:p>0</text:p>
          </table:table-cell>
          <table:table-cell table:formula="of:=IF(ISBLANK([Scores.B42]); 0; IF(AND([Scores.B42] &gt; [Scores.D42]; [Predictions.B42] &gt; [Predictions.D42]); 3; IF(AND([Scores.B42] &lt; [Scores.D42]; [Predictions.B42] &lt; [Predictions.D42]); 3; IF(AND([Scores.B42] = [Scores.D42]; [Predictions.B42] = [Predictions.D4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Wednesday Sep 30<text:span text:style-name="T1">th</text:span></text:p>
          </table:table-cell>
          <table:table-cell table:style-name="ce12" table:number-columns-repeated="3"/>
          <table:table-cell table:style-name="ce14"/>
          <table:table-cell table:formula="of:=IF(ISBLANK([Scores.B43]); 0; SUM(IF([Predictions.B43] = [Scores.B43];1;0); IF([Predictions.D43] = [Scores.D43];1;0)))" office:value-type="float" office:value="0" calcext:value-type="float">
            <text:p>0</text:p>
          </table:table-cell>
          <table:table-cell table:formula="of:=IF(ISBLANK([Scores.B43]); 0; IF(AND([Scores.B43] &gt; [Scores.D43]; [Predictions.B43] &gt; [Predictions.D43]); 3; IF(AND([Scores.B43] &lt; [Scores.D43]; [Predictions.B43] &lt; [Predictions.D43]); 3; IF(AND([Scores.B43] = [Scores.D43]; [Predictions.B43] = [Predictions.D43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2" table:number-columns-repeated="910"/>
        </table:table-row>
        <table:table-row table:style-name="ro1">
          <table:table-cell table:style-name="ce7" table:formula="of:=[Groups.A4]" office:value-type="string" office:string-value="Shakthar Donetsk" calcext:value-type="string">
            <text:p>Shakthar Donetsk</text:p>
          </table:table-cell>
          <table:table-cell/>
          <table:table-cell table:formula="of:=[Groups.A2]" office:value-type="string" office:string-value="Paris Saint Germain" calcext:value-type="string">
            <text:p>Paris Saint Germain</text:p>
          </table:table-cell>
          <table:table-cell table:number-columns-repeated="2"/>
          <table:table-cell table:formula="of:=IF(ISBLANK([Scores.B44]); 0; SUM(IF([Predictions.B44] = [Scores.B44];1;0); IF([Predictions.D44] = [Scores.D44];1;0)))" office:value-type="float" office:value="0" calcext:value-type="float">
            <text:p>0</text:p>
          </table:table-cell>
          <table:table-cell table:formula="of:=IF(ISBLANK([Scores.B44]); 0; IF(AND([Scores.B44] &gt; [Scores.D44]; [Predictions.B44] &gt; [Predictions.D44]); 3; IF(AND([Scores.B44] &lt; [Scores.D44]; [Predictions.B44] &lt; [Predictions.D44]); 3; IF(AND([Scores.B44] = [Scores.D44]; [Predictions.B44] = [Predictions.D4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table:formula="of:=[Groups.A5]" office:value-type="string" office:string-value="Malmo" calcext:value-type="string">
            <text:p>Malmo</text:p>
          </table:table-cell>
          <table:table-cell/>
          <table:table-cell table:style-name="ce7" table:formula="of:=[Groups.A3]" office:value-type="string" office:string-value="Real Madrid" calcext:value-type="string">
            <text:p>Real Madrid</text:p>
          </table:table-cell>
          <table:table-cell table:number-columns-repeated="2"/>
          <table:table-cell table:formula="of:=IF(ISBLANK([Scores.B45]); 0; SUM(IF([Predictions.B45] = [Scores.B45];1;0); IF([Predictions.D45] = [Scores.D45];1;0)))" office:value-type="float" office:value="0" calcext:value-type="float">
            <text:p>0</text:p>
          </table:table-cell>
          <table:table-cell table:formula="of:=IF(ISBLANK([Scores.B45]); 0; IF(AND([Scores.B45] &gt; [Scores.D45]; [Predictions.B45] &gt; [Predictions.D45]); 3; IF(AND([Scores.B45] &lt; [Scores.D45]; [Predictions.B45] &lt; [Predictions.D45]); 3; IF(AND([Scores.B45] = [Scores.D45]; [Predictions.B45] = [Predictions.D4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46]); 0; SUM(IF([Predictions.B46] = [Scores.B46];1;0); IF([Predictions.D46] = [Scores.D46];1;0)))" office:value-type="float" office:value="0" calcext:value-type="float">
            <text:p>0</text:p>
          </table:table-cell>
          <table:table-cell table:formula="of:=IF(ISBLANK([Scores.B46]); 0; IF(AND([Scores.B46] &gt; [Scores.D46]; [Predictions.B46] &gt; [Predictions.D46]); 3; IF(AND([Scores.B46] &lt; [Scores.D46]; [Predictions.B46] &lt; [Predictions.D46]); 3; IF(AND([Scores.B46] = [Scores.D46]; [Predictions.B46] = [Predictions.D4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B3]" office:value-type="string" office:string-value="Man Utd" calcext:value-type="string">
            <text:p>Man Utd</text:p>
          </table:table-cell>
          <table:table-cell/>
          <table:table-cell table:formula="of:=[Groups.B5]" office:value-type="string" office:string-value="Wolfsburg" calcext:value-type="string">
            <text:p>Wolfsburg</text:p>
          </table:table-cell>
          <table:table-cell table:number-columns-repeated="2"/>
          <table:table-cell table:formula="of:=IF(ISBLANK([Scores.B47]); 0; SUM(IF([Predictions.B47] = [Scores.B47];1;0); IF([Predictions.D47] = [Scores.D47];1;0)))" office:value-type="float" office:value="0" calcext:value-type="float">
            <text:p>0</text:p>
          </table:table-cell>
          <table:table-cell table:formula="of:=IF(ISBLANK([Scores.B47]); 0; IF(AND([Scores.B47] &gt; [Scores.D47]; [Predictions.B47] &gt; [Predictions.D47]); 3; IF(AND([Scores.B47] &lt; [Scores.D47]; [Predictions.B47] &lt; [Predictions.D47]); 3; IF(AND([Scores.B47] = [Scores.D47]; [Predictions.B47] = [Predictions.D4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B4]" office:value-type="string" office:string-value="CSKA Moscow" calcext:value-type="string">
            <text:p>CSKA Moscow</text:p>
          </table:table-cell>
          <table:table-cell/>
          <table:table-cell table:style-name="ce7" table:formula="of:=[Groups.B2]" office:value-type="string" office:string-value="PSV Eindhoven" calcext:value-type="string">
            <text:p>PSV Eindhoven</text:p>
          </table:table-cell>
          <table:table-cell table:number-columns-repeated="2"/>
          <table:table-cell table:formula="of:=IF(ISBLANK([Scores.B48]); 0; SUM(IF([Predictions.B48] = [Scores.B48];1;0); IF([Predictions.D48] = [Scores.D48];1;0)))" office:value-type="float" office:value="0" calcext:value-type="float">
            <text:p>0</text:p>
          </table:table-cell>
          <table:table-cell table:formula="of:=IF(ISBLANK([Scores.B48]); 0; IF(AND([Scores.B48] &gt; [Scores.D48]; [Predictions.B48] &gt; [Predictions.D48]); 3; IF(AND([Scores.B48] &lt; [Scores.D48]; [Predictions.B48] &lt; [Predictions.D48]); 3; IF(AND([Scores.B48] = [Scores.D48]; [Predictions.B48] = [Predictions.D4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49]); 0; SUM(IF([Predictions.B49] = [Scores.B49];1;0); IF([Predictions.D49] = [Scores.D49];1;0)))" office:value-type="float" office:value="0" calcext:value-type="float">
            <text:p>0</text:p>
          </table:table-cell>
          <table:table-cell table:formula="of:=IF(ISBLANK([Scores.B49]); 0; IF(AND([Scores.B49] &gt; [Scores.D49]; [Predictions.B49] &gt; [Predictions.D49]); 3; IF(AND([Scores.B49] &lt; [Scores.D49]; [Predictions.B49] &lt; [Predictions.D49]); 3; IF(AND([Scores.B49] = [Scores.D49]; [Predictions.B49] = [Predictions.D4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C5]" office:value-type="string" office:string-value="FC Astana" calcext:value-type="string">
            <text:p>FC Astana</text:p>
          </table:table-cell>
          <table:table-cell/>
          <table:table-cell table:style-name="ce7" table:formula="of:=[Groups.C4]" office:value-type="string" office:string-value="Galatasary" calcext:value-type="string">
            <text:p>Galatasary</text:p>
          </table:table-cell>
          <table:table-cell table:number-columns-repeated="2"/>
          <table:table-cell table:formula="of:=IF(ISBLANK([Scores.B50]); 0; SUM(IF([Predictions.B50] = [Scores.B50];1;0); IF([Predictions.D50] = [Scores.D50];1;0)))" office:value-type="float" office:value="0" calcext:value-type="float">
            <text:p>0</text:p>
          </table:table-cell>
          <table:table-cell table:formula="of:=IF(ISBLANK([Scores.B50]); 0; IF(AND([Scores.B50] &gt; [Scores.D50]; [Predictions.B50] &gt; [Predictions.D50]); 3; IF(AND([Scores.B50] &lt; [Scores.D50]; [Predictions.B50] &lt; [Predictions.D50]); 3; IF(AND([Scores.B50] = [Scores.D50]; [Predictions.B50] = [Predictions.D5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C3]" office:value-type="string" office:string-value="Athletico Madrid" calcext:value-type="string">
            <text:p>Athletico Madrid</text:p>
          </table:table-cell>
          <table:table-cell/>
          <table:table-cell table:formula="of:=[Groups.C2]" office:value-type="string" office:string-value="Benfica" calcext:value-type="string">
            <text:p>Benfica</text:p>
          </table:table-cell>
          <table:table-cell table:number-columns-repeated="2"/>
          <table:table-cell table:formula="of:=IF(ISBLANK([Scores.B51]); 0; SUM(IF([Predictions.B51] = [Scores.B51];1;0); IF([Predictions.D51] = [Scores.D51];1;0)))" office:value-type="float" office:value="0" calcext:value-type="float">
            <text:p>0</text:p>
          </table:table-cell>
          <table:table-cell table:formula="of:=IF(ISBLANK([Scores.B51]); 0; IF(AND([Scores.B51] &gt; [Scores.D51]; [Predictions.B51] &gt; [Predictions.D51]); 3; IF(AND([Scores.B51] &lt; [Scores.D51]; [Predictions.B51] &lt; [Predictions.D51]); 3; IF(AND([Scores.B51] = [Scores.D51]; [Predictions.B51] = [Predictions.D5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52]); 0; SUM(IF([Predictions.B52] = [Scores.B52];1;0); IF([Predictions.D52] = [Scores.D52];1;0)))" office:value-type="float" office:value="0" calcext:value-type="float">
            <text:p>0</text:p>
          </table:table-cell>
          <table:table-cell table:formula="of:=IF(ISBLANK([Scores.B52]); 0; IF(AND([Scores.B52] &gt; [Scores.D52]; [Predictions.B52] &gt; [Predictions.D52]); 3; IF(AND([Scores.B52] &lt; [Scores.D52]; [Predictions.B52] &lt; [Predictions.D52]); 3; IF(AND([Scores.B52] = [Scores.D52]; [Predictions.B52] = [Predictions.D5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D5]" office:value-type="string" office:string-value="Borussia Monchengladbach" calcext:value-type="string">
            <text:p>Borussia Monchengladbach</text:p>
          </table:table-cell>
          <table:table-cell/>
          <table:table-cell table:style-name="ce7" table:formula="of:=[Groups.D3]" office:value-type="string" office:string-value="Man City" calcext:value-type="string">
            <text:p>Man City</text:p>
          </table:table-cell>
          <table:table-cell table:number-columns-repeated="2"/>
          <table:table-cell table:formula="of:=IF(ISBLANK([Scores.B53]); 0; SUM(IF([Predictions.B53] = [Scores.B53];1;0); IF([Predictions.D53] = [Scores.D53];1;0)))" office:value-type="float" office:value="0" calcext:value-type="float">
            <text:p>0</text:p>
          </table:table-cell>
          <table:table-cell table:formula="of:=IF(ISBLANK([Scores.B53]); 0; IF(AND([Scores.B53] &gt; [Scores.D53]; [Predictions.B53] &gt; [Predictions.D53]); 3; IF(AND([Scores.B53] &lt; [Scores.D53]; [Predictions.B53] &lt; [Predictions.D53]); 3; IF(AND([Scores.B53] = [Scores.D53]; [Predictions.B53] = [Predictions.D5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D2]" office:value-type="string" office:string-value="Juventus" calcext:value-type="string">
            <text:p>Juventus</text:p>
          </table:table-cell>
          <table:table-cell/>
          <table:table-cell table:formula="of:=[Groups.D4]" office:value-type="string" office:string-value="Sevilla" calcext:value-type="string">
            <text:p>Sevilla</text:p>
          </table:table-cell>
          <table:table-cell table:number-columns-repeated="2"/>
          <table:table-cell table:formula="of:=IF(ISBLANK([Scores.B54]); 0; SUM(IF([Predictions.B54] = [Scores.B54];1;0); IF([Predictions.D54] = [Scores.D54];1;0)))" office:value-type="float" office:value="0" calcext:value-type="float">
            <text:p>0</text:p>
          </table:table-cell>
          <table:table-cell table:formula="of:=IF(ISBLANK([Scores.B54]); 0; IF(AND([Scores.B54] &gt; [Scores.D54]; [Predictions.B54] &gt; [Predictions.D54]); 3; IF(AND([Scores.B54] &lt; [Scores.D54]; [Predictions.B54] &lt; [Predictions.D54]); 3; IF(AND([Scores.B54] = [Scores.D54]; [Predictions.B54] = [Predictions.D5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55]); 0; SUM(IF([Predictions.B55] = [Scores.B55];1;0); IF([Predictions.D55] = [Scores.D55];1;0)))" office:value-type="float" office:value="0" calcext:value-type="float">
            <text:p>0</text:p>
          </table:table-cell>
          <table:table-cell table:formula="of:=IF(ISBLANK([Scores.B55]); 0; IF(AND([Scores.B55] &gt; [Scores.D55]; [Predictions.B55] &gt; [Predictions.D55]); 3; IF(AND([Scores.B55] &lt; [Scores.D55]; [Predictions.B55] &lt; [Predictions.D55]); 3; IF(AND([Scores.B55] = [Scores.D55]; [Predictions.B55] = [Predictions.D5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Week 3</text:p>
          </table:table-cell>
          <table:table-cell table:style-name="ce11" table:number-columns-repeated="3"/>
          <table:table-cell table:style-name="ce14"/>
          <table:table-cell table:formula="of:=IF(ISBLANK([Scores.B56]); 0; SUM(IF([Predictions.B56] = [Scores.B56];1;0); IF([Predictions.D56] = [Scores.D56];1;0)))" office:value-type="float" office:value="0" calcext:value-type="float">
            <text:p>0</text:p>
          </table:table-cell>
          <table:table-cell table:formula="of:=IF(ISBLANK([Scores.B56]); 0; IF(AND([Scores.B56] &gt; [Scores.D56]; [Predictions.B56] &gt; [Predictions.D56]); 3; IF(AND([Scores.B56] &lt; [Scores.D56]; [Predictions.B56] &lt; [Predictions.D56]); 3; IF(AND([Scores.B56] = [Scores.D56]; [Predictions.B56] = [Predictions.D56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1" table:number-columns-repeated="910"/>
        </table:table-row>
        <table:table-row table:style-name="ro3">
          <table:table-cell table:style-name="ce6" office:value-type="string" calcext:value-type="string">
            <text:p>Tuesday Oct 20<text:span text:style-name="T1">th</text:span></text:p>
          </table:table-cell>
          <table:table-cell table:style-name="ce12" table:number-columns-repeated="3"/>
          <table:table-cell table:style-name="ce14"/>
          <table:table-cell table:formula="of:=IF(ISBLANK([Scores.B57]); 0; SUM(IF([Predictions.B57] = [Scores.B57];1;0); IF([Predictions.D57] = [Scores.D57];1;0)))" office:value-type="float" office:value="0" calcext:value-type="float">
            <text:p>0</text:p>
          </table:table-cell>
          <table:table-cell table:formula="of:=IF(ISBLANK([Scores.B57]); 0; IF(AND([Scores.B57] &gt; [Scores.D57]; [Predictions.B57] &gt; [Predictions.D57]); 3; IF(AND([Scores.B57] &lt; [Scores.D57]; [Predictions.B57] &lt; [Predictions.D57]); 3; IF(AND([Scores.B57] = [Scores.D57]; [Predictions.B57] = [Predictions.D57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2" table:number-columns-repeated="910"/>
        </table:table-row>
        <table:table-row table:style-name="ro1">
          <table:table-cell table:formula="of:=[Groups.H3]" office:value-type="string" office:string-value="Valencia" calcext:value-type="string">
            <text:p>Valencia</text:p>
          </table:table-cell>
          <table:table-cell/>
          <table:table-cell table:formula="of:=[Groups.H5]" office:value-type="string" office:string-value="Gent" calcext:value-type="string">
            <text:p>Gent</text:p>
          </table:table-cell>
          <table:table-cell table:number-columns-repeated="2"/>
          <table:table-cell table:formula="of:=IF(ISBLANK([Scores.B58]); 0; SUM(IF([Predictions.B58] = [Scores.B58];1;0); IF([Predictions.D58] = [Scores.D58];1;0)))" office:value-type="float" office:value="0" calcext:value-type="float">
            <text:p>0</text:p>
          </table:table-cell>
          <table:table-cell table:formula="of:=IF(ISBLANK([Scores.B58]); 0; IF(AND([Scores.B58] &gt; [Scores.D58]; [Predictions.B58] &gt; [Predictions.D58]); 3; IF(AND([Scores.B58] &lt; [Scores.D58]; [Predictions.B58] &lt; [Predictions.D58]); 3; IF(AND([Scores.B58] = [Scores.D58]; [Predictions.B58] = [Predictions.D5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H2]" office:value-type="string" office:string-value="Zenit St Petersburg" calcext:value-type="string">
            <text:p>Zenit St Petersburg</text:p>
          </table:table-cell>
          <table:table-cell/>
          <table:table-cell table:formula="of:=[Groups.H4]" office:value-type="string" office:string-value="Lyon" calcext:value-type="string">
            <text:p>Lyon</text:p>
          </table:table-cell>
          <table:table-cell table:number-columns-repeated="2"/>
          <table:table-cell table:formula="of:=IF(ISBLANK([Scores.B59]); 0; SUM(IF([Predictions.B59] = [Scores.B59];1;0); IF([Predictions.D59] = [Scores.D59];1;0)))" office:value-type="float" office:value="0" calcext:value-type="float">
            <text:p>0</text:p>
          </table:table-cell>
          <table:table-cell table:formula="of:=IF(ISBLANK([Scores.B59]); 0; IF(AND([Scores.B59] &gt; [Scores.D59]; [Predictions.B59] &gt; [Predictions.D59]); 3; IF(AND([Scores.B59] &lt; [Scores.D59]; [Predictions.B59] &lt; [Predictions.D59]); 3; IF(AND([Scores.B59] = [Scores.D59]; [Predictions.B59] = [Predictions.D5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60]); 0; SUM(IF([Predictions.B60] = [Scores.B60];1;0); IF([Predictions.D60] = [Scores.D60];1;0)))" office:value-type="float" office:value="0" calcext:value-type="float">
            <text:p>0</text:p>
          </table:table-cell>
          <table:table-cell table:formula="of:=IF(ISBLANK([Scores.B60]); 0; IF(AND([Scores.B60] &gt; [Scores.D60]; [Predictions.B60] &gt; [Predictions.D60]); 3; IF(AND([Scores.B60] &lt; [Scores.D60]; [Predictions.B60] &lt; [Predictions.D60]); 3; IF(AND([Scores.B60] = [Scores.D60]; [Predictions.B60] = [Predictions.D6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G4]" office:value-type="string" office:string-value="Dynamo Kiev" calcext:value-type="string">
            <text:p>Dynamo Kiev</text:p>
          </table:table-cell>
          <table:table-cell/>
          <table:table-cell table:formula="of:=[Groups.G2]" office:value-type="string" office:string-value="Chelsea" calcext:value-type="string">
            <text:p>Chelsea</text:p>
          </table:table-cell>
          <table:table-cell table:number-columns-repeated="2"/>
          <table:table-cell table:formula="of:=IF(ISBLANK([Scores.B61]); 0; SUM(IF([Predictions.B61] = [Scores.B61];1;0); IF([Predictions.D61] = [Scores.D61];1;0)))" office:value-type="float" office:value="0" calcext:value-type="float">
            <text:p>0</text:p>
          </table:table-cell>
          <table:table-cell table:formula="of:=IF(ISBLANK([Scores.B61]); 0; IF(AND([Scores.B61] &gt; [Scores.D61]; [Predictions.B61] &gt; [Predictions.D61]); 3; IF(AND([Scores.B61] &lt; [Scores.D61]; [Predictions.B61] &lt; [Predictions.D61]); 3; IF(AND([Scores.B61] = [Scores.D61]; [Predictions.B61] = [Predictions.D6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G3]" office:value-type="string" office:string-value="Porto" calcext:value-type="string">
            <text:p>Porto</text:p>
          </table:table-cell>
          <table:table-cell/>
          <table:table-cell table:style-name="ce7" table:formula="of:=[Groups.G5]" office:value-type="string" office:string-value="Macabi Tel Aviv" calcext:value-type="string">
            <text:p>Macabi Tel Aviv</text:p>
          </table:table-cell>
          <table:table-cell table:number-columns-repeated="2"/>
          <table:table-cell table:formula="of:=IF(ISBLANK([Scores.B62]); 0; SUM(IF([Predictions.B62] = [Scores.B62];1;0); IF([Predictions.D62] = [Scores.D62];1;0)))" office:value-type="float" office:value="0" calcext:value-type="float">
            <text:p>0</text:p>
          </table:table-cell>
          <table:table-cell table:formula="of:=IF(ISBLANK([Scores.B62]); 0; IF(AND([Scores.B62] &gt; [Scores.D62]; [Predictions.B62] &gt; [Predictions.D62]); 3; IF(AND([Scores.B62] &lt; [Scores.D62]; [Predictions.B62] &lt; [Predictions.D62]); 3; IF(AND([Scores.B62] = [Scores.D62]; [Predictions.B62] = [Predictions.D6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formula="of:=IF(ISBLANK([Scores.B63]); 0; SUM(IF([Predictions.B63] = [Scores.B63];1;0); IF([Predictions.D63] = [Scores.D63];1;0)))" office:value-type="float" office:value="0" calcext:value-type="float">
            <text:p>0</text:p>
          </table:table-cell>
          <table:table-cell table:formula="of:=IF(ISBLANK([Scores.B63]); 0; IF(AND([Scores.B63] &gt; [Scores.D63]; [Predictions.B63] &gt; [Predictions.D63]); 3; IF(AND([Scores.B63] &lt; [Scores.D63]; [Predictions.B63] &lt; [Predictions.D63]); 3; IF(AND([Scores.B63] = [Scores.D63]; [Predictions.B63] = [Predictions.D6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F3]" office:value-type="string" office:string-value="Arsenal" calcext:value-type="string">
            <text:p>Arsenal</text:p>
          </table:table-cell>
          <table:table-cell/>
          <table:table-cell table:style-name="ce7" table:formula="of:=[Groups.F2]" office:value-type="string" office:string-value="Bayern Munich" calcext:value-type="string">
            <text:p>Bayern Munich</text:p>
          </table:table-cell>
          <table:table-cell table:number-columns-repeated="2"/>
          <table:table-cell table:formula="of:=IF(ISBLANK([Scores.B64]); 0; SUM(IF([Predictions.B64] = [Scores.B64];1;0); IF([Predictions.D64] = [Scores.D64];1;0)))" office:value-type="float" office:value="0" calcext:value-type="float">
            <text:p>0</text:p>
          </table:table-cell>
          <table:table-cell table:formula="of:=IF(ISBLANK([Scores.B64]); 0; IF(AND([Scores.B64] &gt; [Scores.D64]; [Predictions.B64] &gt; [Predictions.D64]); 3; IF(AND([Scores.B64] &lt; [Scores.D64]; [Predictions.B64] &lt; [Predictions.D64]); 3; IF(AND([Scores.B64] = [Scores.D64]; [Predictions.B64] = [Predictions.D6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F5]" office:value-type="string" office:string-value="Dinamo Zagreb" calcext:value-type="string">
            <text:p>Dinamo Zagreb</text:p>
          </table:table-cell>
          <table:table-cell/>
          <table:table-cell table:style-name="ce7" table:formula="of:=[Groups.F4]" office:value-type="string" office:string-value="Olympiakos" calcext:value-type="string">
            <text:p>Olympiakos</text:p>
          </table:table-cell>
          <table:table-cell table:number-columns-repeated="2"/>
          <table:table-cell table:formula="of:=IF(ISBLANK([Scores.B65]); 0; SUM(IF([Predictions.B65] = [Scores.B65];1;0); IF([Predictions.D65] = [Scores.D65];1;0)))" office:value-type="float" office:value="0" calcext:value-type="float">
            <text:p>0</text:p>
          </table:table-cell>
          <table:table-cell table:formula="of:=IF(ISBLANK([Scores.B65]); 0; IF(AND([Scores.B65] &gt; [Scores.D65]; [Predictions.B65] &gt; [Predictions.D65]); 3; IF(AND([Scores.B65] &lt; [Scores.D65]; [Predictions.B65] &lt; [Predictions.D65]); 3; IF(AND([Scores.B65] = [Scores.D65]; [Predictions.B65] = [Predictions.D6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formula="of:=IF(ISBLANK([Scores.B66]); 0; SUM(IF([Predictions.B66] = [Scores.B66];1;0); IF([Predictions.D66] = [Scores.D66];1;0)))" office:value-type="float" office:value="0" calcext:value-type="float">
            <text:p>0</text:p>
          </table:table-cell>
          <table:table-cell table:formula="of:=IF(ISBLANK([Scores.B66]); 0; IF(AND([Scores.B66] &gt; [Scores.D66]; [Predictions.B66] &gt; [Predictions.D66]); 3; IF(AND([Scores.B66] &lt; [Scores.D66]; [Predictions.B66] &lt; [Predictions.D66]); 3; IF(AND([Scores.B66] = [Scores.D66]; [Predictions.B66] = [Predictions.D6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E5]" office:value-type="string" office:string-value="BATE Borisov" calcext:value-type="string">
            <text:p>BATE Borisov</text:p>
          </table:table-cell>
          <table:table-cell/>
          <table:table-cell table:style-name="ce7" table:formula="of:=[Groups.E2]" office:value-type="string" office:string-value="Barcelona" calcext:value-type="string">
            <text:p>Barcelona</text:p>
          </table:table-cell>
          <table:table-cell table:number-columns-repeated="2"/>
          <table:table-cell table:formula="of:=IF(ISBLANK([Scores.B67]); 0; SUM(IF([Predictions.B67] = [Scores.B67];1;0); IF([Predictions.D67] = [Scores.D67];1;0)))" office:value-type="float" office:value="0" calcext:value-type="float">
            <text:p>0</text:p>
          </table:table-cell>
          <table:table-cell table:formula="of:=IF(ISBLANK([Scores.B67]); 0; IF(AND([Scores.B67] &gt; [Scores.D67]; [Predictions.B67] &gt; [Predictions.D67]); 3; IF(AND([Scores.B67] &lt; [Scores.D67]; [Predictions.B67] &lt; [Predictions.D67]); 3; IF(AND([Scores.B67] = [Scores.D67]; [Predictions.B67] = [Predictions.D6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E3]" office:value-type="string" office:string-value="Leverkusen" calcext:value-type="string">
            <text:p>Leverkusen</text:p>
          </table:table-cell>
          <table:table-cell/>
          <table:table-cell table:style-name="ce7" table:formula="of:=[Groups.E4]" office:value-type="string" office:string-value="Roma" calcext:value-type="string">
            <text:p>Roma</text:p>
          </table:table-cell>
          <table:table-cell table:number-columns-repeated="2"/>
          <table:table-cell table:formula="of:=IF(ISBLANK([Scores.B68]); 0; SUM(IF([Predictions.B68] = [Scores.B68];1;0); IF([Predictions.D68] = [Scores.D68];1;0)))" office:value-type="float" office:value="0" calcext:value-type="float">
            <text:p>0</text:p>
          </table:table-cell>
          <table:table-cell table:formula="of:=IF(ISBLANK([Scores.B68]); 0; IF(AND([Scores.B68] &gt; [Scores.D68]; [Predictions.B68] &gt; [Predictions.D68]); 3; IF(AND([Scores.B68] &lt; [Scores.D68]; [Predictions.B68] &lt; [Predictions.D68]); 3; IF(AND([Scores.B68] = [Scores.D68]; [Predictions.B68] = [Predictions.D6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formula="of:=IF(ISBLANK([Scores.B69]); 0; SUM(IF([Predictions.B69] = [Scores.B69];1;0); IF([Predictions.D69] = [Scores.D69];1;0)))" office:value-type="float" office:value="0" calcext:value-type="float">
            <text:p>0</text:p>
          </table:table-cell>
          <table:table-cell table:formula="of:=IF(ISBLANK([Scores.B69]); 0; IF(AND([Scores.B69] &gt; [Scores.D69]; [Predictions.B69] &gt; [Predictions.D69]); 3; IF(AND([Scores.B69] &lt; [Scores.D69]; [Predictions.B69] &lt; [Predictions.D69]); 3; IF(AND([Scores.B69] = [Scores.D69]; [Predictions.B69] = [Predictions.D6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Wednesday Oct 21<text:span text:style-name="T1">st</text:span></text:p>
          </table:table-cell>
          <table:table-cell table:style-name="ce12" table:number-columns-repeated="3"/>
          <table:table-cell table:style-name="ce14"/>
          <table:table-cell table:formula="of:=IF(ISBLANK([Scores.B70]); 0; SUM(IF([Predictions.B70] = [Scores.B70];1;0); IF([Predictions.D70] = [Scores.D70];1;0)))" office:value-type="float" office:value="0" calcext:value-type="float">
            <text:p>0</text:p>
          </table:table-cell>
          <table:table-cell table:formula="of:=IF(ISBLANK([Scores.B70]); 0; IF(AND([Scores.B70] &gt; [Scores.D70]; [Predictions.B70] &gt; [Predictions.D70]); 3; IF(AND([Scores.B70] &lt; [Scores.D70]; [Predictions.B70] &lt; [Predictions.D70]); 3; IF(AND([Scores.B70] = [Scores.D70]; [Predictions.B70] = [Predictions.D70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2" table:number-columns-repeated="910"/>
        </table:table-row>
        <table:table-row table:style-name="ro1">
          <table:table-cell table:formula="of:=[Groups.B4]" office:value-type="string" office:string-value="CSKA Moscow" calcext:value-type="string">
            <text:p>CSKA Moscow</text:p>
          </table:table-cell>
          <table:table-cell/>
          <table:table-cell table:formula="of:=[Groups.B3]" office:value-type="string" office:string-value="Man Utd" calcext:value-type="string">
            <text:p>Man Utd</text:p>
          </table:table-cell>
          <table:table-cell table:number-columns-repeated="2"/>
          <table:table-cell table:formula="of:=IF(ISBLANK([Scores.B71]); 0; SUM(IF([Predictions.B71] = [Scores.B71];1;0); IF([Predictions.D71] = [Scores.D71];1;0)))" office:value-type="float" office:value="0" calcext:value-type="float">
            <text:p>0</text:p>
          </table:table-cell>
          <table:table-cell table:formula="of:=IF(ISBLANK([Scores.B71]); 0; IF(AND([Scores.B71] &gt; [Scores.D71]; [Predictions.B71] &gt; [Predictions.D71]); 3; IF(AND([Scores.B71] &lt; [Scores.D71]; [Predictions.B71] &lt; [Predictions.D71]); 3; IF(AND([Scores.B71] = [Scores.D71]; [Predictions.B71] = [Predictions.D7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B5]" office:value-type="string" office:string-value="Wolfsburg" calcext:value-type="string">
            <text:p>Wolfsburg</text:p>
          </table:table-cell>
          <table:table-cell/>
          <table:table-cell table:formula="of:=[Groups.B2]" office:value-type="string" office:string-value="PSV Eindhoven" calcext:value-type="string">
            <text:p>PSV Eindhoven</text:p>
          </table:table-cell>
          <table:table-cell table:number-columns-repeated="2"/>
          <table:table-cell table:formula="of:=IF(ISBLANK([Scores.B72]); 0; SUM(IF([Predictions.B72] = [Scores.B72];1;0); IF([Predictions.D72] = [Scores.D72];1;0)))" office:value-type="float" office:value="0" calcext:value-type="float">
            <text:p>0</text:p>
          </table:table-cell>
          <table:table-cell table:formula="of:=IF(ISBLANK([Scores.B72]); 0; IF(AND([Scores.B72] &gt; [Scores.D72]; [Predictions.B72] &gt; [Predictions.D72]); 3; IF(AND([Scores.B72] &lt; [Scores.D72]; [Predictions.B72] &lt; [Predictions.D72]); 3; IF(AND([Scores.B72] = [Scores.D72]; [Predictions.B72] = [Predictions.D7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73]); 0; SUM(IF([Predictions.B73] = [Scores.B73];1;0); IF([Predictions.D73] = [Scores.D73];1;0)))" office:value-type="float" office:value="0" calcext:value-type="float">
            <text:p>0</text:p>
          </table:table-cell>
          <table:table-cell table:formula="of:=IF(ISBLANK([Scores.B73]); 0; IF(AND([Scores.B73] &gt; [Scores.D73]; [Predictions.B73] &gt; [Predictions.D73]); 3; IF(AND([Scores.B73] &lt; [Scores.D73]; [Predictions.B73] &lt; [Predictions.D73]); 3; IF(AND([Scores.B73] = [Scores.D73]; [Predictions.B73] = [Predictions.D7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D2]" office:value-type="string" office:string-value="Juventus" calcext:value-type="string">
            <text:p>Juventus</text:p>
          </table:table-cell>
          <table:table-cell/>
          <table:table-cell table:formula="of:=[Groups.D5]" office:value-type="string" office:string-value="Borussia Monchengladbach" calcext:value-type="string">
            <text:p>Borussia Monchengladbach</text:p>
          </table:table-cell>
          <table:table-cell table:number-columns-repeated="2"/>
          <table:table-cell table:formula="of:=IF(ISBLANK([Scores.B74]); 0; SUM(IF([Predictions.B74] = [Scores.B74];1;0); IF([Predictions.D74] = [Scores.D74];1;0)))" office:value-type="float" office:value="0" calcext:value-type="float">
            <text:p>0</text:p>
          </table:table-cell>
          <table:table-cell table:formula="of:=IF(ISBLANK([Scores.B74]); 0; IF(AND([Scores.B74] &gt; [Scores.D74]; [Predictions.B74] &gt; [Predictions.D74]); 3; IF(AND([Scores.B74] &lt; [Scores.D74]; [Predictions.B74] &lt; [Predictions.D74]); 3; IF(AND([Scores.B74] = [Scores.D74]; [Predictions.B74] = [Predictions.D7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D3]" office:value-type="string" office:string-value="Man City" calcext:value-type="string">
            <text:p>Man City</text:p>
          </table:table-cell>
          <table:table-cell/>
          <table:table-cell table:formula="of:=[Groups.D4]" office:value-type="string" office:string-value="Sevilla" calcext:value-type="string">
            <text:p>Sevilla</text:p>
          </table:table-cell>
          <table:table-cell table:number-columns-repeated="2"/>
          <table:table-cell table:formula="of:=IF(ISBLANK([Scores.B75]); 0; SUM(IF([Predictions.B75] = [Scores.B75];1;0); IF([Predictions.D75] = [Scores.D75];1;0)))" office:value-type="float" office:value="0" calcext:value-type="float">
            <text:p>0</text:p>
          </table:table-cell>
          <table:table-cell table:formula="of:=IF(ISBLANK([Scores.B75]); 0; IF(AND([Scores.B75] &gt; [Scores.D75]; [Predictions.B75] &gt; [Predictions.D75]); 3; IF(AND([Scores.B75] &lt; [Scores.D75]; [Predictions.B75] &lt; [Predictions.D75]); 3; IF(AND([Scores.B75] = [Scores.D75]; [Predictions.B75] = [Predictions.D7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76]); 0; SUM(IF([Predictions.B76] = [Scores.B76];1;0); IF([Predictions.D76] = [Scores.D76];1;0)))" office:value-type="float" office:value="0" calcext:value-type="float">
            <text:p>0</text:p>
          </table:table-cell>
          <table:table-cell table:formula="of:=IF(ISBLANK([Scores.B76]); 0; IF(AND([Scores.B76] &gt; [Scores.D76]; [Predictions.B76] &gt; [Predictions.D76]); 3; IF(AND([Scores.B76] &lt; [Scores.D76]; [Predictions.B76] &lt; [Predictions.D76]); 3; IF(AND([Scores.B76] = [Scores.D76]; [Predictions.B76] = [Predictions.D7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table:formula="of:=[Groups.A2]" office:value-type="string" office:string-value="Paris Saint Germain" calcext:value-type="string">
            <text:p>Paris Saint Germain</text:p>
          </table:table-cell>
          <table:table-cell/>
          <table:table-cell table:formula="of:=[Groups.A3]" office:value-type="string" office:string-value="Real Madrid" calcext:value-type="string">
            <text:p>Real Madrid</text:p>
          </table:table-cell>
          <table:table-cell table:number-columns-repeated="2"/>
          <table:table-cell table:formula="of:=IF(ISBLANK([Scores.B77]); 0; SUM(IF([Predictions.B77] = [Scores.B77];1;0); IF([Predictions.D77] = [Scores.D77];1;0)))" office:value-type="float" office:value="0" calcext:value-type="float">
            <text:p>0</text:p>
          </table:table-cell>
          <table:table-cell table:formula="of:=IF(ISBLANK([Scores.B77]); 0; IF(AND([Scores.B77] &gt; [Scores.D77]; [Predictions.B77] &gt; [Predictions.D77]); 3; IF(AND([Scores.B77] &lt; [Scores.D77]; [Predictions.B77] &lt; [Predictions.D77]); 3; IF(AND([Scores.B77] = [Scores.D77]; [Predictions.B77] = [Predictions.D7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table:formula="of:=[Groups.A5]" office:value-type="string" office:string-value="Malmo" calcext:value-type="string">
            <text:p>Malmo</text:p>
          </table:table-cell>
          <table:table-cell/>
          <table:table-cell table:formula="of:=[Groups.A4]" office:value-type="string" office:string-value="Shakthar Donetsk" calcext:value-type="string">
            <text:p>Shakthar Donetsk</text:p>
          </table:table-cell>
          <table:table-cell table:number-columns-repeated="2"/>
          <table:table-cell table:formula="of:=IF(ISBLANK([Scores.B78]); 0; SUM(IF([Predictions.B78] = [Scores.B78];1;0); IF([Predictions.D78] = [Scores.D78];1;0)))" office:value-type="float" office:value="0" calcext:value-type="float">
            <text:p>0</text:p>
          </table:table-cell>
          <table:table-cell table:formula="of:=IF(ISBLANK([Scores.B78]); 0; IF(AND([Scores.B78] &gt; [Scores.D78]; [Predictions.B78] &gt; [Predictions.D78]); 3; IF(AND([Scores.B78] &lt; [Scores.D78]; [Predictions.B78] &lt; [Predictions.D78]); 3; IF(AND([Scores.B78] = [Scores.D78]; [Predictions.B78] = [Predictions.D7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79]); 0; SUM(IF([Predictions.B79] = [Scores.B79];1;0); IF([Predictions.D79] = [Scores.D79];1;0)))" office:value-type="float" office:value="0" calcext:value-type="float">
            <text:p>0</text:p>
          </table:table-cell>
          <table:table-cell table:formula="of:=IF(ISBLANK([Scores.B79]); 0; IF(AND([Scores.B79] &gt; [Scores.D79]; [Predictions.B79] &gt; [Predictions.D79]); 3; IF(AND([Scores.B79] &lt; [Scores.D79]; [Predictions.B79] &lt; [Predictions.D79]); 3; IF(AND([Scores.B79] = [Scores.D79]; [Predictions.B79] = [Predictions.D7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C3]" office:value-type="string" office:string-value="Athletico Madrid" calcext:value-type="string">
            <text:p>Athletico Madrid</text:p>
          </table:table-cell>
          <table:table-cell/>
          <table:table-cell table:formula="of:=[Groups.C5]" office:value-type="string" office:string-value="FC Astana" calcext:value-type="string">
            <text:p>FC Astana</text:p>
          </table:table-cell>
          <table:table-cell table:number-columns-repeated="2"/>
          <table:table-cell table:formula="of:=IF(ISBLANK([Scores.B80]); 0; SUM(IF([Predictions.B80] = [Scores.B80];1;0); IF([Predictions.D80] = [Scores.D80];1;0)))" office:value-type="float" office:value="0" calcext:value-type="float">
            <text:p>0</text:p>
          </table:table-cell>
          <table:table-cell table:formula="of:=IF(ISBLANK([Scores.B80]); 0; IF(AND([Scores.B80] &gt; [Scores.D80]; [Predictions.B80] &gt; [Predictions.D80]); 3; IF(AND([Scores.B80] &lt; [Scores.D80]; [Predictions.B80] &lt; [Predictions.D80]); 3; IF(AND([Scores.B80] = [Scores.D80]; [Predictions.B80] = [Predictions.D8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C4]" office:value-type="string" office:string-value="Galatasary" calcext:value-type="string">
            <text:p>Galatasary</text:p>
          </table:table-cell>
          <table:table-cell/>
          <table:table-cell table:formula="of:=[Groups.C2]" office:value-type="string" office:string-value="Benfica" calcext:value-type="string">
            <text:p>Benfica</text:p>
          </table:table-cell>
          <table:table-cell table:number-columns-repeated="2"/>
          <table:table-cell table:formula="of:=IF(ISBLANK([Scores.B81]); 0; SUM(IF([Predictions.B81] = [Scores.B81];1;0); IF([Predictions.D81] = [Scores.D81];1;0)))" office:value-type="float" office:value="0" calcext:value-type="float">
            <text:p>0</text:p>
          </table:table-cell>
          <table:table-cell table:formula="of:=IF(ISBLANK([Scores.B81]); 0; IF(AND([Scores.B81] &gt; [Scores.D81]; [Predictions.B81] &gt; [Predictions.D81]); 3; IF(AND([Scores.B81] &lt; [Scores.D81]; [Predictions.B81] &lt; [Predictions.D81]); 3; IF(AND([Scores.B81] = [Scores.D81]; [Predictions.B81] = [Predictions.D8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82]); 0; SUM(IF([Predictions.B82] = [Scores.B82];1;0); IF([Predictions.D82] = [Scores.D82];1;0)))" office:value-type="float" office:value="0" calcext:value-type="float">
            <text:p>0</text:p>
          </table:table-cell>
          <table:table-cell table:formula="of:=IF(ISBLANK([Scores.B82]); 0; IF(AND([Scores.B82] &gt; [Scores.D82]; [Predictions.B82] &gt; [Predictions.D82]); 3; IF(AND([Scores.B82] &lt; [Scores.D82]; [Predictions.B82] &lt; [Predictions.D82]); 3; IF(AND([Scores.B82] = [Scores.D82]; [Predictions.B82] = [Predictions.D8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Week 4</text:p>
          </table:table-cell>
          <table:table-cell table:style-name="ce11" table:number-columns-repeated="3"/>
          <table:table-cell table:style-name="ce14"/>
          <table:table-cell table:formula="of:=IF(ISBLANK([Scores.B83]); 0; SUM(IF([Predictions.B83] = [Scores.B83];1;0); IF([Predictions.D83] = [Scores.D83];1;0)))" office:value-type="float" office:value="0" calcext:value-type="float">
            <text:p>0</text:p>
          </table:table-cell>
          <table:table-cell table:formula="of:=IF(ISBLANK([Scores.B83]); 0; IF(AND([Scores.B83] &gt; [Scores.D83]; [Predictions.B83] &gt; [Predictions.D83]); 3; IF(AND([Scores.B83] &lt; [Scores.D83]; [Predictions.B83] &lt; [Predictions.D83]); 3; IF(AND([Scores.B83] = [Scores.D83]; [Predictions.B83] = [Predictions.D83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1" table:number-columns-repeated="910"/>
        </table:table-row>
        <table:table-row table:style-name="ro3">
          <table:table-cell table:style-name="ce6" office:value-type="string" calcext:value-type="string">
            <text:p>Tuesday Nov 3<text:span text:style-name="T1">rd</text:span></text:p>
          </table:table-cell>
          <table:table-cell table:style-name="ce12" table:number-columns-repeated="3"/>
          <table:table-cell table:style-name="ce14"/>
          <table:table-cell table:formula="of:=IF(ISBLANK([Scores.B84]); 0; SUM(IF([Predictions.B84] = [Scores.B84];1;0); IF([Predictions.D84] = [Scores.D84];1;0)))" office:value-type="float" office:value="0" calcext:value-type="float">
            <text:p>0</text:p>
          </table:table-cell>
          <table:table-cell table:formula="of:=IF(ISBLANK([Scores.B84]); 0; IF(AND([Scores.B84] &gt; [Scores.D84]; [Predictions.B84] &gt; [Predictions.D84]); 3; IF(AND([Scores.B84] &lt; [Scores.D84]; [Predictions.B84] &lt; [Predictions.D84]); 3; IF(AND([Scores.B84] = [Scores.D84]; [Predictions.B84] = [Predictions.D84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2" table:number-columns-repeated="910"/>
        </table:table-row>
        <table:table-row table:style-name="ro1">
          <table:table-cell table:formula="of:=[Groups.C5]" office:value-type="string" office:string-value="FC Astana" calcext:value-type="string">
            <text:p>FC Astana</text:p>
          </table:table-cell>
          <table:table-cell/>
          <table:table-cell table:style-name="ce7" table:formula="of:=[Groups.C3]" office:value-type="string" office:string-value="Athletico Madrid" calcext:value-type="string">
            <text:p>Athletico Madrid</text:p>
          </table:table-cell>
          <table:table-cell table:number-columns-repeated="2"/>
          <table:table-cell table:formula="of:=IF(ISBLANK([Scores.B85]); 0; SUM(IF([Predictions.B85] = [Scores.B85];1;0); IF([Predictions.D85] = [Scores.D85];1;0)))" office:value-type="float" office:value="0" calcext:value-type="float">
            <text:p>0</text:p>
          </table:table-cell>
          <table:table-cell table:formula="of:=IF(ISBLANK([Scores.B85]); 0; IF(AND([Scores.B85] &gt; [Scores.D85]; [Predictions.B85] &gt; [Predictions.D85]); 3; IF(AND([Scores.B85] &lt; [Scores.D85]; [Predictions.B85] &lt; [Predictions.D85]); 3; IF(AND([Scores.B85] = [Scores.D85]; [Predictions.B85] = [Predictions.D8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table:formula="of:=[Groups.C2]" office:value-type="string" office:string-value="Benfica" calcext:value-type="string">
            <text:p>Benfica</text:p>
          </table:table-cell>
          <table:table-cell/>
          <table:table-cell table:style-name="ce7" table:formula="of:=[Groups.C4]" office:value-type="string" office:string-value="Galatasary" calcext:value-type="string">
            <text:p>Galatasary</text:p>
          </table:table-cell>
          <table:table-cell table:number-columns-repeated="2"/>
          <table:table-cell table:formula="of:=IF(ISBLANK([Scores.B86]); 0; SUM(IF([Predictions.B86] = [Scores.B86];1;0); IF([Predictions.D86] = [Scores.D86];1;0)))" office:value-type="float" office:value="0" calcext:value-type="float">
            <text:p>0</text:p>
          </table:table-cell>
          <table:table-cell table:formula="of:=IF(ISBLANK([Scores.B86]); 0; IF(AND([Scores.B86] &gt; [Scores.D86]; [Predictions.B86] &gt; [Predictions.D86]); 3; IF(AND([Scores.B86] &lt; [Scores.D86]; [Predictions.B86] &lt; [Predictions.D86]); 3; IF(AND([Scores.B86] = [Scores.D86]; [Predictions.B86] = [Predictions.D8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87]); 0; SUM(IF([Predictions.B87] = [Scores.B87];1;0); IF([Predictions.D87] = [Scores.D87];1;0)))" office:value-type="float" office:value="0" calcext:value-type="float">
            <text:p>0</text:p>
          </table:table-cell>
          <table:table-cell table:formula="of:=IF(ISBLANK([Scores.B87]); 0; IF(AND([Scores.B87] &gt; [Scores.D87]; [Predictions.B87] &gt; [Predictions.D87]); 3; IF(AND([Scores.B87] &lt; [Scores.D87]; [Predictions.B87] &lt; [Predictions.D87]); 3; IF(AND([Scores.B87] = [Scores.D87]; [Predictions.B87] = [Predictions.D8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table:formula="of:=[Groups.D5]" office:value-type="string" office:string-value="Borussia Monchengladbach" calcext:value-type="string">
            <text:p>Borussia Monchengladbach</text:p>
          </table:table-cell>
          <table:table-cell/>
          <table:table-cell table:style-name="ce7" table:formula="of:=[Groups.D2]" office:value-type="string" office:string-value="Juventus" calcext:value-type="string">
            <text:p>Juventus</text:p>
          </table:table-cell>
          <table:table-cell table:number-columns-repeated="2"/>
          <table:table-cell table:formula="of:=IF(ISBLANK([Scores.B88]); 0; SUM(IF([Predictions.B88] = [Scores.B88];1;0); IF([Predictions.D88] = [Scores.D88];1;0)))" office:value-type="float" office:value="0" calcext:value-type="float">
            <text:p>0</text:p>
          </table:table-cell>
          <table:table-cell table:formula="of:=IF(ISBLANK([Scores.B88]); 0; IF(AND([Scores.B88] &gt; [Scores.D88]; [Predictions.B88] &gt; [Predictions.D88]); 3; IF(AND([Scores.B88] &lt; [Scores.D88]; [Predictions.B88] &lt; [Predictions.D88]); 3; IF(AND([Scores.B88] = [Scores.D88]; [Predictions.B88] = [Predictions.D8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D4]" office:value-type="string" office:string-value="Sevilla" calcext:value-type="string">
            <text:p>Sevilla</text:p>
          </table:table-cell>
          <table:table-cell/>
          <table:table-cell table:style-name="ce7" table:formula="of:=[Groups.D3]" office:value-type="string" office:string-value="Man City" calcext:value-type="string">
            <text:p>Man City</text:p>
          </table:table-cell>
          <table:table-cell table:number-columns-repeated="2"/>
          <table:table-cell table:formula="of:=IF(ISBLANK([Scores.B89]); 0; SUM(IF([Predictions.B89] = [Scores.B89];1;0); IF([Predictions.D89] = [Scores.D89];1;0)))" office:value-type="float" office:value="0" calcext:value-type="float">
            <text:p>0</text:p>
          </table:table-cell>
          <table:table-cell table:formula="of:=IF(ISBLANK([Scores.B89]); 0; IF(AND([Scores.B89] &gt; [Scores.D89]; [Predictions.B89] &gt; [Predictions.D89]); 3; IF(AND([Scores.B89] &lt; [Scores.D89]; [Predictions.B89] &lt; [Predictions.D89]); 3; IF(AND([Scores.B89] = [Scores.D89]; [Predictions.B89] = [Predictions.D8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90]); 0; SUM(IF([Predictions.B90] = [Scores.B90];1;0); IF([Predictions.D90] = [Scores.D90];1;0)))" office:value-type="float" office:value="0" calcext:value-type="float">
            <text:p>0</text:p>
          </table:table-cell>
          <table:table-cell table:formula="of:=IF(ISBLANK([Scores.B90]); 0; IF(AND([Scores.B90] &gt; [Scores.D90]; [Predictions.B90] &gt; [Predictions.D90]); 3; IF(AND([Scores.B90] &lt; [Scores.D90]; [Predictions.B90] &lt; [Predictions.D90]); 3; IF(AND([Scores.B90] = [Scores.D90]; [Predictions.B90] = [Predictions.D9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B2]" office:value-type="string" office:string-value="PSV Eindhoven" calcext:value-type="string">
            <text:p>PSV Eindhoven</text:p>
          </table:table-cell>
          <table:table-cell/>
          <table:table-cell table:formula="of:=[Groups.B5]" office:value-type="string" office:string-value="Wolfsburg" calcext:value-type="string">
            <text:p>Wolfsburg</text:p>
          </table:table-cell>
          <table:table-cell table:number-columns-repeated="2"/>
          <table:table-cell table:formula="of:=IF(ISBLANK([Scores.B91]); 0; SUM(IF([Predictions.B91] = [Scores.B91];1;0); IF([Predictions.D91] = [Scores.D91];1;0)))" office:value-type="float" office:value="0" calcext:value-type="float">
            <text:p>0</text:p>
          </table:table-cell>
          <table:table-cell table:formula="of:=IF(ISBLANK([Scores.B91]); 0; IF(AND([Scores.B91] &gt; [Scores.D91]; [Predictions.B91] &gt; [Predictions.D91]); 3; IF(AND([Scores.B91] &lt; [Scores.D91]; [Predictions.B91] &lt; [Predictions.D91]); 3; IF(AND([Scores.B91] = [Scores.D91]; [Predictions.B91] = [Predictions.D9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B3]" office:value-type="string" office:string-value="Man Utd" calcext:value-type="string">
            <text:p>Man Utd</text:p>
          </table:table-cell>
          <table:table-cell/>
          <table:table-cell table:formula="of:=[Groups.B4]" office:value-type="string" office:string-value="CSKA Moscow" calcext:value-type="string">
            <text:p>CSKA Moscow</text:p>
          </table:table-cell>
          <table:table-cell table:number-columns-repeated="2"/>
          <table:table-cell table:formula="of:=IF(ISBLANK([Scores.B92]); 0; SUM(IF([Predictions.B92] = [Scores.B92];1;0); IF([Predictions.D92] = [Scores.D92];1;0)))" office:value-type="float" office:value="0" calcext:value-type="float">
            <text:p>0</text:p>
          </table:table-cell>
          <table:table-cell table:formula="of:=IF(ISBLANK([Scores.B92]); 0; IF(AND([Scores.B92] &gt; [Scores.D92]; [Predictions.B92] &gt; [Predictions.D92]); 3; IF(AND([Scores.B92] &lt; [Scores.D92]; [Predictions.B92] &lt; [Predictions.D92]); 3; IF(AND([Scores.B92] = [Scores.D92]; [Predictions.B92] = [Predictions.D9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93]); 0; SUM(IF([Predictions.B93] = [Scores.B93];1;0); IF([Predictions.D93] = [Scores.D93];1;0)))" office:value-type="float" office:value="0" calcext:value-type="float">
            <text:p>0</text:p>
          </table:table-cell>
          <table:table-cell table:formula="of:=IF(ISBLANK([Scores.B93]); 0; IF(AND([Scores.B93] &gt; [Scores.D93]; [Predictions.B93] &gt; [Predictions.D93]); 3; IF(AND([Scores.B93] &lt; [Scores.D93]; [Predictions.B93] &lt; [Predictions.D93]); 3; IF(AND([Scores.B93] = [Scores.D93]; [Predictions.B93] = [Predictions.D9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A3]" office:value-type="string" office:string-value="Real Madrid" calcext:value-type="string">
            <text:p>Real Madrid</text:p>
          </table:table-cell>
          <table:table-cell/>
          <table:table-cell table:formula="of:=[Groups.A2]" office:value-type="string" office:string-value="Paris Saint Germain" calcext:value-type="string">
            <text:p>Paris Saint Germain</text:p>
          </table:table-cell>
          <table:table-cell table:number-columns-repeated="2"/>
          <table:table-cell table:formula="of:=IF(ISBLANK([Scores.B94]); 0; SUM(IF([Predictions.B94] = [Scores.B94];1;0); IF([Predictions.D94] = [Scores.D94];1;0)))" office:value-type="float" office:value="0" calcext:value-type="float">
            <text:p>0</text:p>
          </table:table-cell>
          <table:table-cell table:formula="of:=IF(ISBLANK([Scores.B94]); 0; IF(AND([Scores.B94] &gt; [Scores.D94]; [Predictions.B94] &gt; [Predictions.D94]); 3; IF(AND([Scores.B94] &lt; [Scores.D94]; [Predictions.B94] &lt; [Predictions.D94]); 3; IF(AND([Scores.B94] = [Scores.D94]; [Predictions.B94] = [Predictions.D9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A4]" office:value-type="string" office:string-value="Shakthar Donetsk" calcext:value-type="string">
            <text:p>Shakthar Donetsk</text:p>
          </table:table-cell>
          <table:table-cell/>
          <table:table-cell table:formula="of:=[Groups.A5]" office:value-type="string" office:string-value="Malmo" calcext:value-type="string">
            <text:p>Malmo</text:p>
          </table:table-cell>
          <table:table-cell table:number-columns-repeated="2"/>
          <table:table-cell table:formula="of:=IF(ISBLANK([Scores.B95]); 0; SUM(IF([Predictions.B95] = [Scores.B95];1;0); IF([Predictions.D95] = [Scores.D95];1;0)))" office:value-type="float" office:value="0" calcext:value-type="float">
            <text:p>0</text:p>
          </table:table-cell>
          <table:table-cell table:formula="of:=IF(ISBLANK([Scores.B95]); 0; IF(AND([Scores.B95] &gt; [Scores.D95]; [Predictions.B95] &gt; [Predictions.D95]); 3; IF(AND([Scores.B95] &lt; [Scores.D95]; [Predictions.B95] &lt; [Predictions.D95]); 3; IF(AND([Scores.B95] = [Scores.D95]; [Predictions.B95] = [Predictions.D9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96]); 0; SUM(IF([Predictions.B96] = [Scores.B96];1;0); IF([Predictions.D96] = [Scores.D96];1;0)))" office:value-type="float" office:value="0" calcext:value-type="float">
            <text:p>0</text:p>
          </table:table-cell>
          <table:table-cell table:formula="of:=IF(ISBLANK([Scores.B96]); 0; IF(AND([Scores.B96] &gt; [Scores.D96]; [Predictions.B96] &gt; [Predictions.D96]); 3; IF(AND([Scores.B96] &lt; [Scores.D96]; [Predictions.B96] &lt; [Predictions.D96]); 3; IF(AND([Scores.B96] = [Scores.D96]; [Predictions.B96] = [Predictions.D9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Wednesday Nov 4<text:span text:style-name="T1">th</text:span></text:p>
          </table:table-cell>
          <table:table-cell table:style-name="ce12" table:number-columns-repeated="3"/>
          <table:table-cell table:style-name="ce14"/>
          <table:table-cell table:formula="of:=IF(ISBLANK([Scores.B97]); 0; SUM(IF([Predictions.B97] = [Scores.B97];1;0); IF([Predictions.D97] = [Scores.D97];1;0)))" office:value-type="float" office:value="0" calcext:value-type="float">
            <text:p>0</text:p>
          </table:table-cell>
          <table:table-cell table:formula="of:=IF(ISBLANK([Scores.B97]); 0; IF(AND([Scores.B97] &gt; [Scores.D97]; [Predictions.B97] &gt; [Predictions.D97]); 3; IF(AND([Scores.B97] &lt; [Scores.D97]; [Predictions.B97] &lt; [Predictions.D97]); 3; IF(AND([Scores.B97] = [Scores.D97]; [Predictions.B97] = [Predictions.D97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2" table:number-columns-repeated="910"/>
        </table:table-row>
        <table:table-row table:style-name="ro1">
          <table:table-cell table:formula="of:=[Groups.F4]" office:value-type="string" office:string-value="Olympiakos" calcext:value-type="string">
            <text:p>Olympiakos</text:p>
          </table:table-cell>
          <table:table-cell/>
          <table:table-cell table:style-name="ce7" table:formula="of:=[Groups.F5]" office:value-type="string" office:string-value="Dinamo Zagreb" calcext:value-type="string">
            <text:p>Dinamo Zagreb</text:p>
          </table:table-cell>
          <table:table-cell table:number-columns-repeated="2"/>
          <table:table-cell table:formula="of:=IF(ISBLANK([Scores.B98]); 0; SUM(IF([Predictions.B98] = [Scores.B98];1;0); IF([Predictions.D98] = [Scores.D98];1;0)))" office:value-type="float" office:value="0" calcext:value-type="float">
            <text:p>0</text:p>
          </table:table-cell>
          <table:table-cell table:formula="of:=IF(ISBLANK([Scores.B98]); 0; IF(AND([Scores.B98] &gt; [Scores.D98]; [Predictions.B98] &gt; [Predictions.D98]); 3; IF(AND([Scores.B98] &lt; [Scores.D98]; [Predictions.B98] &lt; [Predictions.D98]); 3; IF(AND([Scores.B98] = [Scores.D98]; [Predictions.B98] = [Predictions.D9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table:formula="of:=[Groups.F2]" office:value-type="string" office:string-value="Bayern Munich" calcext:value-type="string">
            <text:p>Bayern Munich</text:p>
          </table:table-cell>
          <table:table-cell/>
          <table:table-cell table:style-name="ce7" table:formula="of:=[Groups.F3]" office:value-type="string" office:string-value="Arsenal" calcext:value-type="string">
            <text:p>Arsenal</text:p>
          </table:table-cell>
          <table:table-cell table:number-columns-repeated="2"/>
          <table:table-cell table:formula="of:=IF(ISBLANK([Scores.B99]); 0; SUM(IF([Predictions.B99] = [Scores.B99];1;0); IF([Predictions.D99] = [Scores.D99];1;0)))" office:value-type="float" office:value="0" calcext:value-type="float">
            <text:p>0</text:p>
          </table:table-cell>
          <table:table-cell table:formula="of:=IF(ISBLANK([Scores.B99]); 0; IF(AND([Scores.B99] &gt; [Scores.D99]; [Predictions.B99] &gt; [Predictions.D99]); 3; IF(AND([Scores.B99] &lt; [Scores.D99]; [Predictions.B99] &lt; [Predictions.D99]); 3; IF(AND([Scores.B99] = [Scores.D99]; [Predictions.B99] = [Predictions.D9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00]); 0; SUM(IF([Predictions.B100] = [Scores.B100];1;0); IF([Predictions.D100] = [Scores.D100];1;0)))" office:value-type="float" office:value="0" calcext:value-type="float">
            <text:p>0</text:p>
          </table:table-cell>
          <table:table-cell table:formula="of:=IF(ISBLANK([Scores.B100]); 0; IF(AND([Scores.B100] &gt; [Scores.D100]; [Predictions.B100] &gt; [Predictions.D100]); 3; IF(AND([Scores.B100] &lt; [Scores.D100]; [Predictions.B100] &lt; [Predictions.D100]); 3; IF(AND([Scores.B100] = [Scores.D100]; [Predictions.B100] = [Predictions.D10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E4]" office:value-type="string" office:string-value="Roma" calcext:value-type="string">
            <text:p>Roma</text:p>
          </table:table-cell>
          <table:table-cell/>
          <table:table-cell table:formula="of:=[Groups.E3]" office:value-type="string" office:string-value="Leverkusen" calcext:value-type="string">
            <text:p>Leverkusen</text:p>
          </table:table-cell>
          <table:table-cell table:number-columns-repeated="2"/>
          <table:table-cell table:formula="of:=IF(ISBLANK([Scores.B101]); 0; SUM(IF([Predictions.B101] = [Scores.B101];1;0); IF([Predictions.D101] = [Scores.D101];1;0)))" office:value-type="float" office:value="0" calcext:value-type="float">
            <text:p>0</text:p>
          </table:table-cell>
          <table:table-cell table:formula="of:=IF(ISBLANK([Scores.B101]); 0; IF(AND([Scores.B101] &gt; [Scores.D101]; [Predictions.B101] &gt; [Predictions.D101]); 3; IF(AND([Scores.B101] &lt; [Scores.D101]; [Predictions.B101] &lt; [Predictions.D101]); 3; IF(AND([Scores.B101] = [Scores.D101]; [Predictions.B101] = [Predictions.D10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E2]" office:value-type="string" office:string-value="Barcelona" calcext:value-type="string">
            <text:p>Barcelona</text:p>
          </table:table-cell>
          <table:table-cell/>
          <table:table-cell table:formula="of:=[Groups.E5]" office:value-type="string" office:string-value="BATE Borisov" calcext:value-type="string">
            <text:p>BATE Borisov</text:p>
          </table:table-cell>
          <table:table-cell table:number-columns-repeated="2"/>
          <table:table-cell table:formula="of:=IF(ISBLANK([Scores.B102]); 0; SUM(IF([Predictions.B102] = [Scores.B102];1;0); IF([Predictions.D102] = [Scores.D102];1;0)))" office:value-type="float" office:value="0" calcext:value-type="float">
            <text:p>0</text:p>
          </table:table-cell>
          <table:table-cell table:formula="of:=IF(ISBLANK([Scores.B102]); 0; IF(AND([Scores.B102] &gt; [Scores.D102]; [Predictions.B102] &gt; [Predictions.D102]); 3; IF(AND([Scores.B102] &lt; [Scores.D102]; [Predictions.B102] &lt; [Predictions.D102]); 3; IF(AND([Scores.B102] = [Scores.D102]; [Predictions.B102] = [Predictions.D10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03]); 0; SUM(IF([Predictions.B103] = [Scores.B103];1;0); IF([Predictions.D103] = [Scores.D103];1;0)))" office:value-type="float" office:value="0" calcext:value-type="float">
            <text:p>0</text:p>
          </table:table-cell>
          <table:table-cell table:formula="of:=IF(ISBLANK([Scores.B103]); 0; IF(AND([Scores.B103] &gt; [Scores.D103]; [Predictions.B103] &gt; [Predictions.D103]); 3; IF(AND([Scores.B103] &lt; [Scores.D103]; [Predictions.B103] &lt; [Predictions.D103]); 3; IF(AND([Scores.B103] = [Scores.D103]; [Predictions.B103] = [Predictions.D10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G5]" office:value-type="string" office:string-value="Macabi Tel Aviv" calcext:value-type="string">
            <text:p>Macabi Tel Aviv</text:p>
          </table:table-cell>
          <table:table-cell/>
          <table:table-cell table:formula="of:=[Groups.G3]" office:value-type="string" office:string-value="Porto" calcext:value-type="string">
            <text:p>Porto</text:p>
          </table:table-cell>
          <table:table-cell table:number-columns-repeated="2"/>
          <table:table-cell table:formula="of:=IF(ISBLANK([Scores.B104]); 0; SUM(IF([Predictions.B104] = [Scores.B104];1;0); IF([Predictions.D104] = [Scores.D104];1;0)))" office:value-type="float" office:value="0" calcext:value-type="float">
            <text:p>0</text:p>
          </table:table-cell>
          <table:table-cell table:formula="of:=IF(ISBLANK([Scores.B104]); 0; IF(AND([Scores.B104] &gt; [Scores.D104]; [Predictions.B104] &gt; [Predictions.D104]); 3; IF(AND([Scores.B104] &lt; [Scores.D104]; [Predictions.B104] &lt; [Predictions.D104]); 3; IF(AND([Scores.B104] = [Scores.D104]; [Predictions.B104] = [Predictions.D10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G2]" office:value-type="string" office:string-value="Chelsea" calcext:value-type="string">
            <text:p>Chelsea</text:p>
          </table:table-cell>
          <table:table-cell/>
          <table:table-cell table:style-name="ce7" table:formula="of:=[Groups.G4]" office:value-type="string" office:string-value="Dynamo Kiev" calcext:value-type="string">
            <text:p>Dynamo Kiev</text:p>
          </table:table-cell>
          <table:table-cell table:number-columns-repeated="2"/>
          <table:table-cell table:formula="of:=IF(ISBLANK([Scores.B105]); 0; SUM(IF([Predictions.B105] = [Scores.B105];1;0); IF([Predictions.D105] = [Scores.D105];1;0)))" office:value-type="float" office:value="0" calcext:value-type="float">
            <text:p>0</text:p>
          </table:table-cell>
          <table:table-cell table:formula="of:=IF(ISBLANK([Scores.B105]); 0; IF(AND([Scores.B105] &gt; [Scores.D105]; [Predictions.B105] &gt; [Predictions.D105]); 3; IF(AND([Scores.B105] &lt; [Scores.D105]; [Predictions.B105] &lt; [Predictions.D105]); 3; IF(AND([Scores.B105] = [Scores.D105]; [Predictions.B105] = [Predictions.D10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06]); 0; SUM(IF([Predictions.B106] = [Scores.B106];1;0); IF([Predictions.D106] = [Scores.D106];1;0)))" office:value-type="float" office:value="0" calcext:value-type="float">
            <text:p>0</text:p>
          </table:table-cell>
          <table:table-cell table:formula="of:=IF(ISBLANK([Scores.B106]); 0; IF(AND([Scores.B106] &gt; [Scores.D106]; [Predictions.B106] &gt; [Predictions.D106]); 3; IF(AND([Scores.B106] &lt; [Scores.D106]; [Predictions.B106] &lt; [Predictions.D106]); 3; IF(AND([Scores.B106] = [Scores.D106]; [Predictions.B106] = [Predictions.D10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H4]" office:value-type="string" office:string-value="Lyon" calcext:value-type="string">
            <text:p>Lyon</text:p>
          </table:table-cell>
          <table:table-cell/>
          <table:table-cell table:formula="of:=[Groups.H2]" office:value-type="string" office:string-value="Zenit St Petersburg" calcext:value-type="string">
            <text:p>Zenit St Petersburg</text:p>
          </table:table-cell>
          <table:table-cell table:number-columns-repeated="2"/>
          <table:table-cell table:formula="of:=IF(ISBLANK([Scores.B107]); 0; SUM(IF([Predictions.B107] = [Scores.B107];1;0); IF([Predictions.D107] = [Scores.D107];1;0)))" office:value-type="float" office:value="0" calcext:value-type="float">
            <text:p>0</text:p>
          </table:table-cell>
          <table:table-cell table:formula="of:=IF(ISBLANK([Scores.B107]); 0; IF(AND([Scores.B107] &gt; [Scores.D107]; [Predictions.B107] &gt; [Predictions.D107]); 3; IF(AND([Scores.B107] &lt; [Scores.D107]; [Predictions.B107] &lt; [Predictions.D107]); 3; IF(AND([Scores.B107] = [Scores.D107]; [Predictions.B107] = [Predictions.D10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H5]" office:value-type="string" office:string-value="Gent" calcext:value-type="string">
            <text:p>Gent</text:p>
          </table:table-cell>
          <table:table-cell/>
          <table:table-cell table:formula="of:=[Groups.H3]" office:value-type="string" office:string-value="Valencia" calcext:value-type="string">
            <text:p>Valencia</text:p>
          </table:table-cell>
          <table:table-cell table:number-columns-repeated="2"/>
          <table:table-cell table:formula="of:=IF(ISBLANK([Scores.B108]); 0; SUM(IF([Predictions.B108] = [Scores.B108];1;0); IF([Predictions.D108] = [Scores.D108];1;0)))" office:value-type="float" office:value="0" calcext:value-type="float">
            <text:p>0</text:p>
          </table:table-cell>
          <table:table-cell table:formula="of:=IF(ISBLANK([Scores.B108]); 0; IF(AND([Scores.B108] &gt; [Scores.D108]; [Predictions.B108] &gt; [Predictions.D108]); 3; IF(AND([Scores.B108] &lt; [Scores.D108]; [Predictions.B108] &lt; [Predictions.D108]); 3; IF(AND([Scores.B108] = [Scores.D108]; [Predictions.B108] = [Predictions.D10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09]); 0; SUM(IF([Predictions.B109] = [Scores.B109];1;0); IF([Predictions.D109] = [Scores.D109];1;0)))" office:value-type="float" office:value="0" calcext:value-type="float">
            <text:p>0</text:p>
          </table:table-cell>
          <table:table-cell table:formula="of:=IF(ISBLANK([Scores.B109]); 0; IF(AND([Scores.B109] &gt; [Scores.D109]; [Predictions.B109] &gt; [Predictions.D109]); 3; IF(AND([Scores.B109] &lt; [Scores.D109]; [Predictions.B109] &lt; [Predictions.D109]); 3; IF(AND([Scores.B109] = [Scores.D109]; [Predictions.B109] = [Predictions.D10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Week 5</text:p>
          </table:table-cell>
          <table:table-cell table:style-name="ce11" table:number-columns-repeated="3"/>
          <table:table-cell table:style-name="ce14"/>
          <table:table-cell table:formula="of:=IF(ISBLANK([Scores.B110]); 0; SUM(IF([Predictions.B110] = [Scores.B110];1;0); IF([Predictions.D110] = [Scores.D110];1;0)))" office:value-type="float" office:value="0" calcext:value-type="float">
            <text:p>0</text:p>
          </table:table-cell>
          <table:table-cell table:formula="of:=IF(ISBLANK([Scores.B110]); 0; IF(AND([Scores.B110] &gt; [Scores.D110]; [Predictions.B110] &gt; [Predictions.D110]); 3; IF(AND([Scores.B110] &lt; [Scores.D110]; [Predictions.B110] &lt; [Predictions.D110]); 3; IF(AND([Scores.B110] = [Scores.D110]; [Predictions.B110] = [Predictions.D110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1" table:number-columns-repeated="910"/>
        </table:table-row>
        <table:table-row table:style-name="ro3">
          <table:table-cell table:style-name="ce6" office:value-type="string" calcext:value-type="string">
            <text:p>Tuesday Nov 24<text:span text:style-name="T1">th</text:span></text:p>
          </table:table-cell>
          <table:table-cell table:style-name="ce12" table:number-columns-repeated="3"/>
          <table:table-cell table:style-name="ce14"/>
          <table:table-cell table:formula="of:=IF(ISBLANK([Scores.B111]); 0; SUM(IF([Predictions.B111] = [Scores.B111];1;0); IF([Predictions.D111] = [Scores.D111];1;0)))" office:value-type="float" office:value="0" calcext:value-type="float">
            <text:p>0</text:p>
          </table:table-cell>
          <table:table-cell table:formula="of:=IF(ISBLANK([Scores.B111]); 0; IF(AND([Scores.B111] &gt; [Scores.D111]; [Predictions.B111] &gt; [Predictions.D111]); 3; IF(AND([Scores.B111] &lt; [Scores.D111]; [Predictions.B111] &lt; [Predictions.D111]); 3; IF(AND([Scores.B111] = [Scores.D111]; [Predictions.B111] = [Predictions.D111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2" table:number-columns-repeated="910"/>
        </table:table-row>
        <table:table-row table:style-name="ro1">
          <table:table-cell table:formula="of:=[Groups.H2]" office:value-type="string" office:string-value="Zenit St Petersburg" calcext:value-type="string">
            <text:p>Zenit St Petersburg</text:p>
          </table:table-cell>
          <table:table-cell/>
          <table:table-cell table:style-name="ce7" table:formula="of:=[Groups.H3]" office:value-type="string" office:string-value="Valencia" calcext:value-type="string">
            <text:p>Valencia</text:p>
          </table:table-cell>
          <table:table-cell table:number-columns-repeated="2"/>
          <table:table-cell table:formula="of:=IF(ISBLANK([Scores.B112]); 0; SUM(IF([Predictions.B112] = [Scores.B112];1;0); IF([Predictions.D112] = [Scores.D112];1;0)))" office:value-type="float" office:value="0" calcext:value-type="float">
            <text:p>0</text:p>
          </table:table-cell>
          <table:table-cell table:formula="of:=IF(ISBLANK([Scores.B112]); 0; IF(AND([Scores.B112] &gt; [Scores.D112]; [Predictions.B112] &gt; [Predictions.D112]); 3; IF(AND([Scores.B112] &lt; [Scores.D112]; [Predictions.B112] &lt; [Predictions.D112]); 3; IF(AND([Scores.B112] = [Scores.D112]; [Predictions.B112] = [Predictions.D11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table:formula="of:=[Groups.H4]" office:value-type="string" office:string-value="Lyon" calcext:value-type="string">
            <text:p>Lyon</text:p>
          </table:table-cell>
          <table:table-cell/>
          <table:table-cell table:style-name="ce7" table:formula="of:=[Groups.H5]" office:value-type="string" office:string-value="Gent" calcext:value-type="string">
            <text:p>Gent</text:p>
          </table:table-cell>
          <table:table-cell table:number-columns-repeated="2"/>
          <table:table-cell table:formula="of:=IF(ISBLANK([Scores.B113]); 0; SUM(IF([Predictions.B113] = [Scores.B113];1;0); IF([Predictions.D113] = [Scores.D113];1;0)))" office:value-type="float" office:value="0" calcext:value-type="float">
            <text:p>0</text:p>
          </table:table-cell>
          <table:table-cell table:formula="of:=IF(ISBLANK([Scores.B113]); 0; IF(AND([Scores.B113] &gt; [Scores.D113]; [Predictions.B113] &gt; [Predictions.D113]); 3; IF(AND([Scores.B113] &lt; [Scores.D113]; [Predictions.B113] &lt; [Predictions.D113]); 3; IF(AND([Scores.B113] = [Scores.D113]; [Predictions.B113] = [Predictions.D11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14]); 0; SUM(IF([Predictions.B114] = [Scores.B114];1;0); IF([Predictions.D114] = [Scores.D114];1;0)))" office:value-type="float" office:value="0" calcext:value-type="float">
            <text:p>0</text:p>
          </table:table-cell>
          <table:table-cell table:formula="of:=IF(ISBLANK([Scores.B114]); 0; IF(AND([Scores.B114] &gt; [Scores.D114]; [Predictions.B114] &gt; [Predictions.D114]); 3; IF(AND([Scores.B114] &lt; [Scores.D114]; [Predictions.B114] &lt; [Predictions.D114]); 3; IF(AND([Scores.B114] = [Scores.D114]; [Predictions.B114] = [Predictions.D11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table:formula="of:=[Groups.F3]" office:value-type="string" office:string-value="Arsenal" calcext:value-type="string">
            <text:p>Arsenal</text:p>
          </table:table-cell>
          <table:table-cell/>
          <table:table-cell table:formula="of:=[Groups.F5]" office:value-type="string" office:string-value="Dinamo Zagreb" calcext:value-type="string">
            <text:p>Dinamo Zagreb</text:p>
          </table:table-cell>
          <table:table-cell table:number-columns-repeated="2"/>
          <table:table-cell table:formula="of:=IF(ISBLANK([Scores.B115]); 0; SUM(IF([Predictions.B115] = [Scores.B115];1;0); IF([Predictions.D115] = [Scores.D115];1;0)))" office:value-type="float" office:value="0" calcext:value-type="float">
            <text:p>0</text:p>
          </table:table-cell>
          <table:table-cell table:formula="of:=IF(ISBLANK([Scores.B115]); 0; IF(AND([Scores.B115] &gt; [Scores.D115]; [Predictions.B115] &gt; [Predictions.D115]); 3; IF(AND([Scores.B115] &lt; [Scores.D115]; [Predictions.B115] &lt; [Predictions.D115]); 3; IF(AND([Scores.B115] = [Scores.D115]; [Predictions.B115] = [Predictions.D11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F2]" office:value-type="string" office:string-value="Bayern Munich" calcext:value-type="string">
            <text:p>Bayern Munich</text:p>
          </table:table-cell>
          <table:table-cell/>
          <table:table-cell table:formula="of:=[Groups.F4]" office:value-type="string" office:string-value="Olympiakos" calcext:value-type="string">
            <text:p>Olympiakos</text:p>
          </table:table-cell>
          <table:table-cell table:number-columns-repeated="2"/>
          <table:table-cell table:formula="of:=IF(ISBLANK([Scores.B116]); 0; SUM(IF([Predictions.B116] = [Scores.B116];1;0); IF([Predictions.D116] = [Scores.D116];1;0)))" office:value-type="float" office:value="0" calcext:value-type="float">
            <text:p>0</text:p>
          </table:table-cell>
          <table:table-cell table:formula="of:=IF(ISBLANK([Scores.B116]); 0; IF(AND([Scores.B116] &gt; [Scores.D116]; [Predictions.B116] &gt; [Predictions.D116]); 3; IF(AND([Scores.B116] &lt; [Scores.D116]; [Predictions.B116] &lt; [Predictions.D116]); 3; IF(AND([Scores.B116] = [Scores.D116]; [Predictions.B116] = [Predictions.D11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17]); 0; SUM(IF([Predictions.B117] = [Scores.B117];1;0); IF([Predictions.D117] = [Scores.D117];1;0)))" office:value-type="float" office:value="0" calcext:value-type="float">
            <text:p>0</text:p>
          </table:table-cell>
          <table:table-cell table:formula="of:=IF(ISBLANK([Scores.B117]); 0; IF(AND([Scores.B117] &gt; [Scores.D117]; [Predictions.B117] &gt; [Predictions.D117]); 3; IF(AND([Scores.B117] &lt; [Scores.D117]; [Predictions.B117] &lt; [Predictions.D117]); 3; IF(AND([Scores.B117] = [Scores.D117]; [Predictions.B117] = [Predictions.D11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E5]" office:value-type="string" office:string-value="BATE Borisov" calcext:value-type="string">
            <text:p>BATE Borisov</text:p>
          </table:table-cell>
          <table:table-cell/>
          <table:table-cell table:formula="of:=[Groups.E3]" office:value-type="string" office:string-value="Leverkusen" calcext:value-type="string">
            <text:p>Leverkusen</text:p>
          </table:table-cell>
          <table:table-cell table:number-columns-repeated="2"/>
          <table:table-cell table:formula="of:=IF(ISBLANK([Scores.B118]); 0; SUM(IF([Predictions.B118] = [Scores.B118];1;0); IF([Predictions.D118] = [Scores.D118];1;0)))" office:value-type="float" office:value="0" calcext:value-type="float">
            <text:p>0</text:p>
          </table:table-cell>
          <table:table-cell table:formula="of:=IF(ISBLANK([Scores.B118]); 0; IF(AND([Scores.B118] &gt; [Scores.D118]; [Predictions.B118] &gt; [Predictions.D118]); 3; IF(AND([Scores.B118] &lt; [Scores.D118]; [Predictions.B118] &lt; [Predictions.D118]); 3; IF(AND([Scores.B118] = [Scores.D118]; [Predictions.B118] = [Predictions.D11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E2]" office:value-type="string" office:string-value="Barcelona" calcext:value-type="string">
            <text:p>Barcelona</text:p>
          </table:table-cell>
          <table:table-cell/>
          <table:table-cell table:formula="of:=[Groups.E4]" office:value-type="string" office:string-value="Roma" calcext:value-type="string">
            <text:p>Roma</text:p>
          </table:table-cell>
          <table:table-cell table:number-columns-repeated="2"/>
          <table:table-cell table:formula="of:=IF(ISBLANK([Scores.B119]); 0; SUM(IF([Predictions.B119] = [Scores.B119];1;0); IF([Predictions.D119] = [Scores.D119];1;0)))" office:value-type="float" office:value="0" calcext:value-type="float">
            <text:p>0</text:p>
          </table:table-cell>
          <table:table-cell table:formula="of:=IF(ISBLANK([Scores.B119]); 0; IF(AND([Scores.B119] &gt; [Scores.D119]; [Predictions.B119] &gt; [Predictions.D119]); 3; IF(AND([Scores.B119] &lt; [Scores.D119]; [Predictions.B119] &lt; [Predictions.D119]); 3; IF(AND([Scores.B119] = [Scores.D119]; [Predictions.B119] = [Predictions.D11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20]); 0; SUM(IF([Predictions.B120] = [Scores.B120];1;0); IF([Predictions.D120] = [Scores.D120];1;0)))" office:value-type="float" office:value="0" calcext:value-type="float">
            <text:p>0</text:p>
          </table:table-cell>
          <table:table-cell table:formula="of:=IF(ISBLANK([Scores.B120]); 0; IF(AND([Scores.B120] &gt; [Scores.D120]; [Predictions.B120] &gt; [Predictions.D120]); 3; IF(AND([Scores.B120] &lt; [Scores.D120]; [Predictions.B120] &lt; [Predictions.D120]); 3; IF(AND([Scores.B120] = [Scores.D120]; [Predictions.B120] = [Predictions.D12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G3]" office:value-type="string" office:string-value="Porto" calcext:value-type="string">
            <text:p>Porto</text:p>
          </table:table-cell>
          <table:table-cell/>
          <table:table-cell table:formula="of:=[Groups.G4]" office:value-type="string" office:string-value="Dynamo Kiev" calcext:value-type="string">
            <text:p>Dynamo Kiev</text:p>
          </table:table-cell>
          <table:table-cell table:number-columns-repeated="2"/>
          <table:table-cell table:formula="of:=IF(ISBLANK([Scores.B121]); 0; SUM(IF([Predictions.B121] = [Scores.B121];1;0); IF([Predictions.D121] = [Scores.D121];1;0)))" office:value-type="float" office:value="0" calcext:value-type="float">
            <text:p>0</text:p>
          </table:table-cell>
          <table:table-cell table:formula="of:=IF(ISBLANK([Scores.B121]); 0; IF(AND([Scores.B121] &gt; [Scores.D121]; [Predictions.B121] &gt; [Predictions.D121]); 3; IF(AND([Scores.B121] &lt; [Scores.D121]; [Predictions.B121] &lt; [Predictions.D121]); 3; IF(AND([Scores.B121] = [Scores.D121]; [Predictions.B121] = [Predictions.D12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G5]" office:value-type="string" office:string-value="Macabi Tel Aviv" calcext:value-type="string">
            <text:p>Macabi Tel Aviv</text:p>
          </table:table-cell>
          <table:table-cell/>
          <table:table-cell table:formula="of:=[Groups.G2]" office:value-type="string" office:string-value="Chelsea" calcext:value-type="string">
            <text:p>Chelsea</text:p>
          </table:table-cell>
          <table:table-cell table:number-columns-repeated="2"/>
          <table:table-cell table:formula="of:=IF(ISBLANK([Scores.B122]); 0; SUM(IF([Predictions.B122] = [Scores.B122];1;0); IF([Predictions.D122] = [Scores.D122];1;0)))" office:value-type="float" office:value="0" calcext:value-type="float">
            <text:p>0</text:p>
          </table:table-cell>
          <table:table-cell table:formula="of:=IF(ISBLANK([Scores.B122]); 0; IF(AND([Scores.B122] &gt; [Scores.D122]; [Predictions.B122] &gt; [Predictions.D122]); 3; IF(AND([Scores.B122] &lt; [Scores.D122]; [Predictions.B122] &lt; [Predictions.D122]); 3; IF(AND([Scores.B122] = [Scores.D122]; [Predictions.B122] = [Predictions.D12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23]); 0; SUM(IF([Predictions.B123] = [Scores.B123];1;0); IF([Predictions.D123] = [Scores.D123];1;0)))" office:value-type="float" office:value="0" calcext:value-type="float">
            <text:p>0</text:p>
          </table:table-cell>
          <table:table-cell table:formula="of:=IF(ISBLANK([Scores.B123]); 0; IF(AND([Scores.B123] &gt; [Scores.D123]; [Predictions.B123] &gt; [Predictions.D123]); 3; IF(AND([Scores.B123] &lt; [Scores.D123]; [Predictions.B123] &lt; [Predictions.D123]); 3; IF(AND([Scores.B123] = [Scores.D123]; [Predictions.B123] = [Predictions.D12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Wednesday Nov 25<text:span text:style-name="T1">th</text:span></text:p>
          </table:table-cell>
          <table:table-cell table:style-name="ce12" table:number-columns-repeated="3"/>
          <table:table-cell table:style-name="ce14"/>
          <table:table-cell table:formula="of:=IF(ISBLANK([Scores.B124]); 0; SUM(IF([Predictions.B124] = [Scores.B124];1;0); IF([Predictions.D124] = [Scores.D124];1;0)))" office:value-type="float" office:value="0" calcext:value-type="float">
            <text:p>0</text:p>
          </table:table-cell>
          <table:table-cell table:formula="of:=IF(ISBLANK([Scores.B124]); 0; IF(AND([Scores.B124] &gt; [Scores.D124]; [Predictions.B124] &gt; [Predictions.D124]); 3; IF(AND([Scores.B124] &lt; [Scores.D124]; [Predictions.B124] &lt; [Predictions.D124]); 3; IF(AND([Scores.B124] = [Scores.D124]; [Predictions.B124] = [Predictions.D124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2" table:number-columns-repeated="910"/>
        </table:table-row>
        <table:table-row table:style-name="ro1">
          <table:table-cell table:formula="of:=[Groups.C5]" office:value-type="string" office:string-value="FC Astana" calcext:value-type="string">
            <text:p>FC Astana</text:p>
          </table:table-cell>
          <table:table-cell/>
          <table:table-cell table:style-name="ce9" table:formula="of:=[Groups.C2]" office:value-type="string" office:string-value="Benfica" calcext:value-type="string">
            <text:p>Benfica</text:p>
          </table:table-cell>
          <table:table-cell table:number-columns-repeated="2"/>
          <table:table-cell table:formula="of:=IF(ISBLANK([Scores.B125]); 0; SUM(IF([Predictions.B125] = [Scores.B125];1;0); IF([Predictions.D125] = [Scores.D125];1;0)))" office:value-type="float" office:value="0" calcext:value-type="float">
            <text:p>0</text:p>
          </table:table-cell>
          <table:table-cell table:formula="of:=IF(ISBLANK([Scores.B125]); 0; IF(AND([Scores.B125] &gt; [Scores.D125]; [Predictions.B125] &gt; [Predictions.D125]); 3; IF(AND([Scores.B125] &lt; [Scores.D125]; [Predictions.B125] &lt; [Predictions.D125]); 3; IF(AND([Scores.B125] = [Scores.D125]; [Predictions.B125] = [Predictions.D12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9" table:formula="of:=[Groups.C3]" office:value-type="string" office:string-value="Athletico Madrid" calcext:value-type="string">
            <text:p>Athletico Madrid</text:p>
          </table:table-cell>
          <table:table-cell table:style-name="ce10"/>
          <table:table-cell table:style-name="ce9" table:formula="of:=[Groups.C4]" office:value-type="string" office:string-value="Galatasary" calcext:value-type="string">
            <text:p>Galatasary</text:p>
          </table:table-cell>
          <table:table-cell table:style-name="ce10"/>
          <table:table-cell table:style-name="ce16"/>
          <table:table-cell table:formula="of:=IF(ISBLANK([Scores.B126]); 0; SUM(IF([Predictions.B126] = [Scores.B126];1;0); IF([Predictions.D126] = [Scores.D126];1;0)))" office:value-type="float" office:value="0" calcext:value-type="float">
            <text:p>0</text:p>
          </table:table-cell>
          <table:table-cell table:formula="of:=IF(ISBLANK([Scores.B126]); 0; IF(AND([Scores.B126] &gt; [Scores.D126]; [Predictions.B126] &gt; [Predictions.D126]); 3; IF(AND([Scores.B126] &lt; [Scores.D126]; [Predictions.B126] &lt; [Predictions.D126]); 3; IF(AND([Scores.B126] = [Scores.D126]; [Predictions.B126] = [Predictions.D126]); 3; 0))))" office:value-type="float" office:value="0" calcext:value-type="float">
            <text:p>0</text:p>
          </table:table-cell>
          <table:table-cell table:style-name="ce16" table:number-columns-repeated="107"/>
          <table:table-cell table:style-name="ce10" table:number-columns-repeated="910"/>
        </table:table-row>
        <table:table-row table:style-name="ro1">
          <table:table-cell table:number-columns-repeated="5"/>
          <table:table-cell table:formula="of:=IF(ISBLANK([Scores.B127]); 0; SUM(IF([Predictions.B127] = [Scores.B127];1;0); IF([Predictions.D127] = [Scores.D127];1;0)))" office:value-type="float" office:value="0" calcext:value-type="float">
            <text:p>0</text:p>
          </table:table-cell>
          <table:table-cell table:formula="of:=IF(ISBLANK([Scores.B127]); 0; IF(AND([Scores.B127] &gt; [Scores.D127]; [Predictions.B127] &gt; [Predictions.D127]); 3; IF(AND([Scores.B127] &lt; [Scores.D127]; [Predictions.B127] &lt; [Predictions.D127]); 3; IF(AND([Scores.B127] = [Scores.D127]; [Predictions.B127] = [Predictions.D12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B4]" office:value-type="string" office:string-value="CSKA Moscow" calcext:value-type="string">
            <text:p>CSKA Moscow</text:p>
          </table:table-cell>
          <table:table-cell/>
          <table:table-cell table:formula="of:=[Groups.B5]" office:value-type="string" office:string-value="Wolfsburg" calcext:value-type="string">
            <text:p>Wolfsburg</text:p>
          </table:table-cell>
          <table:table-cell table:number-columns-repeated="2"/>
          <table:table-cell table:formula="of:=IF(ISBLANK([Scores.B128]); 0; SUM(IF([Predictions.B128] = [Scores.B128];1;0); IF([Predictions.D128] = [Scores.D128];1;0)))" office:value-type="float" office:value="0" calcext:value-type="float">
            <text:p>0</text:p>
          </table:table-cell>
          <table:table-cell table:formula="of:=IF(ISBLANK([Scores.B128]); 0; IF(AND([Scores.B128] &gt; [Scores.D128]; [Predictions.B128] &gt; [Predictions.D128]); 3; IF(AND([Scores.B128] &lt; [Scores.D128]; [Predictions.B128] &lt; [Predictions.D128]); 3; IF(AND([Scores.B128] = [Scores.D128]; [Predictions.B128] = [Predictions.D12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B3]" office:value-type="string" office:string-value="Man Utd" calcext:value-type="string">
            <text:p>Man Utd</text:p>
          </table:table-cell>
          <table:table-cell/>
          <table:table-cell table:formula="of:=[Groups.B2]" office:value-type="string" office:string-value="PSV Eindhoven" calcext:value-type="string">
            <text:p>PSV Eindhoven</text:p>
          </table:table-cell>
          <table:table-cell table:number-columns-repeated="2"/>
          <table:table-cell table:formula="of:=IF(ISBLANK([Scores.B129]); 0; SUM(IF([Predictions.B129] = [Scores.B129];1;0); IF([Predictions.D129] = [Scores.D129];1;0)))" office:value-type="float" office:value="0" calcext:value-type="float">
            <text:p>0</text:p>
          </table:table-cell>
          <table:table-cell table:formula="of:=IF(ISBLANK([Scores.B129]); 0; IF(AND([Scores.B129] &gt; [Scores.D129]; [Predictions.B129] &gt; [Predictions.D129]); 3; IF(AND([Scores.B129] &lt; [Scores.D129]; [Predictions.B129] &lt; [Predictions.D129]); 3; IF(AND([Scores.B129] = [Scores.D129]; [Predictions.B129] = [Predictions.D12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30]); 0; SUM(IF([Predictions.B130] = [Scores.B130];1;0); IF([Predictions.D130] = [Scores.D130];1;0)))" office:value-type="float" office:value="0" calcext:value-type="float">
            <text:p>0</text:p>
          </table:table-cell>
          <table:table-cell table:formula="of:=IF(ISBLANK([Scores.B130]); 0; IF(AND([Scores.B130] &gt; [Scores.D130]; [Predictions.B130] &gt; [Predictions.D130]); 3; IF(AND([Scores.B130] &lt; [Scores.D130]; [Predictions.B130] &lt; [Predictions.D130]); 3; IF(AND([Scores.B130] = [Scores.D130]; [Predictions.B130] = [Predictions.D13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A5]" office:value-type="string" office:string-value="Malmo" calcext:value-type="string">
            <text:p>Malmo</text:p>
          </table:table-cell>
          <table:table-cell/>
          <table:table-cell table:formula="of:=[Groups.A2]" office:value-type="string" office:string-value="Paris Saint Germain" calcext:value-type="string">
            <text:p>Paris Saint Germain</text:p>
          </table:table-cell>
          <table:table-cell table:number-columns-repeated="2"/>
          <table:table-cell table:formula="of:=IF(ISBLANK([Scores.B131]); 0; SUM(IF([Predictions.B131] = [Scores.B131];1;0); IF([Predictions.D131] = [Scores.D131];1;0)))" office:value-type="float" office:value="0" calcext:value-type="float">
            <text:p>0</text:p>
          </table:table-cell>
          <table:table-cell table:formula="of:=IF(ISBLANK([Scores.B131]); 0; IF(AND([Scores.B131] &gt; [Scores.D131]; [Predictions.B131] &gt; [Predictions.D131]); 3; IF(AND([Scores.B131] &lt; [Scores.D131]; [Predictions.B131] &lt; [Predictions.D131]); 3; IF(AND([Scores.B131] = [Scores.D131]; [Predictions.B131] = [Predictions.D13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0" table:formula="of:=[Groups.A4]" office:value-type="string" office:string-value="Shakthar Donetsk" calcext:value-type="string">
            <text:p>Shakthar Donetsk</text:p>
          </table:table-cell>
          <table:table-cell table:style-name="ce10"/>
          <table:table-cell table:style-name="ce9" table:formula="of:=[Groups.A3]" office:value-type="string" office:string-value="Real Madrid" calcext:value-type="string">
            <text:p>Real Madrid</text:p>
          </table:table-cell>
          <table:table-cell table:style-name="ce10"/>
          <table:table-cell table:style-name="ce16"/>
          <table:table-cell table:formula="of:=IF(ISBLANK([Scores.B132]); 0; SUM(IF([Predictions.B132] = [Scores.B132];1;0); IF([Predictions.D132] = [Scores.D132];1;0)))" office:value-type="float" office:value="0" calcext:value-type="float">
            <text:p>0</text:p>
          </table:table-cell>
          <table:table-cell table:formula="of:=IF(ISBLANK([Scores.B132]); 0; IF(AND([Scores.B132] &gt; [Scores.D132]; [Predictions.B132] &gt; [Predictions.D132]); 3; IF(AND([Scores.B132] &lt; [Scores.D132]; [Predictions.B132] &lt; [Predictions.D132]); 3; IF(AND([Scores.B132] = [Scores.D132]; [Predictions.B132] = [Predictions.D132]); 3; 0))))" office:value-type="float" office:value="0" calcext:value-type="float">
            <text:p>0</text:p>
          </table:table-cell>
          <table:table-cell table:style-name="ce16" table:number-columns-repeated="107"/>
          <table:table-cell table:style-name="ce10" table:number-columns-repeated="910"/>
        </table:table-row>
        <table:table-row table:style-name="ro1">
          <table:table-cell table:number-columns-repeated="5"/>
          <table:table-cell table:formula="of:=IF(ISBLANK([Scores.B133]); 0; SUM(IF([Predictions.B133] = [Scores.B133];1;0); IF([Predictions.D133] = [Scores.D133];1;0)))" office:value-type="float" office:value="0" calcext:value-type="float">
            <text:p>0</text:p>
          </table:table-cell>
          <table:table-cell table:formula="of:=IF(ISBLANK([Scores.B133]); 0; IF(AND([Scores.B133] &gt; [Scores.D133]; [Predictions.B133] &gt; [Predictions.D133]); 3; IF(AND([Scores.B133] &lt; [Scores.D133]; [Predictions.B133] &lt; [Predictions.D133]); 3; IF(AND([Scores.B133] = [Scores.D133]; [Predictions.B133] = [Predictions.D13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9" table:formula="of:=[Groups.D2]" office:value-type="string" office:string-value="Juventus" calcext:value-type="string">
            <text:p>Juventus</text:p>
          </table:table-cell>
          <table:table-cell table:style-name="ce10"/>
          <table:table-cell table:style-name="ce9" table:formula="of:=[Groups.D3]" office:value-type="string" office:string-value="Man City" calcext:value-type="string">
            <text:p>Man City</text:p>
          </table:table-cell>
          <table:table-cell table:style-name="ce10"/>
          <table:table-cell table:style-name="ce16"/>
          <table:table-cell table:formula="of:=IF(ISBLANK([Scores.B134]); 0; SUM(IF([Predictions.B134] = [Scores.B134];1;0); IF([Predictions.D134] = [Scores.D134];1;0)))" office:value-type="float" office:value="0" calcext:value-type="float">
            <text:p>0</text:p>
          </table:table-cell>
          <table:table-cell table:formula="of:=IF(ISBLANK([Scores.B134]); 0; IF(AND([Scores.B134] &gt; [Scores.D134]; [Predictions.B134] &gt; [Predictions.D134]); 3; IF(AND([Scores.B134] &lt; [Scores.D134]; [Predictions.B134] &lt; [Predictions.D134]); 3; IF(AND([Scores.B134] = [Scores.D134]; [Predictions.B134] = [Predictions.D134]); 3; 0))))" office:value-type="float" office:value="0" calcext:value-type="float">
            <text:p>0</text:p>
          </table:table-cell>
          <table:table-cell table:style-name="ce16" table:number-columns-repeated="107"/>
          <table:table-cell table:style-name="ce10" table:number-columns-repeated="910"/>
        </table:table-row>
        <table:table-row table:style-name="ro1">
          <table:table-cell table:formula="of:=[Groups.D5]" office:value-type="string" office:string-value="Borussia Monchengladbach" calcext:value-type="string">
            <text:p>Borussia Monchengladbach</text:p>
          </table:table-cell>
          <table:table-cell/>
          <table:table-cell table:formula="of:=[Groups.D4]" office:value-type="string" office:string-value="Sevilla" calcext:value-type="string">
            <text:p>Sevilla</text:p>
          </table:table-cell>
          <table:table-cell table:number-columns-repeated="2"/>
          <table:table-cell table:formula="of:=IF(ISBLANK([Scores.B135]); 0; SUM(IF([Predictions.B135] = [Scores.B135];1;0); IF([Predictions.D135] = [Scores.D135];1;0)))" office:value-type="float" office:value="0" calcext:value-type="float">
            <text:p>0</text:p>
          </table:table-cell>
          <table:table-cell table:formula="of:=IF(ISBLANK([Scores.B135]); 0; IF(AND([Scores.B135] &gt; [Scores.D135]; [Predictions.B135] &gt; [Predictions.D135]); 3; IF(AND([Scores.B135] &lt; [Scores.D135]; [Predictions.B135] &lt; [Predictions.D135]); 3; IF(AND([Scores.B135] = [Scores.D135]; [Predictions.B135] = [Predictions.D13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36]); 0; SUM(IF([Predictions.B136] = [Scores.B136];1;0); IF([Predictions.D136] = [Scores.D136];1;0)))" office:value-type="float" office:value="0" calcext:value-type="float">
            <text:p>0</text:p>
          </table:table-cell>
          <table:table-cell table:formula="of:=IF(ISBLANK([Scores.B136]); 0; IF(AND([Scores.B136] &gt; [Scores.D136]; [Predictions.B136] &gt; [Predictions.D136]); 3; IF(AND([Scores.B136] &lt; [Scores.D136]; [Predictions.B136] &lt; [Predictions.D136]); 3; IF(AND([Scores.B136] = [Scores.D136]; [Predictions.B136] = [Predictions.D13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Week 6</text:p>
          </table:table-cell>
          <table:table-cell table:style-name="ce11" table:number-columns-repeated="3"/>
          <table:table-cell table:style-name="ce14"/>
          <table:table-cell table:formula="of:=IF(ISBLANK([Scores.B137]); 0; SUM(IF([Predictions.B137] = [Scores.B137];1;0); IF([Predictions.D137] = [Scores.D137];1;0)))" office:value-type="float" office:value="0" calcext:value-type="float">
            <text:p>0</text:p>
          </table:table-cell>
          <table:table-cell table:formula="of:=IF(ISBLANK([Scores.B137]); 0; IF(AND([Scores.B137] &gt; [Scores.D137]; [Predictions.B137] &gt; [Predictions.D137]); 3; IF(AND([Scores.B137] &lt; [Scores.D137]; [Predictions.B137] &lt; [Predictions.D137]); 3; IF(AND([Scores.B137] = [Scores.D137]; [Predictions.B137] = [Predictions.D137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1" table:number-columns-repeated="910"/>
        </table:table-row>
        <table:table-row table:style-name="ro3">
          <table:table-cell table:style-name="ce6" office:value-type="string" calcext:value-type="string">
            <text:p>Tuesday Dec 8<text:span text:style-name="T1">th</text:span></text:p>
          </table:table-cell>
          <table:table-cell table:style-name="ce12" table:number-columns-repeated="3"/>
          <table:table-cell table:style-name="ce14"/>
          <table:table-cell table:formula="of:=IF(ISBLANK([Scores.B138]); 0; SUM(IF([Predictions.B138] = [Scores.B138];1;0); IF([Predictions.D138] = [Scores.D138];1;0)))" office:value-type="float" office:value="0" calcext:value-type="float">
            <text:p>0</text:p>
          </table:table-cell>
          <table:table-cell table:formula="of:=IF(ISBLANK([Scores.B138]); 0; IF(AND([Scores.B138] &gt; [Scores.D138]; [Predictions.B138] &gt; [Predictions.D138]); 3; IF(AND([Scores.B138] &lt; [Scores.D138]; [Predictions.B138] &lt; [Predictions.D138]); 3; IF(AND([Scores.B138] = [Scores.D138]; [Predictions.B138] = [Predictions.D138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2" table:number-columns-repeated="910"/>
        </table:table-row>
        <table:table-row table:style-name="ro1">
          <table:table-cell table:formula="of:=[Groups.D3]" office:value-type="string" office:string-value="Man City" calcext:value-type="string">
            <text:p>Man City</text:p>
          </table:table-cell>
          <table:table-cell/>
          <table:table-cell table:style-name="ce7" table:formula="of:=[Groups.D5]" office:value-type="string" office:string-value="Borussia Monchengladbach" calcext:value-type="string">
            <text:p>Borussia Monchengladbach</text:p>
          </table:table-cell>
          <table:table-cell table:number-columns-repeated="2"/>
          <table:table-cell table:formula="of:=IF(ISBLANK([Scores.B139]); 0; SUM(IF([Predictions.B139] = [Scores.B139];1;0); IF([Predictions.D139] = [Scores.D139];1;0)))" office:value-type="float" office:value="0" calcext:value-type="float">
            <text:p>0</text:p>
          </table:table-cell>
          <table:table-cell table:formula="of:=IF(ISBLANK([Scores.B139]); 0; IF(AND([Scores.B139] &gt; [Scores.D139]; [Predictions.B139] &gt; [Predictions.D139]); 3; IF(AND([Scores.B139] &lt; [Scores.D139]; [Predictions.B139] &lt; [Predictions.D139]); 3; IF(AND([Scores.B139] = [Scores.D139]; [Predictions.B139] = [Predictions.D13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table:formula="of:=[Groups.D4]" office:value-type="string" office:string-value="Sevilla" calcext:value-type="string">
            <text:p>Sevilla</text:p>
          </table:table-cell>
          <table:table-cell/>
          <table:table-cell table:style-name="ce7" table:formula="of:=[Groups.D2]" office:value-type="string" office:string-value="Juventus" calcext:value-type="string">
            <text:p>Juventus</text:p>
          </table:table-cell>
          <table:table-cell table:number-columns-repeated="2"/>
          <table:table-cell table:formula="of:=IF(ISBLANK([Scores.B140]); 0; SUM(IF([Predictions.B140] = [Scores.B140];1;0); IF([Predictions.D140] = [Scores.D140];1;0)))" office:value-type="float" office:value="0" calcext:value-type="float">
            <text:p>0</text:p>
          </table:table-cell>
          <table:table-cell table:formula="of:=IF(ISBLANK([Scores.B140]); 0; IF(AND([Scores.B140] &gt; [Scores.D140]; [Predictions.B140] &gt; [Predictions.D140]); 3; IF(AND([Scores.B140] &lt; [Scores.D140]; [Predictions.B140] &lt; [Predictions.D140]); 3; IF(AND([Scores.B140] = [Scores.D140]; [Predictions.B140] = [Predictions.D14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41]); 0; SUM(IF([Predictions.B141] = [Scores.B141];1;0); IF([Predictions.D141] = [Scores.D141];1;0)))" office:value-type="float" office:value="0" calcext:value-type="float">
            <text:p>0</text:p>
          </table:table-cell>
          <table:table-cell table:formula="of:=IF(ISBLANK([Scores.B141]); 0; IF(AND([Scores.B141] &gt; [Scores.D141]; [Predictions.B141] &gt; [Predictions.D141]); 3; IF(AND([Scores.B141] &lt; [Scores.D141]; [Predictions.B141] &lt; [Predictions.D141]); 3; IF(AND([Scores.B141] = [Scores.D141]; [Predictions.B141] = [Predictions.D14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A3]" office:value-type="string" office:string-value="Real Madrid" calcext:value-type="string">
            <text:p>Real Madrid</text:p>
          </table:table-cell>
          <table:table-cell/>
          <table:table-cell table:formula="of:=[Groups.A5]" office:value-type="string" office:string-value="Malmo" calcext:value-type="string">
            <text:p>Malmo</text:p>
          </table:table-cell>
          <table:table-cell table:number-columns-repeated="2"/>
          <table:table-cell table:formula="of:=IF(ISBLANK([Scores.B142]); 0; SUM(IF([Predictions.B142] = [Scores.B142];1;0); IF([Predictions.D142] = [Scores.D142];1;0)))" office:value-type="float" office:value="0" calcext:value-type="float">
            <text:p>0</text:p>
          </table:table-cell>
          <table:table-cell table:formula="of:=IF(ISBLANK([Scores.B142]); 0; IF(AND([Scores.B142] &gt; [Scores.D142]; [Predictions.B142] &gt; [Predictions.D142]); 3; IF(AND([Scores.B142] &lt; [Scores.D142]; [Predictions.B142] &lt; [Predictions.D142]); 3; IF(AND([Scores.B142] = [Scores.D142]; [Predictions.B142] = [Predictions.D14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A2]" office:value-type="string" office:string-value="Paris Saint Germain" calcext:value-type="string">
            <text:p>Paris Saint Germain</text:p>
          </table:table-cell>
          <table:table-cell/>
          <table:table-cell table:formula="of:=[Groups.A4]" office:value-type="string" office:string-value="Shakthar Donetsk" calcext:value-type="string">
            <text:p>Shakthar Donetsk</text:p>
          </table:table-cell>
          <table:table-cell table:number-columns-repeated="2"/>
          <table:table-cell table:formula="of:=IF(ISBLANK([Scores.B143]); 0; SUM(IF([Predictions.B143] = [Scores.B143];1;0); IF([Predictions.D143] = [Scores.D143];1;0)))" office:value-type="float" office:value="0" calcext:value-type="float">
            <text:p>0</text:p>
          </table:table-cell>
          <table:table-cell table:formula="of:=IF(ISBLANK([Scores.B143]); 0; IF(AND([Scores.B143] &gt; [Scores.D143]; [Predictions.B143] &gt; [Predictions.D143]); 3; IF(AND([Scores.B143] &lt; [Scores.D143]; [Predictions.B143] &lt; [Predictions.D143]); 3; IF(AND([Scores.B143] = [Scores.D143]; [Predictions.B143] = [Predictions.D14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44]); 0; SUM(IF([Predictions.B144] = [Scores.B144];1;0); IF([Predictions.D144] = [Scores.D144];1;0)))" office:value-type="float" office:value="0" calcext:value-type="float">
            <text:p>0</text:p>
          </table:table-cell>
          <table:table-cell table:formula="of:=IF(ISBLANK([Scores.B144]); 0; IF(AND([Scores.B144] &gt; [Scores.D144]; [Predictions.B144] &gt; [Predictions.D144]); 3; IF(AND([Scores.B144] &lt; [Scores.D144]; [Predictions.B144] &lt; [Predictions.D144]); 3; IF(AND([Scores.B144] = [Scores.D144]; [Predictions.B144] = [Predictions.D14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C4]" office:value-type="string" office:string-value="Galatasary" calcext:value-type="string">
            <text:p>Galatasary</text:p>
          </table:table-cell>
          <table:table-cell/>
          <table:table-cell table:formula="of:=[Groups.C5]" office:value-type="string" office:string-value="FC Astana" calcext:value-type="string">
            <text:p>FC Astana</text:p>
          </table:table-cell>
          <table:table-cell table:number-columns-repeated="2"/>
          <table:table-cell table:formula="of:=IF(ISBLANK([Scores.B145]); 0; SUM(IF([Predictions.B145] = [Scores.B145];1;0); IF([Predictions.D145] = [Scores.D145];1;0)))" office:value-type="float" office:value="0" calcext:value-type="float">
            <text:p>0</text:p>
          </table:table-cell>
          <table:table-cell table:formula="of:=IF(ISBLANK([Scores.B145]); 0; IF(AND([Scores.B145] &gt; [Scores.D145]; [Predictions.B145] &gt; [Predictions.D145]); 3; IF(AND([Scores.B145] &lt; [Scores.D145]; [Predictions.B145] &lt; [Predictions.D145]); 3; IF(AND([Scores.B145] = [Scores.D145]; [Predictions.B145] = [Predictions.D14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C2]" office:value-type="string" office:string-value="Benfica" calcext:value-type="string">
            <text:p>Benfica</text:p>
          </table:table-cell>
          <table:table-cell/>
          <table:table-cell table:formula="of:=[Groups.C3]" office:value-type="string" office:string-value="Athletico Madrid" calcext:value-type="string">
            <text:p>Athletico Madrid</text:p>
          </table:table-cell>
          <table:table-cell table:number-columns-repeated="2"/>
          <table:table-cell table:formula="of:=IF(ISBLANK([Scores.B146]); 0; SUM(IF([Predictions.B146] = [Scores.B146];1;0); IF([Predictions.D146] = [Scores.D146];1;0)))" office:value-type="float" office:value="0" calcext:value-type="float">
            <text:p>0</text:p>
          </table:table-cell>
          <table:table-cell table:formula="of:=IF(ISBLANK([Scores.B146]); 0; IF(AND([Scores.B146] &gt; [Scores.D146]; [Predictions.B146] &gt; [Predictions.D146]); 3; IF(AND([Scores.B146] &lt; [Scores.D146]; [Predictions.B146] &lt; [Predictions.D146]); 3; IF(AND([Scores.B146] = [Scores.D146]; [Predictions.B146] = [Predictions.D14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47]); 0; SUM(IF([Predictions.B147] = [Scores.B147];1;0); IF([Predictions.D147] = [Scores.D147];1;0)))" office:value-type="float" office:value="0" calcext:value-type="float">
            <text:p>0</text:p>
          </table:table-cell>
          <table:table-cell table:formula="of:=IF(ISBLANK([Scores.B147]); 0; IF(AND([Scores.B147] &gt; [Scores.D147]; [Predictions.B147] &gt; [Predictions.D147]); 3; IF(AND([Scores.B147] &lt; [Scores.D147]; [Predictions.B147] &lt; [Predictions.D147]); 3; IF(AND([Scores.B147] = [Scores.D147]; [Predictions.B147] = [Predictions.D14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B2]" office:value-type="string" office:string-value="PSV Eindhoven" calcext:value-type="string">
            <text:p>PSV Eindhoven</text:p>
          </table:table-cell>
          <table:table-cell/>
          <table:table-cell table:formula="of:=[Groups.B4]" office:value-type="string" office:string-value="CSKA Moscow" calcext:value-type="string">
            <text:p>CSKA Moscow</text:p>
          </table:table-cell>
          <table:table-cell table:number-columns-repeated="2"/>
          <table:table-cell table:formula="of:=IF(ISBLANK([Scores.B148]); 0; SUM(IF([Predictions.B148] = [Scores.B148];1;0); IF([Predictions.D148] = [Scores.D148];1;0)))" office:value-type="float" office:value="0" calcext:value-type="float">
            <text:p>0</text:p>
          </table:table-cell>
          <table:table-cell table:formula="of:=IF(ISBLANK([Scores.B148]); 0; IF(AND([Scores.B148] &gt; [Scores.D148]; [Predictions.B148] &gt; [Predictions.D148]); 3; IF(AND([Scores.B148] &lt; [Scores.D148]; [Predictions.B148] &lt; [Predictions.D148]); 3; IF(AND([Scores.B148] = [Scores.D148]; [Predictions.B148] = [Predictions.D14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B5]" office:value-type="string" office:string-value="Wolfsburg" calcext:value-type="string">
            <text:p>Wolfsburg</text:p>
          </table:table-cell>
          <table:table-cell/>
          <table:table-cell table:formula="of:=[Groups.B3]" office:value-type="string" office:string-value="Man Utd" calcext:value-type="string">
            <text:p>Man Utd</text:p>
          </table:table-cell>
          <table:table-cell table:number-columns-repeated="2"/>
          <table:table-cell table:formula="of:=IF(ISBLANK([Scores.B149]); 0; SUM(IF([Predictions.B149] = [Scores.B149];1;0); IF([Predictions.D149] = [Scores.D149];1;0)))" office:value-type="float" office:value="0" calcext:value-type="float">
            <text:p>0</text:p>
          </table:table-cell>
          <table:table-cell table:formula="of:=IF(ISBLANK([Scores.B149]); 0; IF(AND([Scores.B149] &gt; [Scores.D149]; [Predictions.B149] &gt; [Predictions.D149]); 3; IF(AND([Scores.B149] &lt; [Scores.D149]; [Predictions.B149] &lt; [Predictions.D149]); 3; IF(AND([Scores.B149] = [Scores.D149]; [Predictions.B149] = [Predictions.D14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50]); 0; SUM(IF([Predictions.B150] = [Scores.B150];1;0); IF([Predictions.D150] = [Scores.D150];1;0)))" office:value-type="float" office:value="0" calcext:value-type="float">
            <text:p>0</text:p>
          </table:table-cell>
          <table:table-cell table:formula="of:=IF(ISBLANK([Scores.B150]); 0; IF(AND([Scores.B150] &gt; [Scores.D150]; [Predictions.B150] &gt; [Predictions.D150]); 3; IF(AND([Scores.B150] &lt; [Scores.D150]; [Predictions.B150] &lt; [Predictions.D150]); 3; IF(AND([Scores.B150] = [Scores.D150]; [Predictions.B150] = [Predictions.D15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Wednesday Dec 9<text:span text:style-name="T1">th</text:span></text:p>
          </table:table-cell>
          <table:table-cell table:style-name="ce12" table:number-columns-repeated="3"/>
          <table:table-cell table:style-name="ce14"/>
          <table:table-cell table:formula="of:=IF(ISBLANK([Scores.B151]); 0; SUM(IF([Predictions.B151] = [Scores.B151];1;0); IF([Predictions.D151] = [Scores.D151];1;0)))" office:value-type="float" office:value="0" calcext:value-type="float">
            <text:p>0</text:p>
          </table:table-cell>
          <table:table-cell table:formula="of:=IF(ISBLANK([Scores.B151]); 0; IF(AND([Scores.B151] &gt; [Scores.D151]; [Predictions.B151] &gt; [Predictions.D151]); 3; IF(AND([Scores.B151] &lt; [Scores.D151]; [Predictions.B151] &lt; [Predictions.D151]); 3; IF(AND([Scores.B151] = [Scores.D151]; [Predictions.B151] = [Predictions.D151]); 3; 0))))" office:value-type="float" office:value="0" calcext:value-type="float">
            <text:p>0</text:p>
          </table:table-cell>
          <table:table-cell table:style-name="ce14" table:number-columns-repeated="107"/>
          <table:table-cell table:style-name="ce12" table:number-columns-repeated="910"/>
        </table:table-row>
        <table:table-row table:style-name="ro1">
          <table:table-cell table:formula="of:=[Groups.F4]" office:value-type="string" office:string-value="Olympiakos" calcext:value-type="string">
            <text:p>Olympiakos</text:p>
          </table:table-cell>
          <table:table-cell/>
          <table:table-cell table:style-name="ce7" table:formula="of:=[Groups.F3]" office:value-type="string" office:string-value="Arsenal" calcext:value-type="string">
            <text:p>Arsenal</text:p>
          </table:table-cell>
          <table:table-cell table:number-columns-repeated="2"/>
          <table:table-cell table:formula="of:=IF(ISBLANK([Scores.B152]); 0; SUM(IF([Predictions.B152] = [Scores.B152];1;0); IF([Predictions.D152] = [Scores.D152];1;0)))" office:value-type="float" office:value="0" calcext:value-type="float">
            <text:p>0</text:p>
          </table:table-cell>
          <table:table-cell table:formula="of:=IF(ISBLANK([Scores.B152]); 0; IF(AND([Scores.B152] &gt; [Scores.D152]; [Predictions.B152] &gt; [Predictions.D152]); 3; IF(AND([Scores.B152] &lt; [Scores.D152]; [Predictions.B152] &lt; [Predictions.D152]); 3; IF(AND([Scores.B152] = [Scores.D152]; [Predictions.B152] = [Predictions.D15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table:formula="of:=[Groups.F5]" office:value-type="string" office:string-value="Dinamo Zagreb" calcext:value-type="string">
            <text:p>Dinamo Zagreb</text:p>
          </table:table-cell>
          <table:table-cell/>
          <table:table-cell table:style-name="ce7" table:formula="of:=[Groups.F2]" office:value-type="string" office:string-value="Bayern Munich" calcext:value-type="string">
            <text:p>Bayern Munich</text:p>
          </table:table-cell>
          <table:table-cell table:number-columns-repeated="2"/>
          <table:table-cell table:formula="of:=IF(ISBLANK([Scores.B153]); 0; SUM(IF([Predictions.B153] = [Scores.B153];1;0); IF([Predictions.D153] = [Scores.D153];1;0)))" office:value-type="float" office:value="0" calcext:value-type="float">
            <text:p>0</text:p>
          </table:table-cell>
          <table:table-cell table:formula="of:=IF(ISBLANK([Scores.B153]); 0; IF(AND([Scores.B153] &gt; [Scores.D153]; [Predictions.B153] &gt; [Predictions.D153]); 3; IF(AND([Scores.B153] &lt; [Scores.D153]; [Predictions.B153] &lt; [Predictions.D153]); 3; IF(AND([Scores.B153] = [Scores.D153]; [Predictions.B153] = [Predictions.D153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54]); 0; SUM(IF([Predictions.B154] = [Scores.B154];1;0); IF([Predictions.D154] = [Scores.D154];1;0)))" office:value-type="float" office:value="0" calcext:value-type="float">
            <text:p>0</text:p>
          </table:table-cell>
          <table:table-cell table:formula="of:=IF(ISBLANK([Scores.B154]); 0; IF(AND([Scores.B154] &gt; [Scores.D154]; [Predictions.B154] &gt; [Predictions.D154]); 3; IF(AND([Scores.B154] &lt; [Scores.D154]; [Predictions.B154] &lt; [Predictions.D154]); 3; IF(AND([Scores.B154] = [Scores.D154]; [Predictions.B154] = [Predictions.D154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E4]" office:value-type="string" office:string-value="Roma" calcext:value-type="string">
            <text:p>Roma</text:p>
          </table:table-cell>
          <table:table-cell/>
          <table:table-cell table:style-name="ce7" table:formula="of:=[Groups.E5]" office:value-type="string" office:string-value="BATE Borisov" calcext:value-type="string">
            <text:p>BATE Borisov</text:p>
          </table:table-cell>
          <table:table-cell table:number-columns-repeated="2"/>
          <table:table-cell table:formula="of:=IF(ISBLANK([Scores.B155]); 0; SUM(IF([Predictions.B155] = [Scores.B155];1;0); IF([Predictions.D155] = [Scores.D155];1;0)))" office:value-type="float" office:value="0" calcext:value-type="float">
            <text:p>0</text:p>
          </table:table-cell>
          <table:table-cell table:formula="of:=IF(ISBLANK([Scores.B155]); 0; IF(AND([Scores.B155] &gt; [Scores.D155]; [Predictions.B155] &gt; [Predictions.D155]); 3; IF(AND([Scores.B155] &lt; [Scores.D155]; [Predictions.B155] &lt; [Predictions.D155]); 3; IF(AND([Scores.B155] = [Scores.D155]; [Predictions.B155] = [Predictions.D155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E3]" office:value-type="string" office:string-value="Leverkusen" calcext:value-type="string">
            <text:p>Leverkusen</text:p>
          </table:table-cell>
          <table:table-cell/>
          <table:table-cell table:formula="of:=[Groups.E2]" office:value-type="string" office:string-value="Barcelona" calcext:value-type="string">
            <text:p>Barcelona</text:p>
          </table:table-cell>
          <table:table-cell table:number-columns-repeated="2"/>
          <table:table-cell table:formula="of:=IF(ISBLANK([Scores.B156]); 0; SUM(IF([Predictions.B156] = [Scores.B156];1;0); IF([Predictions.D156] = [Scores.D156];1;0)))" office:value-type="float" office:value="0" calcext:value-type="float">
            <text:p>0</text:p>
          </table:table-cell>
          <table:table-cell table:formula="of:=IF(ISBLANK([Scores.B156]); 0; IF(AND([Scores.B156] &gt; [Scores.D156]; [Predictions.B156] &gt; [Predictions.D156]); 3; IF(AND([Scores.B156] &lt; [Scores.D156]; [Predictions.B156] &lt; [Predictions.D156]); 3; IF(AND([Scores.B156] = [Scores.D156]; [Predictions.B156] = [Predictions.D156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57]); 0; SUM(IF([Predictions.B157] = [Scores.B157];1;0); IF([Predictions.D157] = [Scores.D157];1;0)))" office:value-type="float" office:value="0" calcext:value-type="float">
            <text:p>0</text:p>
          </table:table-cell>
          <table:table-cell table:formula="of:=IF(ISBLANK([Scores.B157]); 0; IF(AND([Scores.B157] &gt; [Scores.D157]; [Predictions.B157] &gt; [Predictions.D157]); 3; IF(AND([Scores.B157] &lt; [Scores.D157]; [Predictions.B157] &lt; [Predictions.D157]); 3; IF(AND([Scores.B157] = [Scores.D157]; [Predictions.B157] = [Predictions.D157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G4]" office:value-type="string" office:string-value="Dynamo Kiev" calcext:value-type="string">
            <text:p>Dynamo Kiev</text:p>
          </table:table-cell>
          <table:table-cell/>
          <table:table-cell table:formula="of:=[Groups.G5]" office:value-type="string" office:string-value="Macabi Tel Aviv" calcext:value-type="string">
            <text:p>Macabi Tel Aviv</text:p>
          </table:table-cell>
          <table:table-cell table:number-columns-repeated="2"/>
          <table:table-cell table:formula="of:=IF(ISBLANK([Scores.B158]); 0; SUM(IF([Predictions.B158] = [Scores.B158];1;0); IF([Predictions.D158] = [Scores.D158];1;0)))" office:value-type="float" office:value="0" calcext:value-type="float">
            <text:p>0</text:p>
          </table:table-cell>
          <table:table-cell table:formula="of:=IF(ISBLANK([Scores.B158]); 0; IF(AND([Scores.B158] &gt; [Scores.D158]; [Predictions.B158] &gt; [Predictions.D158]); 3; IF(AND([Scores.B158] &lt; [Scores.D158]; [Predictions.B158] &lt; [Predictions.D158]); 3; IF(AND([Scores.B158] = [Scores.D158]; [Predictions.B158] = [Predictions.D158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G2]" office:value-type="string" office:string-value="Chelsea" calcext:value-type="string">
            <text:p>Chelsea</text:p>
          </table:table-cell>
          <table:table-cell/>
          <table:table-cell table:style-name="ce7" table:formula="of:=[Groups.G3]" office:value-type="string" office:string-value="Porto" calcext:value-type="string">
            <text:p>Porto</text:p>
          </table:table-cell>
          <table:table-cell table:number-columns-repeated="2"/>
          <table:table-cell table:formula="of:=IF(ISBLANK([Scores.B159]); 0; SUM(IF([Predictions.B159] = [Scores.B159];1;0); IF([Predictions.D159] = [Scores.D159];1;0)))" office:value-type="float" office:value="0" calcext:value-type="float">
            <text:p>0</text:p>
          </table:table-cell>
          <table:table-cell table:formula="of:=IF(ISBLANK([Scores.B159]); 0; IF(AND([Scores.B159] &gt; [Scores.D159]; [Predictions.B159] &gt; [Predictions.D159]); 3; IF(AND([Scores.B159] &lt; [Scores.D159]; [Predictions.B159] &lt; [Predictions.D159]); 3; IF(AND([Scores.B159] = [Scores.D159]; [Predictions.B159] = [Predictions.D159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IF(ISBLANK([Scores.B160]); 0; SUM(IF([Predictions.B160] = [Scores.B160];1;0); IF([Predictions.D160] = [Scores.D160];1;0)))" office:value-type="float" office:value="0" calcext:value-type="float">
            <text:p>0</text:p>
          </table:table-cell>
          <table:table-cell table:formula="of:=IF(ISBLANK([Scores.B160]); 0; IF(AND([Scores.B160] &gt; [Scores.D160]; [Predictions.B160] &gt; [Predictions.D160]); 3; IF(AND([Scores.B160] &lt; [Scores.D160]; [Predictions.B160] &lt; [Predictions.D160]); 3; IF(AND([Scores.B160] = [Scores.D160]; [Predictions.B160] = [Predictions.D160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H3]" office:value-type="string" office:string-value="Valencia" calcext:value-type="string">
            <text:p>Valencia</text:p>
          </table:table-cell>
          <table:table-cell/>
          <table:table-cell table:formula="of:=[Groups.H4]" office:value-type="string" office:string-value="Lyon" calcext:value-type="string">
            <text:p>Lyon</text:p>
          </table:table-cell>
          <table:table-cell table:number-columns-repeated="2"/>
          <table:table-cell table:formula="of:=IF(ISBLANK([Scores.B161]); 0; SUM(IF([Predictions.B161] = [Scores.B161];1;0); IF([Predictions.D161] = [Scores.D161];1;0)))" office:value-type="float" office:value="0" calcext:value-type="float">
            <text:p>0</text:p>
          </table:table-cell>
          <table:table-cell table:formula="of:=IF(ISBLANK([Scores.B161]); 0; IF(AND([Scores.B161] &gt; [Scores.D161]; [Predictions.B161] &gt; [Predictions.D161]); 3; IF(AND([Scores.B161] &lt; [Scores.D161]; [Predictions.B161] &lt; [Predictions.D161]); 3; IF(AND([Scores.B161] = [Scores.D161]; [Predictions.B161] = [Predictions.D161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Groups.H5]" office:value-type="string" office:string-value="Gent" calcext:value-type="string">
            <text:p>Gent</text:p>
          </table:table-cell>
          <table:table-cell/>
          <table:table-cell table:formula="of:=[Groups.H2]" office:value-type="string" office:string-value="Zenit St Petersburg" calcext:value-type="string">
            <text:p>Zenit St Petersburg</text:p>
          </table:table-cell>
          <table:table-cell table:number-columns-repeated="2"/>
          <table:table-cell table:formula="of:=IF(ISBLANK([Scores.B162]); 0; SUM(IF([Predictions.B162] = [Scores.B162];1;0); IF([Predictions.D162] = [Scores.D162];1;0)))" office:value-type="float" office:value="0" calcext:value-type="float">
            <text:p>0</text:p>
          </table:table-cell>
          <table:table-cell table:formula="of:=IF(ISBLANK([Scores.B162]); 0; IF(AND([Scores.B162] &gt; [Scores.D162]; [Predictions.B162] &gt; [Predictions.D162]); 3; IF(AND([Scores.B162] &lt; [Scores.D162]; [Predictions.B162] &lt; [Predictions.D162]); 3; IF(AND([Scores.B162] = [Scores.D162]; [Predictions.B162] = [Predictions.D162]); 3; 0)))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 style:data-style-name="N2" text:time-value="20:39:03.191636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20:59:23.934470905</meta:creation-date>
    <dc:date>2015-09-15T21:49:57.852706331</dc:date>
    <meta:editing-duration>PT30M44S</meta:editing-duration>
    <meta:editing-cycles>4</meta:editing-cycles>
    <meta:generator>LibreOffice/4.2.8.2$Linux_X86_64 LibreOffice_project/420m0$Build-2</meta:generator>
    <meta:document-statistic meta:table-count="4" meta:cell-count="801" meta:object-count="0"/>
  </office:meta>
</office:document-meta>
</file>